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5f_20_5f_1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Contents_5f_20_5f_2">
      <style:paragraph-properties>
        <style:tab-stops>
          <style:tab-stop style:position="16.999cm" style:type="right"/>
        </style:tab-stops>
      </style:paragraph-properties>
    </style:style>
    <style:style style:name="P3" style:family="paragraph" style:parent-style-name="Heading1Custom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geBreakOnly"/>
      <text:table-of-content text:style-name="Sect1" text:name="Table of Contents1">
        <text:table-of-content-source text:outline-level="2">
          <text:index-title-template text:style-name="Contents_5f_20_5f_Heading">Содержание</text:index-title-template>
          <text:table-of-content-entry-template text:outline-level="1" text:style-name="Contents_5f_20_5f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5f_20_5f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5f_20_5f_Heading">Содержание</text:p>
          </text:index-title>
          <text:p text:style-name="P1">Перечень сокращений и обозначений<text:tab/>10</text:p>
          <text:p text:style-name="P1">Введение<text:tab/>11</text:p>
          <text:p text:style-name="P1">1. Анализ предметной области<text:tab/>14</text:p>
          <text:p text:style-name="P2">1.1 Общая характеристика предметной области<text:tab/>14</text:p>
          <text:p text:style-name="P2">1.2 Участники процесса<text:tab/>14</text:p>
          <text:p text:style-name="P2">1.3 Проблемы традиционного подхода<text:tab/>15</text:p>
          <text:p text:style-name="P2">1.4 Необходимость автоматизации<text:tab/>15</text:p>
          <text:p text:style-name="P1">2. Постановка задачи<text:tab/>17</text:p>
          <text:p text:style-name="P2">2.1 Цель разработки<text:tab/>17</text:p>
          <text:p text:style-name="P2">2.2 Функциональные требования<text:tab/>17</text:p>
          <text:p text:style-name="P2">2.3 Нефункциональные требования<text:tab/>18</text:p>
          <text:p text:style-name="P2">2.4 Ограничения текущей версии<text:tab/>18</text:p>
          <text:p text:style-name="P1">3. Обоснование выбора технологий<text:tab/>19</text:p>
          <text:p text:style-name="P2">3.1 Язык программирования PHP<text:tab/>19</text:p>
          <text:p text:style-name="P2">3.2 Framework Laravel<text:tab/>19</text:p>
          <text:p text:style-name="P2">3.3 Система управления базами данных MySQL<text:tab/>19</text:p>
          <text:p text:style-name="P2">3.4 Composer<text:tab/>20</text:p>
          <text:p text:style-name="P2">3.5 Blade<text:tab/>20</text:p>
          <text:p text:style-name="P2">3.6 Git и GitHub<text:tab/>20</text:p>
          <text:p text:style-name="P1">4. Анализ архитектуры проекта<text:tab/>22</text:p>
          <text:p text:style-name="P2">4.1 Архитектурный стиль<text:tab/>22</text:p>
          <text:p text:style-name="P2">4.2 Структура каталогов<text:tab/>22</text:p>
          <text:p text:style-name="P2">4.3 Маршрутизация<text:tab/>22</text:p>
          <text:p text:style-name="P2">4.4 Контроллеры<text:tab/>23</text:p>
          <text:p text:style-name="P2">4.5 Модели<text:tab/>24</text:p>
          <text:p text:style-name="P2">4.6 Представления<text:tab/>24</text:p>
          <text:p text:style-name="P2">4.7 Диаграмма 1. Общая архитектура web-приложения<text:tab/>25</text:p>
          <text:p text:style-name="P2">4.8 Диаграмма 2. Внутренняя MVC-структура проекта<text:tab/>25</text:p>
          <text:p text:style-name="P2"><text:soft-page-break/>4.9 Диаграмма 3. Жизненный цикл заявки в системе<text:tab/>26</text:p>
          <text:p text:style-name="P1">5. Проектирование базы данных<text:tab/>28</text:p>
          <text:p text:style-name="P2">5.1 Общие принципы проектирования<text:tab/>28</text:p>
          <text:p text:style-name="P2">5.2 Таблица пользователей users<text:tab/>28</text:p>
          <text:p text:style-name="P2">5.3 Таблица заявок tickets<text:tab/>28</text:p>
          <text:p text:style-name="P2">5.4 Таблица сессий sessions<text:tab/>29</text:p>
          <text:p text:style-name="P2">5.5 Связи между таблицами<text:tab/>29</text:p>
          <text:p text:style-name="P2">5.6 Направления расширения базы данных<text:tab/>29</text:p>
          <text:p text:style-name="P1">6. Реализация аутентификации и управления доступом<text:tab/>31</text:p>
          <text:p text:style-name="P2">6.1 Общая схема входа<text:tab/>31</text:p>
          <text:p text:style-name="P2">6.2 Использование middleware<text:tab/>31</text:p>
          <text:p text:style-name="P2">6.3 Значение модели User<text:tab/>31</text:p>
          <text:p text:style-name="P2">6.4 Реализованная ролевая модель<text:tab/>31</text:p>
          <text:p text:style-name="P1">7. Реализация работы с заявками<text:tab/>33</text:p>
          <text:p text:style-name="P2">7.1 Просмотр списка заявок<text:tab/>33</text:p>
          <text:p text:style-name="P2">7.2 Создание заявки<text:tab/>33</text:p>
          <text:p text:style-name="P2">7.3 Валидация данных<text:tab/>34</text:p>
          <text:p text:style-name="P2">7.4 Жизненный цикл заявки в текущей версии<text:tab/>34</text:p>
          <text:p text:style-name="P2">7.5 Дальнейшее расширение функционала заявок<text:tab/>34</text:p>
          <text:p text:style-name="P1">8. Реализация пользовательского интерфейса<text:tab/>36</text:p>
          <text:p text:style-name="P2">8.1 Требования к интерфейсу<text:tab/>36</text:p>
          <text:p text:style-name="P2">8.2 Страница входа<text:tab/>36</text:p>
          <text:p text:style-name="P2">8.3 Страница списка заявок<text:tab/>36</text:p>
          <text:p text:style-name="P2">8.4 Страница создания заявки<text:tab/>36</text:p>
          <text:p text:style-name="P2">8.5 Значение layout-шаблона<text:tab/>37</text:p>
          <text:p text:style-name="P2">8.6 Адаптивность и демонстрационный характер<text:tab/>37</text:p>
          <text:p text:style-name="P1">9. Безопасность и защита данных<text:tab/>38</text:p>
          <text:p text:style-name="P2">9.1 Общие требования безопасности<text:tab/>38</text:p>
          <text:p text:style-name="P2">9.2 Хеширование паролей<text:tab/>38</text:p>
          <text:p text:style-name="P2"><text:soft-page-break/>9.3 CSRF-защита<text:tab/>38</text:p>
          <text:p text:style-name="P2">9.4 Валидация как элемент безопасности<text:tab/>38</text:p>
          <text:p text:style-name="P2">9.5 Ограничение доступа<text:tab/>38</text:p>
          <text:p text:style-name="P2">9.6 Работа с конфиденциальными параметрами<text:tab/>39</text:p>
          <text:p text:style-name="P2">9.7 Перспективные меры усиления безопасности<text:tab/>39</text:p>
          <text:p text:style-name="P1">10. Качество кода и надежность решения<text:tab/>40</text:p>
          <text:p text:style-name="P2">10.1 Требования к качеству<text:tab/>40</text:p>
          <text:p text:style-name="P2">10.2 Использование стандартов Laravel<text:tab/>40</text:p>
          <text:p text:style-name="P2">10.3 Проверка запуска<text:tab/>40</text:p>
          <text:p text:style-name="P2">10.4 Значение документации<text:tab/>40</text:p>
          <text:p text:style-name="P1">11. Методика тестирования<text:tab/>42</text:p>
          <text:p text:style-name="P2">11.1 Цель тестирования<text:tab/>42</text:p>
          <text:p text:style-name="P2">11.2 Проверяемые сценарии<text:tab/>42</text:p>
          <text:p text:style-name="P2">11.3 Ручное тестирование<text:tab/>42</text:p>
          <text:p text:style-name="P2">11.4 Автоматизация тестирования<text:tab/>43</text:p>
          <text:p text:style-name="P2">11.5 Возможные риски при эксплуатации<text:tab/>43</text:p>
          <text:p text:style-name="P1">12. Экономическая и организационная эффективность<text:tab/>44</text:p>
          <text:p text:style-name="P2">12.1 Организационный эффект<text:tab/>44</text:p>
          <text:p text:style-name="P2">12.2 Экономический эффект<text:tab/>44</text:p>
          <text:p text:style-name="P2">12.3 Эффект для пользователей<text:tab/>44</text:p>
          <text:p text:style-name="P2">12.4 Эффект для администрации<text:tab/>44</text:p>
          <text:p text:style-name="P1">13. Перспективы развития проекта<text:tab/>46</text:p>
          <text:p text:style-name="P2">13.1 Функциональное развитие<text:tab/>46</text:p>
          <text:p text:style-name="P2">13.2 Архитектурное развитие<text:tab/>46</text:p>
          <text:p text:style-name="P2">13.3 Интеграционное развитие<text:tab/>46</text:p>
          <text:p text:style-name="P2">13.4 Эксплуатационное развитие<text:tab/>46</text:p>
          <text:p text:style-name="P1">14. Инструкция по локальному развертыванию<text:tab/>48</text:p>
          <text:p text:style-name="P2">14.1 Предварительные требования<text:tab/>48</text:p>
          <text:p text:style-name="P2">14.2 Общая последовательность развертывания<text:tab/>48</text:p>
          <text:p text:style-name="P2"><text:soft-page-break/>14.3 Подготовка тестовых учетных записей<text:tab/>48</text:p>
          <text:p text:style-name="P2">14.4 Проверка результата<text:tab/>49</text:p>
          <text:p text:style-name="P1">15. Соответствие текущей реализации плану<text:tab/>50</text:p>
          <text:p text:style-name="P1">16. Заключение<text:tab/>51</text:p>
          <text:p text:style-name="P1">17. Формализация пользовательских сценариев<text:tab/>53</text:p>
          <text:p text:style-name="P2">17.1 Сценарий «Вход в систему»<text:tab/>53</text:p>
          <text:p text:style-name="P2">17.2 Сценарий «Просмотр списка заявок»<text:tab/>53</text:p>
          <text:p text:style-name="P2">17.3 Сценарий «Создание заявки»<text:tab/>54</text:p>
          <text:p text:style-name="P2">17.4 Сценарий «Выход из системы»<text:tab/>55</text:p>
          <text:p text:style-name="P2">17.5 Значение формализации сценариев<text:tab/>55</text:p>
          <text:p text:style-name="P1">18. Описание алгоритмов работы системы<text:tab/>56</text:p>
          <text:p text:style-name="P2">18.1 Алгоритм аутентификации пользователя<text:tab/>56</text:p>
          <text:p text:style-name="P2">18.2 Алгоритм создания заявки<text:tab/>56</text:p>
          <text:p text:style-name="P2">18.3 Алгоритм ограничения доступа<text:tab/>56</text:p>
          <text:p text:style-name="P2">18.4 Алгоритм обработки ошибок валидации<text:tab/>57</text:p>
          <text:p text:style-name="P2">18.5 Алгоритм отображения списка<text:tab/>57</text:p>
          <text:p text:style-name="P1">19. Подробный анализ структуры данных<text:tab/>59</text:p>
          <text:p text:style-name="P2">19.1 Нормализация данных<text:tab/>59</text:p>
          <text:p text:style-name="P2">19.2 Обоснование выбора перечислимых полей<text:tab/>59</text:p>
          <text:p text:style-name="P2">19.3 Индексация и производительность<text:tab/>59</text:p>
          <text:p text:style-name="P2">19.4 Внешние ключи и целостность<text:tab/>60</text:p>
          <text:p text:style-name="P2">19.5 Направления усложнения модели<text:tab/>60</text:p>
          <text:p text:style-name="P1">20. Подробный анализ интерфейса и UX-решений<text:tab/>62</text:p>
          <text:p text:style-name="P2">20.1 Почему внешний вид важен даже в учебном проекте<text:tab/>62</text:p>
          <text:p text:style-name="P2">20.2 Общий layout как точка сборки интерфейса<text:tab/>62</text:p>
          <text:p text:style-name="P2">20.3 Логика страницы входа<text:tab/>62</text:p>
          <text:p text:style-name="P2">20.4 Логика списка заявок<text:tab/>63</text:p>
          <text:p text:style-name="P2">20.5 Логика формы создания заявки<text:tab/>63</text:p>
          <text:p text:style-name="P2">20.6 Цветовая и композиционная логика<text:tab/>64</text:p>
          <text:p text:style-name="P2"><text:soft-page-break/>20.7 Адаптация под разные экраны<text:tab/>64</text:p>
          <text:p text:style-name="P1">21. Организация разработки и этапность выполнения<text:tab/>65</text:p>
          <text:p text:style-name="P2">21.1 Подготовительный этап<text:tab/>65</text:p>
          <text:p text:style-name="P2">21.2 Этап технического каркаса<text:tab/>65</text:p>
          <text:p text:style-name="P2">21.3 Этап функциональной сборки<text:tab/>65</text:p>
          <text:p text:style-name="P2">21.4 Этап приведения к демонстрационному виду<text:tab/>66</text:p>
          <text:p text:style-name="P2">21.5 Будущие этапы<text:tab/>66</text:p>
          <text:p text:style-name="P1">22. Оценка рисков проекта и меры снижения рисков<text:tab/>67</text:p>
          <text:p text:style-name="P2">22.1 Технические риски<text:tab/>67</text:p>
          <text:p text:style-name="P2">22.2 Организационные риски<text:tab/>67</text:p>
          <text:p text:style-name="P2">22.3 Эксплуатационные риски<text:tab/>67</text:p>
          <text:p text:style-name="P2">22.4 Риск «проект выглядит незавершенным»<text:tab/>68</text:p>
          <text:p text:style-name="P1">23. Возможности масштабирования и перехода к промышленной версии<text:tab/>69</text:p>
          <text:p text:style-name="P2">23.1 Масштабирование по функциональности<text:tab/>69</text:p>
          <text:p text:style-name="P2">23.2 Масштабирование по числу пользователей<text:tab/>69</text:p>
          <text:p text:style-name="P2">23.3 Масштабирование по инфраструктуре<text:tab/>69</text:p>
          <text:p text:style-name="P2">23.4 Переход к API-first модели<text:tab/>70</text:p>
          <text:p text:style-name="P2">23.5 Значение текущего этапа для будущего роста<text:tab/>70</text:p>
          <text:p text:style-name="P1">24. Методические рекомендации по подготовке печатной версии работы<text:tab/>71</text:p>
          <text:p text:style-name="P2">24.1 Почему объем в страницах не равен объему в Markdown<text:tab/>71</text:p>
          <text:p text:style-name="P2">24.2 Что нужно добавить для достижения большого печатного объема<text:tab/>71</text:p>
          <text:p text:style-name="P2">24.3 Чем можно дополнить уже подготовленный материал<text:tab/>72</text:p>
          <text:p text:style-name="P2">24.4 Методика превращения текущей версии в дипломный или курсовой формат<text:tab/>72</text:p>
          <text:p text:style-name="P1">25. Дополнительные аналитические материалы<text:tab/>74</text:p>
          <text:p text:style-name="P2">25.1 Сравнение ручного и автоматизированного учета заявок<text:tab/>74</text:p>
          <text:p text:style-name="P2">25.2 Сравнение проекта с общим классом helpdesk-систем<text:tab/>74</text:p>
          <text:p text:style-name="P2">25.3 Педагогическая ценность проекта<text:tab/>74</text:p>
          <text:p text:style-name="P2">25.4 Практическая ценность для организации<text:tab/>75</text:p>
          <text:p text:style-name="P1"><text:soft-page-break/>26. Организационно-экономическое обоснование<text:tab/>76</text:p>
          <text:p text:style-name="P2">26.1 Назначение раздела<text:tab/>76</text:p>
          <text:p text:style-name="P2">26.2 Организация выполнения работ<text:tab/>76</text:p>
          <text:p text:style-name="P2">26.3 Трудоемкость работ<text:tab/>77</text:p>
          <text:p text:style-name="P2">26.4 Ресурсы, необходимые для разработки<text:tab/>77</text:p>
          <text:p text:style-name="P2">26.5 Практический экономический эффект<text:tab/>77</text:p>
          <text:p text:style-name="P2">26.6 Организационная эффективность<text:tab/>78</text:p>
          <text:p text:style-name="P2">26.7 Перспективы экономического развития решения<text:tab/>78</text:p>
          <text:p text:style-name="P1">27. Мероприятия по информационной безопасности, охране труда и экологическим аспектам<text:tab/>80</text:p>
          <text:p text:style-name="P2">27.1 Значение раздела<text:tab/>80</text:p>
          <text:p text:style-name="P2">27.2 Информационная безопасность системы<text:tab/>80</text:p>
          <text:p text:style-name="P2">27.3 Защита персональных и служебных данных<text:tab/>80</text:p>
          <text:p text:style-name="P2">27.4 Требования к организации рабочего места разработчика<text:tab/>81</text:p>
          <text:p text:style-name="P2">27.5 Электробезопасность<text:tab/>81</text:p>
          <text:p text:style-name="P2">27.6 Пожарная безопасность<text:tab/>82</text:p>
          <text:p text:style-name="P2">27.7 Экологические аспекты<text:tab/>82</text:p>
          <text:p text:style-name="P2">27.8 Вывод по разделу<text:tab/>82</text:p>
          <text:p text:style-name="P1">28. Материалы для итоговой демонстрации и защиты<text:tab/>84</text:p>
          <text:p text:style-name="P2">28.1 Общая логика подготовки к защите<text:tab/>84</text:p>
          <text:p text:style-name="P2">28.2 Что следует показать на демонстрации<text:tab/>84</text:p>
          <text:p text:style-name="P2">28.3 Рекомендуемая последовательность выступления<text:tab/>84</text:p>
          <text:p text:style-name="P2">28.4 Подготовка демонстрационных данных<text:tab/>85</text:p>
          <text:p text:style-name="P2">28.5 Вопросы, к которым стоит быть готовым<text:tab/>85</text:p>
          <text:p text:style-name="P2">28.6 Итоговое значение демонстрационной подготовки<text:tab/>85</text:p>
          <text:p text:style-name="P1">Библиография<text:tab/>87</text:p>
          <text:p text:style-name="P1">Приложение А. Структура проекта<text:tab/>88</text:p>
          <text:p text:style-name="P1">Приложение Б. Основные сценарии использования<text:tab/>89</text:p>
        </text:index-body>
      </text:table-of-content>
      <text:p text:style-name="PageBreakOnly"/>
      <text:h text:style-name="CenteredHeading1Custom" text:outline-level="1"><text:bookmark-start text:name="__RefHeading___Toc7943_854979257"/>Введение<text:bookmark-end text:name="__RefHeading___Toc7943_854979257"/></text:h>
      <text:p text:style-name="Standard"/>
      <text:p text:style-name="BodyText">В современных организациях, в том числе в образовательных учреждениях, информационные технологии играют критически важную роль в обеспечении повседневной деятельности. Рабочие места сотрудников, учебные кабинеты, сетевое оборудование, системы печати, специализированное программное обеспечение и внутренние цифровые сервисы требуют регулярного сопровождения. Любые сбои в их работе напрямую отражаются на качестве учебного процесса, оперативности административной деятельности и общем уровне организации труда.</text:p>
      <text:p text:style-name="Standard"/>
      <text:p text:style-name="BodyText">На практике обработка обращений часто осуществляется в неформальном виде: по телефону, через личные сообщения, мессенджеры, устные обращения или отдельные текстовые заметки. Такой подход может быть удобен на начальном этапе, однако при увеличении количества обращений он приводит к системным недостаткам. В частности, заявки начинают теряться, дублироваться или обрабатываться без прозрачной фиксации. Пользователь не понимает, кто отвечает за решение его проблемы и на каком этапе находится обращение. Руководитель, в свою очередь, не получает объективной картины загрузки исполнителей и не может быстро оценить эффективность обработки запросов.</text:p>
      <text:p text:style-name="Standard"/>
      <text:p text:style-name="BodyText">Одним из способов устранения перечисленных проблем является внедрение информационной системы управления заявками. Такая система должна обеспечивать единое место регистрации обращений, хранение данных о пользователях и заявках, контроль текущего статуса, защиту информации, а также удобный интерфейс для взаимодействия с системой. В качестве технологической основы для реализации подобного решения целесообразно использовать современный web-framework Laravel, который предоставляет развитые средства маршрутизации, работы с базами данных, управления сессиями, валидации, шаблонизации и защиты приложения.</text:p>
      <text:p text:style-name="Standard"/>
      <text:p text:style-name="BodyText"><text:soft-page-break/>Актуальность темы обусловлена необходимостью автоматизации внутренних процессов технической поддержки и документооборота заявок в учебной организации. Разработка даже базовой версии такой системы позволяет формализовать обращения пользователей, упорядочить действия исполнителей, повысить контролируемость процессов и сформировать основу для дальнейшего развития продукта.</text:p>
      <text:p text:style-name="Standard"/>
      <text:p text:style-name="BodyText">Целью настоящего проекта является разработка серверной части и базового web-интерфейса информационной системы управления заявками для системного администратора. Для достижения поставленной цели требуется решить ряд практических и исследовательских задач.</text:p>
      <text:p text:style-name="Standard"/>
      <text:p text:style-name="BodyText">К основным задачам проекта относятся:</text:p>
      <text:p text:style-name="BulletText">- анализ предметной области и выявление потребностей пользователей;</text:p>
      <text:p text:style-name="BulletText">- формулирование функциональных и нефункциональных требований к системе;</text:p>
      <text:p text:style-name="BulletText">- выбор технологического стека;</text:p>
      <text:p text:style-name="BulletText">- проектирование структуры базы данных;</text:p>
      <text:p text:style-name="BulletText">- реализация серверной логики на Laravel;</text:p>
      <text:p text:style-name="BulletText">- реализация базовых web-сценариев работы пользователя;</text:p>
      <text:p text:style-name="BulletText">- обеспечение валидации и базовой защиты данных;</text:p>
      <text:p text:style-name="BulletText">- подготовка документации, пригодной для демонстрации и сопровождения проекта.</text:p>
      <text:p text:style-name="Standard"/>
      <text:p text:style-name="BodyText">Практическая значимость работы заключается в том, что полученный результат может быть использован как основа для реального внутреннего сервиса обработки заявок. Кроме того, проект демонстрирует применение современных средств web-разработки к решению типовой организационной задачи и может служить хорошим учебным примером проектирования прикладной информационной системы.</text:p>
      <text:p text:style-name="Standard"/>
      <text:p text:style-name="Standard"><text:soft-page-break/></text:p>
      <text:p text:style-name="Standard"/>
      <text:h text:style-name="Heading1Custom" text:outline-level="1"><text:bookmark-start text:name="__RefHeading___Toc7945_854979257"/>1. Анализ предметной области<text:bookmark-end text:name="__RefHeading___Toc7945_854979257"/></text:h>
      <text:p text:style-name="Standard"/>
      <text:h text:style-name="Heading2Custom" text:outline-level="2"><text:bookmark-start text:name="__RefHeading___Toc7947_854979257"/>1.1 Общая характеристика предметной области<text:bookmark-end text:name="__RefHeading___Toc7947_854979257"/></text:h>
      <text:p text:style-name="Standard"/>
      <text:p text:style-name="BodyText">В любой организации, использующей компьютерную технику и сетевые сервисы, возникает постоянная потребность в технической поддержке. В образовательной организации эта потребность выражается особенно ярко, поскольку цифровая инфраструктура задействована как в административной, так и в учебной деятельности. К числу типовых ситуаций относятся:</text:p>
      <text:p text:style-name="BulletText">- неисправности печатной техники;</text:p>
      <text:p text:style-name="BulletText">- отсутствие доступа к локальной сети или интернету;</text:p>
      <text:p text:style-name="BulletText">- сбои при запуске программ;</text:p>
      <text:p text:style-name="BulletText">- проблемы с учетными записями;</text:p>
      <text:p text:style-name="BulletText">- некорректная работа периферийных устройств;</text:p>
      <text:p text:style-name="BulletText">- необходимость установки или обновления программного обеспечения;</text:p>
      <text:p text:style-name="BulletText">- организационные заявки, связанные с подготовкой кабинетов и оборудования.</text:p>
      <text:p text:style-name="Standard"/>
      <text:p text:style-name="BodyText">Если такие обращения не фиксируются в централизованной системе, организация начинает сталкиваться с управленческими и техническими потерями. Проблемы проявляются в отсутствии истории работ, невозможности оценить сроки исполнения, сложности распределения ответственности, а также в росте числа повторных обращений по одним и тем же вопросам.</text:p>
      <text:p text:style-name="Standard"/>
      <text:p text:style-name="BodyText">Таким образом, предметная область включает процессы подачи заявок, их учета, распределения, обработки, контроля статусов и хранения информации о пользователях и выполненных действиях.</text:p>
      <text:p text:style-name="Standard"/>
      <text:h text:style-name="Heading2Custom" text:outline-level="2"><text:bookmark-start text:name="__RefHeading___Toc7949_854979257"/>1.2 Участники процесса<text:bookmark-end text:name="__RefHeading___Toc7949_854979257"/></text:h>
      <text:p text:style-name="Standard"/>
      <text:p text:style-name="BodyText">В рамках разрабатываемой системы можно выделить несколько категорий участников.</text:p>
      <text:p text:style-name="Standard"><text:soft-page-break/></text:p>
      <text:p text:style-name="BodyText">Пользователь формирует заявку, указывает тему обращения и описание проблемы, а в дальнейшем отслеживает результат. Пользователем может быть сотрудник организации, преподаватель, специалист подразделения или другой внутренний участник процесса.</text:p>
      <text:p text:style-name="Standard"/>
      <text:p text:style-name="BodyText">Системный администратор или иной исполнитель анализирует поступившую заявку, принимает ее в работу, проводит необходимые действия по устранению неисправности или удовлетворению запроса, а затем фиксирует результат.</text:p>
      <text:p text:style-name="Standard"/>
      <text:p text:style-name="BodyText">Руководитель или диспетчер контролирует поток заявок, наблюдает за нагрузкой, при необходимости перераспределяет работы и оценивает эффективность обработки обращений.</text:p>
      <text:p text:style-name="Standard"/>
      <text:h text:style-name="Heading2Custom" text:outline-level="2"><text:bookmark-start text:name="__RefHeading___Toc7951_854979257"/>1.3 Проблемы традиционного подхода<text:bookmark-end text:name="__RefHeading___Toc7951_854979257"/></text:h>
      <text:p text:style-name="Standard"/>
      <text:p text:style-name="BodyText">При отсутствии специализированной системы учет заявок часто ведется хаотично. Это приводит к следующим недостаткам:</text:p>
      <text:p text:style-name="BulletText">- заявки поступают по разным каналам и теряются;</text:p>
      <text:p text:style-name="BulletText">- нет единого журнала регистрации обращений;</text:p>
      <text:p text:style-name="BulletText">- невозможно быстро определить ответственного исполнителя;</text:p>
      <text:p text:style-name="BulletText">- пользователь не видит статус выполнения;</text:p>
      <text:p text:style-name="BulletText">- руководитель не получает отчетов по срокам и количеству заявок;</text:p>
      <text:p text:style-name="BulletText">- сложно выявлять типовые повторяющиеся проблемы;</text:p>
      <text:p text:style-name="BulletText">- отсутствует база для анализа качества обслуживания.</text:p>
      <text:p text:style-name="Standard"/>
      <text:h text:style-name="Heading2Custom" text:outline-level="2"><text:bookmark-start text:name="__RefHeading___Toc7953_854979257"/>1.4 Необходимость автоматизации<text:bookmark-end text:name="__RefHeading___Toc7953_854979257"/></text:h>
      <text:p text:style-name="Standard"/>
      <text:p text:style-name="BodyText">Автоматизация позволяет решить указанные проблемы за счет введения формализованных процедур:</text:p>
      <text:p text:style-name="BulletText">- каждая заявка получает запись в базе данных;</text:p>
      <text:p text:style-name="BulletText"><text:soft-page-break/>- можно отследить автора, статус, время создания и обновления;</text:p>
      <text:p text:style-name="BulletText">- появляется возможность структурировать работу по приоритетам;</text:p>
      <text:p text:style-name="BulletText">- облегчается контроль качества исполнения;</text:p>
      <text:p text:style-name="BulletText">- формируется основа для дальнейших аналитических отчетов.</text:p>
      <text:p text:style-name="Standard"/>
      <text:p text:style-name="Standard"/>
      <text:p text:style-name="Standard"/>
      <text:h text:style-name="Heading1Custom" text:outline-level="1"><text:bookmark-start text:name="__RefHeading___Toc7955_854979257"/>2. Постановка задачи<text:bookmark-end text:name="__RefHeading___Toc7955_854979257"/></text:h>
      <text:p text:style-name="Standard"/>
      <text:h text:style-name="Heading2Custom" text:outline-level="2"><text:bookmark-start text:name="__RefHeading___Toc7957_854979257"/>2.1 Цель разработки<text:bookmark-end text:name="__RefHeading___Toc7957_854979257"/></text:h>
      <text:p text:style-name="Standard"/>
      <text:p text:style-name="BodyText">Цель разработки состоит в создании базовой информационной системы, которая будет обеспечивать централизованный учет заявок и позволит пользователю:</text:p>
      <text:p text:style-name="BulletText">- авторизоваться в системе;</text:p>
      <text:p text:style-name="BulletText">- просмотреть список собственных заявок;</text:p>
      <text:p text:style-name="BulletText">- создать новое обращение с указанием корпуса и кабинета;</text:p>
      <text:p text:style-name="BulletText">- выйти из системы.</text:p>
      <text:p text:style-name="Standard"/>
      <text:p text:style-name="BodyText">Для администратора и разработчика система должна обеспечивать:</text:p>
      <text:p text:style-name="BulletText">- хранение данных в реляционной базе данных;</text:p>
      <text:p text:style-name="BulletText">- прозрачную структуру проекта;</text:p>
      <text:p text:style-name="BulletText">- возможность локального развертывания;</text:p>
      <text:p text:style-name="BulletText">- разграничение ролей по зонам ответственности;</text:p>
      <text:p text:style-name="BulletText">- дальнейшее расширение функциональности без полной переработки архитектуры.</text:p>
      <text:p text:style-name="Standard"/>
      <text:h text:style-name="Heading2Custom" text:outline-level="2"><text:bookmark-start text:name="__RefHeading___Toc7959_854979257"/>2.2 Функциональные требования<text:bookmark-end text:name="__RefHeading___Toc7959_854979257"/></text:h>
      <text:p text:style-name="Standard"/>
      <text:p text:style-name="BodyText">К основным функциональным требованиям относятся:</text:p>
      <text:p text:style-name="BulletText">- хранение сведений о пользователях;</text:p>
      <text:p text:style-name="BulletText">- аутентификация по email и паролю;</text:p>
      <text:p text:style-name="BulletText">- регистрация новых заявок;</text:p>
      <text:p text:style-name="BulletText">- сохранение текста описания, статуса, приоритета, корпуса и кабинета заявки;</text:p>
      <text:p text:style-name="BulletText">- автоматическая фиксация заявителя при создании обращения;</text:p>
      <text:p text:style-name="BulletText">- назначение исполнителя и изменение рабочих статусов только сотрудниками системы;</text:p>
      <text:p text:style-name="BulletText">- отображение списка заявок в web-интерфейсе с учетом роли пользователя;</text:p>
      <text:p text:style-name="BulletText"><text:soft-page-break/>- фильтрация заявок по статусу, приоритету и корпусу;</text:p>
      <text:p text:style-name="BulletText">- открытие отдельной карточки заявки;</text:p>
      <text:p text:style-name="BulletText">- защита разделов системы от неавторизованного доступа.</text:p>
      <text:p text:style-name="Standard"/>
      <text:h text:style-name="Heading2Custom" text:outline-level="2"><text:bookmark-start text:name="__RefHeading___Toc7961_854979257"/>2.3 Нефункциональные требования<text:bookmark-end text:name="__RefHeading___Toc7961_854979257"/></text:h>
      <text:p text:style-name="Standard"/>
      <text:p text:style-name="BodyText">Нефункциональные требования включают:</text:p>
      <text:p text:style-name="BulletText">- понятную и логичную структуру проекта;</text:p>
      <text:p text:style-name="BulletText">- читаемый исходный код;</text:p>
      <text:p text:style-name="BulletText">- использование современных, поддерживаемых технологий;</text:p>
      <text:p text:style-name="BulletText">- стабильную работу на локальном сервере;</text:p>
      <text:p text:style-name="BulletText">- базовую защиту данных;</text:p>
      <text:p text:style-name="BulletText">- пригодность проекта для демонстрации и учебной защиты.</text:p>
      <text:p text:style-name="Standard"/>
      <text:h text:style-name="Heading2Custom" text:outline-level="2"><text:bookmark-start text:name="__RefHeading___Toc7963_854979257"/>2.4 Ограничения текущей версии<text:bookmark-end text:name="__RefHeading___Toc7963_854979257"/></text:h>
      <text:p text:style-name="Standard"/>
      <text:p text:style-name="BodyText">Текущая версия проекта реализует минимально необходимый набор возможностей. В ней отсутствуют:</text:p>
      <text:p text:style-name="BulletText">- API для внешнего клиента;</text:p>
      <text:p text:style-name="BulletText">- вложения к заявкам;</text:p>
      <text:p text:style-name="BulletText">- комментарии и история смены статусов;</text:p>
      <text:p text:style-name="BulletText">- полнотекстовый поиск и отчеты;</text:p>
      <text:p text:style-name="BulletText">- уведомления по почте или в мессенджерах.</text:p>
      <text:p text:style-name="Standard"/>
      <text:p text:style-name="BodyText">Эти ограничения осознанны и не являются ошибкой проектирования. Они отражают поэтапный характер разработки и позволяют сосредоточиться на создании надежного базового ядра системы.</text:p>
      <text:p text:style-name="Standard"/>
      <text:p text:style-name="Standard"/>
      <text:p text:style-name="Standard"/>
      <text:h text:style-name="Heading1Custom" text:outline-level="1"><text:bookmark-start text:name="__RefHeading___Toc7965_854979257"/>3. Обоснование выбора технологий<text:bookmark-end text:name="__RefHeading___Toc7965_854979257"/></text:h>
      <text:p text:style-name="Standard"/>
      <text:h text:style-name="Heading2Custom" text:outline-level="2"><text:bookmark-start text:name="__RefHeading___Toc7967_854979257"/>3.1 Язык программирования PHP<text:bookmark-end text:name="__RefHeading___Toc7967_854979257"/></text:h>
      <text:p text:style-name="Standard"/>
      <text:p text:style-name="BodyText">PHP широко применяется при разработке web-приложений и обладает рядом преимуществ:</text:p>
      <text:p text:style-name="BulletText">- хорошо интегрируется с web-серверами;</text:p>
      <text:p text:style-name="BulletText">- имеет развитую экосистему;</text:p>
      <text:p text:style-name="BulletText">- поддерживается большим количеством хостингов и локальных окружений;</text:p>
      <text:p text:style-name="BulletText">- обладает низким порогом развертывания;</text:p>
      <text:p text:style-name="BulletText">- подходит для построения серверной логики прикладных систем.</text:p>
      <text:p text:style-name="Standard"/>
      <text:p text:style-name="BodyText">Для проекта используется PHP версии 8.2 и выше, что обеспечивает доступ к современным языковым возможностям, улучшенной типизации и актуальной производительности.</text:p>
      <text:p text:style-name="Standard"/>
      <text:h text:style-name="Heading2Custom" text:outline-level="2"><text:bookmark-start text:name="__RefHeading___Toc7969_854979257"/>3.2 Framework Laravel<text:bookmark-end text:name="__RefHeading___Toc7969_854979257"/></text:h>
      <text:p text:style-name="Standard"/>
      <text:p text:style-name="BodyText">Laravel выбран как основа проекта по следующим причинам:</text:p>
      <text:p text:style-name="BulletText">- удобная маршрутизация;</text:p>
      <text:p text:style-name="BulletText">- встроенные механизмы миграций;</text:p>
      <text:p text:style-name="BulletText">- ORM Eloquent для работы с базой данных;</text:p>
      <text:p text:style-name="BulletText">- Blade-шаблоны для построения интерфейса;</text:p>
      <text:p text:style-name="BulletText">- middleware для контроля доступа;</text:p>
      <text:p text:style-name="BulletText">- удобная система валидации;</text:p>
      <text:p text:style-name="BulletText">- развитая документация и широкое сообщество;</text:p>
      <text:p text:style-name="BulletText">- хорошая пригодность для учебных и прикладных проектов.</text:p>
      <text:p text:style-name="Standard"/>
      <text:p text:style-name="BodyText">Laravel позволяет быстро организовать базовую структуру проекта без потери архитектурной дисциплины.</text:p>
      <text:p text:style-name="Standard"/>
      <text:h text:style-name="Heading2Custom" text:outline-level="2"><text:bookmark-start text:name="__RefHeading___Toc7971_854979257"/>3.3 Система управления базами данных MySQL<text:bookmark-end text:name="__RefHeading___Toc7971_854979257"/></text:h>
      <text:p text:style-name="Standard"><text:soft-page-break/></text:p>
      <text:p text:style-name="BodyText">MySQL является одной из наиболее распространенных реляционных СУБД. Она подходит для рассматриваемой задачи по следующим причинам:</text:p>
      <text:p text:style-name="BulletText">- простота установки и настройки;</text:p>
      <text:p text:style-name="BulletText">- высокая распространенность;</text:p>
      <text:p text:style-name="BulletText">- достаточная производительность для учебных и средних прикладных систем;</text:p>
      <text:p text:style-name="BulletText">- хорошая интеграция с Laravel;</text:p>
      <text:p text:style-name="BulletText">- понятная модель хранения структурированных данных.</text:p>
      <text:p text:style-name="Standard"/>
      <text:h text:style-name="Heading2Custom" text:outline-level="2"><text:bookmark-start text:name="__RefHeading___Toc7973_854979257"/>3.4 Composer<text:bookmark-end text:name="__RefHeading___Toc7973_854979257"/></text:h>
      <text:p text:style-name="Standard"/>
      <text:p text:style-name="BodyText">Composer используется для управления зависимостями PHP-проекта. Благодаря ему можно:</text:p>
      <text:p text:style-name="BulletText">- устанавливать пакет Laravel и вспомогательные библиотеки;</text:p>
      <text:p text:style-name="BulletText">- воспроизводить окружение на другом компьютере;</text:p>
      <text:p text:style-name="BulletText">- централизованно управлять пакетами;</text:p>
      <text:p text:style-name="BulletText">- выполнять проверку корректности конфигурации проекта.</text:p>
      <text:p text:style-name="Standard"/>
      <text:h text:style-name="Heading2Custom" text:outline-level="2"><text:bookmark-start text:name="__RefHeading___Toc7975_854979257"/>3.5 Blade<text:bookmark-end text:name="__RefHeading___Toc7975_854979257"/></text:h>
      <text:p text:style-name="Standard"/>
      <text:p text:style-name="BodyText">Blade является встроенным шаблонизатором Laravel. Его применение позволяет:</text:p>
      <text:p text:style-name="BulletText">- отделять отображение от серверной логики;</text:p>
      <text:p text:style-name="BulletText">- использовать наследование шаблонов;</text:p>
      <text:p text:style-name="BulletText">- удобно выводить данные из контроллеров;</text:p>
      <text:p text:style-name="BulletText">- формировать единый стиль web-интерфейса.</text:p>
      <text:p text:style-name="Standard"/>
      <text:h text:style-name="Heading2Custom" text:outline-level="2"><text:bookmark-start text:name="__RefHeading___Toc7977_854979257"/>3.6 Git и GitHub<text:bookmark-end text:name="__RefHeading___Toc7977_854979257"/></text:h>
      <text:p text:style-name="Standard"/>
      <text:p text:style-name="BodyText">Система контроля версий Git является обязательной частью современного процесса разработки программного обеспечения. В рамках курсового проекта <text:soft-page-break/>Git необходим для решения сразу нескольких задач:</text:p>
      <text:p text:style-name="BulletText">- фиксация истории разработки;</text:p>
      <text:p text:style-name="BulletText">- сохранение промежуточных состояний проекта;</text:p>
      <text:p text:style-name="BulletText">- отслеживание изменений по файлам;</text:p>
      <text:p text:style-name="BulletText">- возможность отката к стабильной версии;</text:p>
      <text:p text:style-name="BulletText">- подготовка проекта к размещению на GitHub.</text:p>
      <text:p text:style-name="Standard"/>
      <text:p text:style-name="BodyText">Использование Git особенно важно в учебном проекте, поскольку преподаватель получает возможность проследить не только конечный результат, но и сам процесс разработки: появление миграций, контроллеров, шаблонов, документации и демонстрационных данных.</text:p>
      <text:p text:style-name="Standard"/>
      <text:p text:style-name="BodyText">Размещение проекта на GitHub позволяет:</text:p>
      <text:p text:style-name="BulletText">- хранить репозиторий в удаленном виде;</text:p>
      <text:p text:style-name="BulletText">- подтверждать историю разработки коммитами;</text:p>
      <text:p text:style-name="BulletText">- делиться кодом и документацией;</text:p>
      <text:p text:style-name="BulletText">- использовать репозиторий как часть итоговой защиты проекта.</text:p>
      <text:p text:style-name="Standard"/>
      <text:p text:style-name="BodyText">В рассматриваемой работе Git выступает не как дополнительный инструмент, а как обязательный элемент инженерной дисциплины.</text:p>
      <text:p text:style-name="Standard"/>
      <text:p text:style-name="Standard"/>
      <text:p text:style-name="Standard"/>
      <text:h text:style-name="Heading1Custom" text:outline-level="1"><text:bookmark-start text:name="__RefHeading___Toc7979_854979257"/>4. Анализ архитектуры проекта<text:bookmark-end text:name="__RefHeading___Toc7979_854979257"/></text:h>
      <text:p text:style-name="Standard"/>
      <text:h text:style-name="Heading2Custom" text:outline-level="2"><text:bookmark-start text:name="__RefHeading___Toc7981_854979257"/>4.1 Архитектурный стиль<text:bookmark-end text:name="__RefHeading___Toc7981_854979257"/></text:h>
      <text:p text:style-name="Standard"/>
      <text:p text:style-name="BodyText">Проект реализован в рамках архитектурного подхода MVC. Это означает разделение приложения на:</text:p>
      <text:p text:style-name="BulletText">- Model — слой работы с данными;</text:p>
      <text:p text:style-name="BulletText">- View — слой отображения;</text:p>
      <text:p text:style-name="BulletText">- Controller — слой обработки запросов и управления сценарием.</text:p>
      <text:p text:style-name="Standard"/>
      <text:p text:style-name="BodyText">Такое разделение делает код более организованным и упрощает сопровождение.</text:p>
      <text:p text:style-name="Standard"/>
      <text:h text:style-name="Heading2Custom" text:outline-level="2"><text:bookmark-start text:name="__RefHeading___Toc7983_854979257"/>4.2 Структура каталогов<text:bookmark-end text:name="__RefHeading___Toc7983_854979257"/></text:h>
      <text:p text:style-name="Standard"/>
      <text:p text:style-name="BodyText">В проекте используются следующие основные каталоги:</text:p>
      <text:p text:style-name="Standard"/>
      <text:p text:style-name="BulletText">- app/ — основная бизнес-логика приложения;</text:p>
      <text:p text:style-name="BulletText">- app/Http/Controllers/ — контроллеры;</text:p>
      <text:p text:style-name="BulletText">- app/Models/ — модели Eloquent;</text:p>
      <text:p text:style-name="BulletText">- database/migrations/ — миграции базы данных;</text:p>
      <text:p text:style-name="BulletText">- resources/views/ — Blade-шаблоны;</text:p>
      <text:p text:style-name="BulletText">- routes/ — описание маршрутов;</text:p>
      <text:p text:style-name="BulletText">- public/ — точка входа для web-сервера;</text:p>
      <text:p text:style-name="BulletText">- bootstrap/ — инициализация приложения;</text:p>
      <text:p text:style-name="BulletText">- storage/ — журналы и служебные файлы.</text:p>
      <text:p text:style-name="Standard"/>
      <text:h text:style-name="Heading2Custom" text:outline-level="2"><text:bookmark-start text:name="__RefHeading___Toc7985_854979257"/>4.3 Маршрутизация<text:bookmark-end text:name="__RefHeading___Toc7985_854979257"/></text:h>
      <text:p text:style-name="Standard"/>
      <text:p text:style-name="BodyText">В текущей версии приложения маршруты определены в файле routes/web.php. В системе существуют:</text:p>
      <text:p text:style-name="BulletText">- маршрут входа в систему;</text:p>
      <text:p text:style-name="BulletText">- маршрут обработки формы входа;</text:p>
      <text:p text:style-name="BulletText"><text:soft-page-break/>- маршрут выхода;</text:p>
      <text:p text:style-name="BulletText">- маршрут отображения списка заявок;</text:p>
      <text:p text:style-name="BulletText">- маршрут открытия формы создания новой заявки;</text:p>
      <text:p text:style-name="BulletText">- маршрут сохранения новой заявки;</text:p>
      <text:p text:style-name="BulletText">- маршрут просмотра карточки заявки;</text:p>
      <text:p text:style-name="BulletText">- маршрут открытия формы обработки заявки;</text:p>
      <text:p text:style-name="BulletText">- маршрут обновления данных заявки.</text:p>
      <text:p text:style-name="Standard"/>
      <text:p text:style-name="BodyText">Маршруты защищены middleware:</text:p>
      <text:p text:style-name="BulletText">- guest разрешает доступ к форме входа только неавторизованным пользователям;</text:p>
      <text:p text:style-name="BulletText">- auth ограничивает доступ к разделу заявок только авторизованным пользователям.</text:p>
      <text:p text:style-name="Standard"/>
      <text:h text:style-name="Heading2Custom" text:outline-level="2"><text:bookmark-start text:name="__RefHeading___Toc7987_854979257"/>4.4 Контроллеры<text:bookmark-end text:name="__RefHeading___Toc7987_854979257"/></text:h>
      <text:p text:style-name="Standard"/>
      <text:p text:style-name="BodyText">В проекте применяются два основных контроллера.</text:p>
      <text:p text:style-name="Standard"/>
      <text:p text:style-name="BodyText">AuthController отвечает за:</text:p>
      <text:p text:style-name="BulletText">- вывод формы входа;</text:p>
      <text:p text:style-name="BulletText">- проверку учетных данных;</text:p>
      <text:p text:style-name="BulletText">- запуск сессии пользователя;</text:p>
      <text:p text:style-name="BulletText">- завершение сессии и выход из системы.</text:p>
      <text:p text:style-name="Standard"/>
      <text:p text:style-name="BodyText">TicketController отвечает за:</text:p>
      <text:p text:style-name="BulletText">- получение списка заявок;</text:p>
      <text:p text:style-name="BulletText">- применение фильтров по статусу, приоритету и корпусу;</text:p>
      <text:p text:style-name="BulletText">- вывод формы создания заявки;</text:p>
      <text:p text:style-name="BulletText">- вывод карточки отдельной заявки;</text:p>
      <text:p text:style-name="BulletText">- вывод формы редактирования или обработки заявки;</text:p>
      <text:p text:style-name="BulletText">- серверную валидацию данных формы;</text:p>
      <text:p text:style-name="BulletText"><text:soft-page-break/>- сохранение новой записи в базе данных;</text:p>
      <text:p text:style-name="BulletText">- обновление статуса, приоритета, исполнителя и других полей согласно роли пользователя;</text:p>
      <text:p text:style-name="BulletText">- разграничение доступа к операциям просмотра, создания и изменения.</text:p>
      <text:p text:style-name="Standard"/>
      <text:h text:style-name="Heading2Custom" text:outline-level="2"><text:bookmark-start text:name="__RefHeading___Toc7989_854979257"/>4.5 Модели<text:bookmark-end text:name="__RefHeading___Toc7989_854979257"/></text:h>
      <text:p text:style-name="Standard"/>
      <text:p text:style-name="BodyText">На текущем этапе в проекте используются две ключевые модели.</text:p>
      <text:p text:style-name="Standard"/>
      <text:p text:style-name="BodyText">User обеспечивает совместимость со стандартной системой аутентификации Laravel. В модели определены:</text:p>
      <text:p text:style-name="BulletText">- доступные для массового присваивания поля;</text:p>
      <text:p text:style-name="BulletText">- скрытые поля;</text:p>
      <text:p text:style-name="BulletText">- преобразование пароля в хешированное значение;</text:p>
      <text:p text:style-name="BulletText">- роль пользователя;</text:p>
      <text:p text:style-name="BulletText">- принадлежность к корпусу;</text:p>
      <text:p text:style-name="BulletText">- вычисляемые подписи роли и корпуса для интерфейса.</text:p>
      <text:p text:style-name="Standard"/>
      <text:p text:style-name="BodyText">Ticket представляет запись о заявке. Модель использует список полей, разрешенных для массового заполнения, что исключает неконтролируемое сохранение произвольных данных. Дополнительно в модели определены:</text:p>
      <text:p text:style-name="BulletText">- связь с автором заявки;</text:p>
      <text:p text:style-name="BulletText">- связь с назначенным исполнителем;</text:p>
      <text:p text:style-name="BulletText">- перечисления корпусов и статусов;</text:p>
      <text:p text:style-name="BulletText">- человекочитаемые подписи и цветовые классы для отображения состояния обращения.</text:p>
      <text:p text:style-name="Standard"/>
      <text:h text:style-name="Heading2Custom" text:outline-level="2"><text:bookmark-start text:name="__RefHeading___Toc7991_854979257"/>4.6 Представления<text:bookmark-end text:name="__RefHeading___Toc7991_854979257"/></text:h>
      <text:p text:style-name="Standard"/>
      <text:p text:style-name="BodyText">Для отображения используются Blade-шаблоны:</text:p>
      <text:p text:style-name="BulletText">- страница входа;</text:p>
      <text:p text:style-name="BulletText">- страница списка заявок;</text:p>
      <text:p text:style-name="BulletText"><text:soft-page-break/>- страница создания новой заявки;</text:p>
      <text:p text:style-name="BulletText">- страница просмотра одной заявки;</text:p>
      <text:p text:style-name="BulletText">- страница обработки заявки;</text:p>
      <text:p text:style-name="BulletText">- общий layout для единообразного визуального оформления.</text:p>
      <text:p text:style-name="Standard"/>
      <text:p text:style-name="BodyText">Применение общего layout позволяет поддерживать единый стиль, повторно использовать визуальные блоки и сделать интерфейс более аккуратным при демонстрации проекта.</text:p>
      <text:p text:style-name="Standard"/>
      <text:h text:style-name="Heading2Custom" text:outline-level="2"><text:bookmark-start text:name="__RefHeading___Toc7993_854979257"/>4.7 Диаграмма 1. Общая архитектура web-приложения<text:bookmark-end text:name="__RefHeading___Toc7993_854979257"/></text:h>
      <text:p text:style-name="Standard"/>
      <text:p text:style-name="BodyText">Ниже приведена общая диаграмма взаимодействия пользователя, web-приложения и базы данных.</text:p>
      <text:p text:style-name="Standard"/>
      <text:p text:style-name="CodeText">Пользователь</text:p>
      <text:p text:style-name="CodeText"><text:s text:c="3"/>|</text:p>
      <text:p text:style-name="CodeText"><text:s text:c="3"/>v</text:p>
      <text:p text:style-name="CodeText">Браузер</text:p>
      <text:p text:style-name="CodeText"><text:s text:c="3"/>|</text:p>
      <text:p text:style-name="CodeText"><text:s text:c="3"/>v</text:p>
      <text:p text:style-name="CodeText">Laravel-приложение</text:p>
      <text:p text:style-name="CodeText"><text:s text:c="3"/>|</text:p>
      <text:p text:style-name="CodeText"><text:s text:c="3"/>+--&gt; Маршруты (routes/web.php)</text:p>
      <text:p text:style-name="CodeText"><text:s text:c="3"/>+--&gt; Контроллеры (AuthController, TicketController)</text:p>
      <text:p text:style-name="CodeText"><text:s text:c="3"/>+--&gt; Blade-представления</text:p>
      <text:p text:style-name="CodeText"><text:s text:c="3"/>+--&gt; Eloquent-модели</text:p>
      <text:p text:style-name="CodeText"><text:s text:c="3"/>|</text:p>
      <text:p text:style-name="CodeText"><text:s text:c="3"/>v</text:p>
      <text:p text:style-name="CodeText">MySQL</text:p>
      <text:p text:style-name="Standard"/>
      <text:p text:style-name="BodyText">Данная диаграмма показывает, что пользователь взаимодействует с системой через браузер, запросы обрабатываются Laravel-приложением, а постоянное хранение данных выполняется в MySQL.</text:p>
      <text:p text:style-name="Standard"/>
      <text:h text:style-name="Heading2Custom" text:outline-level="2"><text:bookmark-start text:name="__RefHeading___Toc7995_854979257"/>4.8 Диаграмма 2. Внутренняя MVC-структура проекта<text:bookmark-end text:name="__RefHeading___Toc7995_854979257"/></text:h>
      <text:p text:style-name="Standard"/>
      <text:p text:style-name="BodyText">Следующая диаграмма отражает внутреннюю организацию программной логики.</text:p>
      <text:p text:style-name="Standard"/>
      <text:p text:style-name="CodeText"><text:soft-page-break/>Маршрут</text:p>
      <text:p text:style-name="CodeText"><text:s text:c="2"/>|</text:p>
      <text:p text:style-name="CodeText"><text:s text:c="2"/>v</text:p>
      <text:p text:style-name="CodeText">Контроллер</text:p>
      <text:p text:style-name="CodeText"><text:s text:c="2"/>|</text:p>
      <text:p text:style-name="CodeText"><text:s text:c="2"/>+--&gt; Валидация запроса</text:p>
      <text:p text:style-name="CodeText"><text:s text:c="2"/>+--&gt; Работа с моделью</text:p>
      <text:p text:style-name="CodeText"><text:s text:c="2"/>|</text:p>
      <text:p text:style-name="CodeText"><text:s text:c="2"/>v</text:p>
      <text:p text:style-name="CodeText">Модель Eloquent</text:p>
      <text:p text:style-name="CodeText"><text:s text:c="2"/>|</text:p>
      <text:p text:style-name="CodeText"><text:s text:c="2"/>v</text:p>
      <text:p text:style-name="CodeText">База данных MySQL</text:p>
      <text:p text:style-name="CodeText"><text:s text:c="2"/>|</text:p>
      <text:p text:style-name="CodeText"><text:s text:c="2"/>v</text:p>
      <text:p text:style-name="CodeText">Контроллер</text:p>
      <text:p text:style-name="CodeText"><text:s text:c="2"/>|</text:p>
      <text:p text:style-name="CodeText"><text:s text:c="2"/>v</text:p>
      <text:p text:style-name="CodeText">Blade-представление</text:p>
      <text:p text:style-name="CodeText"><text:s text:c="2"/>|</text:p>
      <text:p text:style-name="CodeText"><text:s text:c="2"/>v</text:p>
      <text:p text:style-name="CodeText">Пользовательский интерфейс</text:p>
      <text:p text:style-name="Standard"/>
      <text:p text:style-name="BodyText">Диаграмма демонстрирует классический MVC-подход Laravel, при котором контроллер связывает входящий HTTP-запрос, бизнес-логику, базу данных и итоговое представление.</text:p>
      <text:p text:style-name="Standard"/>
      <text:h text:style-name="Heading2Custom" text:outline-level="2"><text:bookmark-start text:name="__RefHeading___Toc7997_854979257"/>4.9 Диаграмма 3. Жизненный цикл заявки в системе<text:bookmark-end text:name="__RefHeading___Toc7997_854979257"/></text:h>
      <text:p text:style-name="Standard"/>
      <text:p text:style-name="BodyText">Для наглядного представления прикладной логики в проекте приводится схема жизненного цикла заявки.</text:p>
      <text:p text:style-name="Standard"/>
      <text:p text:style-name="CodeText">Создание заявки</text:p>
      <text:p text:style-name="CodeText"><text:s text:c="5"/>|</text:p>
      <text:p text:style-name="CodeText"><text:s text:c="5"/>v</text:p>
      <text:p text:style-name="CodeText"><text:s text:c="2"/>Статус open</text:p>
      <text:p text:style-name="CodeText"><text:s text:c="5"/>|</text:p>
      <text:p text:style-name="CodeText"><text:s text:c="5"/>v</text:p>
      <text:p text:style-name="CodeText">Статус in_progress</text:p>
      <text:p text:style-name="CodeText"><text:s text:c="5"/>|</text:p>
      <text:p text:style-name="CodeText"><text:s text:c="5"/>v</text:p>
      <text:p text:style-name="CodeText"><text:s/>Статус resolved</text:p>
      <text:p text:style-name="CodeText"><text:s text:c="5"/>|</text:p>
      <text:p text:style-name="CodeText"><text:s text:c="5"/>v</text:p>
      <text:p text:style-name="CodeText"><text:s text:c="2"/>Статус closed</text:p>
      <text:p text:style-name="Standard"/>
      <text:p text:style-name="BodyText"><text:soft-page-break/>В текущей версии проекта начальная регистрация заявки выполняется в статусе open, а редактирование позволяет управлять последующими состояниями в зависимости от роли пользователя.</text:p>
      <text:p text:style-name="Standard"/>
      <text:p text:style-name="Standard"/>
      <text:p text:style-name="Standard"/>
      <text:h text:style-name="Heading1Custom" text:outline-level="1"><text:bookmark-start text:name="__RefHeading___Toc7999_854979257"/>5. Проектирование базы данных<text:bookmark-end text:name="__RefHeading___Toc7999_854979257"/></text:h>
      <text:p text:style-name="Standard"/>
      <text:h text:style-name="Heading2Custom" text:outline-level="2"><text:bookmark-start text:name="__RefHeading___Toc8001_854979257"/>5.1 Общие принципы проектирования<text:bookmark-end text:name="__RefHeading___Toc8001_854979257"/></text:h>
      <text:p text:style-name="Standard"/>
      <text:p text:style-name="BodyText">База данных должна обеспечивать:</text:p>
      <text:p text:style-name="BulletText">- непротиворечивое хранение информации;</text:p>
      <text:p text:style-name="BulletText">- целостность связей между пользователями и заявками;</text:p>
      <text:p text:style-name="BulletText">- возможность последующего расширения структуры;</text:p>
      <text:p text:style-name="BulletText">- простоту выполнения типовых запросов.</text:p>
      <text:p text:style-name="Standard"/>
      <text:p text:style-name="BodyText">При проектировании был выбран реляционный подход, поскольку данные имеют четкую структуру и взаимосвязи.</text:p>
      <text:p text:style-name="Standard"/>
      <text:h text:style-name="Heading2Custom" text:outline-level="2"><text:bookmark-start text:name="__RefHeading___Toc8003_854979257"/>5.2 Таблица пользователей users<text:bookmark-end text:name="__RefHeading___Toc8003_854979257"/></text:h>
      <text:p text:style-name="Standard"/>
      <text:p text:style-name="BodyText">Таблица users хранит сведения о пользователях системы. Основные поля:</text:p>
      <text:p text:style-name="BulletText">- id — первичный ключ;</text:p>
      <text:p text:style-name="BulletText">- name — имя пользователя;</text:p>
      <text:p text:style-name="BulletText">- email — уникальный адрес электронной почты;</text:p>
      <text:p text:style-name="BulletText">- password — хеш пароля;</text:p>
      <text:p text:style-name="BulletText">- role — роль пользователя;</text:p>
      <text:p text:style-name="BulletText">- campus — закрепленный корпус для менеджера или пользователя;</text:p>
      <text:p text:style-name="BulletText">- remember_token — служебное поле механизма запоминания;</text:p>
      <text:p text:style-name="BulletText">- created_at, updated_at — временные метки.</text:p>
      <text:p text:style-name="Standard"/>
      <text:p text:style-name="BodyText">Наличие уникального ограничения на email исключает создание двух учетных записей с одинаковым адресом.</text:p>
      <text:p text:style-name="Standard"/>
      <text:h text:style-name="Heading2Custom" text:outline-level="2"><text:bookmark-start text:name="__RefHeading___Toc8005_854979257"/>5.3 Таблица заявок tickets<text:bookmark-end text:name="__RefHeading___Toc8005_854979257"/></text:h>
      <text:p text:style-name="Standard"/>
      <text:p text:style-name="BodyText">Таблица tickets фиксирует обращения пользователей. Она содержит:</text:p>
      <text:p text:style-name="BulletText">- id — идентификатор;</text:p>
      <text:p text:style-name="BulletText">- title — краткий заголовок;</text:p>
      <text:p text:style-name="BulletText"><text:soft-page-break/>- description — полное описание проблемы;</text:p>
      <text:p text:style-name="BulletText">- priority — приоритет обработки;</text:p>
      <text:p text:style-name="BulletText">- status — текущий статус;</text:p>
      <text:p text:style-name="BulletText">- requester_name — имя заявителя;</text:p>
      <text:p text:style-name="BulletText">- campus — корпус, из которого поступило обращение;</text:p>
      <text:p text:style-name="BulletText">- room — кабинет или помещение;</text:p>
      <text:p text:style-name="BulletText">- created_by — ссылка на автора заявки;</text:p>
      <text:p text:style-name="BulletText">- assignee_id — ссылка на назначенного исполнителя;</text:p>
      <text:p text:style-name="BulletText">- created_at, updated_at — временные метки.</text:p>
      <text:p text:style-name="Standard"/>
      <text:p text:style-name="BodyText">Поле created_by связано с таблицей пользователей и гарантирует, что каждая заявка принадлежит существующему пользователю.</text:p>
      <text:p text:style-name="Standard"/>
      <text:h text:style-name="Heading2Custom" text:outline-level="2"><text:bookmark-start text:name="__RefHeading___Toc8007_854979257"/>5.4 Таблица сессий sessions<text:bookmark-end text:name="__RefHeading___Toc8007_854979257"/></text:h>
      <text:p text:style-name="Standard"/>
      <text:p text:style-name="BodyText">Таблица sessions используется для хранения данных сессий пользователей. Она важна для стабильной работы аутентификации и позволяет централизованно управлять состоянием пользовательских входов.</text:p>
      <text:p text:style-name="Standard"/>
      <text:h text:style-name="Heading2Custom" text:outline-level="2"><text:bookmark-start text:name="__RefHeading___Toc8009_854979257"/>5.5 Связи между таблицами<text:bookmark-end text:name="__RefHeading___Toc8009_854979257"/></text:h>
      <text:p text:style-name="Standard"/>
      <text:p text:style-name="BodyText">В текущей структуре реализованы следующие связи:</text:p>
      <text:p text:style-name="BulletText">- один пользователь может создать много заявок;</text:p>
      <text:p text:style-name="BulletText">- каждая заявка принадлежит одному пользователю как автору;</text:p>
      <text:p text:style-name="BulletText">- одна заявка может быть назначена одному исполнителю;</text:p>
      <text:p text:style-name="BulletText">- менеджер корпуса работает только с заявками своего корпуса.</text:p>
      <text:p text:style-name="Standard"/>
      <text:p text:style-name="BodyText">Эта связь обеспечивает минимально необходимую целостность данных для работы системы.</text:p>
      <text:p text:style-name="Standard"/>
      <text:h text:style-name="Heading2Custom" text:outline-level="2"><text:bookmark-start text:name="__RefHeading___Toc8011_854979257"/>5.6 Направления расширения базы данных<text:bookmark-end text:name="__RefHeading___Toc8011_854979257"/></text:h>
      <text:p text:style-name="Standard"/>
      <text:p text:style-name="BodyText"><text:soft-page-break/>При дальнейшем развитии проекта целесообразно добавить:</text:p>
      <text:p text:style-name="BulletText">- таблицу категорий заявок;</text:p>
      <text:p text:style-name="BulletText">- таблицу комментариев;</text:p>
      <text:p text:style-name="BulletText">- таблицу вложений;</text:p>
      <text:p text:style-name="BulletText">- таблицу журнала статусов;</text:p>
      <text:p text:style-name="BulletText">- поля контрольных сроков и SLA.</text:p>
      <text:p text:style-name="Standard"/>
      <text:p text:style-name="Standard"/>
      <text:p text:style-name="Standard"/>
      <text:h text:style-name="Heading1Custom" text:outline-level="1"><text:bookmark-start text:name="__RefHeading___Toc8013_854979257"/>6. Реализация аутентификации и управления доступом<text:bookmark-end text:name="__RefHeading___Toc8013_854979257"/></text:h>
      <text:p text:style-name="Standard"/>
      <text:h text:style-name="Heading2Custom" text:outline-level="2"><text:bookmark-start text:name="__RefHeading___Toc8015_854979257"/>6.1 Общая схема входа<text:bookmark-end text:name="__RefHeading___Toc8015_854979257"/></text:h>
      <text:p text:style-name="Standard"/>
      <text:p text:style-name="BodyText">Для входа в систему пользователь вводит email и пароль. Данные передаются на сервер методом POST. Далее происходит:</text:p>
      <text:p text:style-name="BulletText">- валидация структуры входных данных;</text:p>
      <text:p text:style-name="BulletText">- попытка аутентификации средствами Laravel;</text:p>
      <text:p text:style-name="BulletText">- создание или обновление пользовательской сессии;</text:p>
      <text:p text:style-name="BulletText">- перенаправление в закрытый раздел после успешного входа.</text:p>
      <text:p text:style-name="Standard"/>
      <text:p text:style-name="BodyText">Если учетные данные неверны, система возвращает пользователя к форме с сообщением об ошибке.</text:p>
      <text:p text:style-name="Standard"/>
      <text:h text:style-name="Heading2Custom" text:outline-level="2"><text:bookmark-start text:name="__RefHeading___Toc8017_854979257"/>6.2 Использование middleware<text:bookmark-end text:name="__RefHeading___Toc8017_854979257"/></text:h>
      <text:p text:style-name="Standard"/>
      <text:p text:style-name="BodyText">Для защиты маршрутов применяются middleware:</text:p>
      <text:p text:style-name="BulletText">- guest предотвращает доступ авторизованного пользователя к форме входа;</text:p>
      <text:p text:style-name="BulletText">- auth предотвращает доступ неавторизованного пользователя к страницам заявок.</text:p>
      <text:p text:style-name="Standard"/>
      <text:h text:style-name="Heading2Custom" text:outline-level="2"><text:bookmark-start text:name="__RefHeading___Toc8019_854979257"/>6.3 Значение модели User<text:bookmark-end text:name="__RefHeading___Toc8019_854979257"/></text:h>
      <text:p text:style-name="Standard"/>
      <text:p text:style-name="BodyText">Для корректной работы стандартного механизма аутентификации в Laravel обязательна модель пользователя, наследующаяся от Authenticatable. Она связывает приложение с таблицей users, обеспечивает доступ к проверке паролей и участвует в механизме сессий.</text:p>
      <text:p text:style-name="Standard"/>
      <text:h text:style-name="Heading2Custom" text:outline-level="2"><text:bookmark-start text:name="__RefHeading___Toc8021_854979257"/>6.4 Реализованная ролевая модель<text:bookmark-end text:name="__RefHeading___Toc8021_854979257"/></text:h>
      <text:p text:style-name="Standard"/>
      <text:p text:style-name="BodyText">В текущей версии проекта уже внедрено прикладное разграничение ролей.</text:p>
      <text:p text:style-name="Standard"/>
      <text:p text:style-name="BodyText"><text:soft-page-break/>Пользователь:</text:p>
      <text:p text:style-name="BulletText">- создает заявки;</text:p>
      <text:p text:style-name="BulletText">- указывает тему, описание, приоритет, корпус и кабинет;</text:p>
      <text:p text:style-name="BulletText">- автоматически фиксируется как заявитель;</text:p>
      <text:p text:style-name="BulletText">- видит только собственные обращения;</text:p>
      <text:p text:style-name="BulletText">- не может менять статус и не редактирует заявку после отправки.</text:p>
      <text:p text:style-name="Standard"/>
      <text:p text:style-name="BodyText">Менеджер корпуса:</text:p>
      <text:p text:style-name="BulletText">- видит только заявки закрепленного за ним корпуса;</text:p>
      <text:p text:style-name="BulletText">- открывает карточку обращения;</text:p>
      <text:p text:style-name="BulletText">- изменяет рабочий статус и приоритет;</text:p>
      <text:p text:style-name="BulletText">- не может создавать обращения от имени пользователя;</text:p>
      <text:p text:style-name="BulletText">- не получает доступ к заявкам других корпусов.</text:p>
      <text:p text:style-name="Standard"/>
      <text:p text:style-name="BodyText">Администратор:</text:p>
      <text:p text:style-name="BulletText">- видит все заявки по всем корпусам;</text:p>
      <text:p text:style-name="BulletText">- редактирует все основные поля обращения;</text:p>
      <text:p text:style-name="BulletText">- назначает исполнителя;</text:p>
      <text:p text:style-name="BulletText">- меняет статус, корпус, кабинет и приоритет;</text:p>
      <text:p text:style-name="BulletText">- выполняет глобальный контроль работы системы.</text:p>
      <text:p text:style-name="Standard"/>
      <text:p text:style-name="BodyText">Такое разграничение делает систему логичнее с организационной точки зрения и устраняет конфликт, при котором заявитель мог вмешиваться в процесс обработки собственного обращения после регистрации.</text:p>
      <text:p text:style-name="Standard"/>
      <text:p text:style-name="Standard"/>
      <text:p text:style-name="Standard"/>
      <text:h text:style-name="Heading1Custom" text:outline-level="1"><text:bookmark-start text:name="__RefHeading___Toc8023_854979257"/>7. Реализация работы с заявками<text:bookmark-end text:name="__RefHeading___Toc8023_854979257"/></text:h>
      <text:p text:style-name="Standard"/>
      <text:h text:style-name="Heading2Custom" text:outline-level="2"><text:bookmark-start text:name="__RefHeading___Toc8025_854979257"/>7.1 Просмотр списка заявок<text:bookmark-end text:name="__RefHeading___Toc8025_854979257"/></text:h>
      <text:p text:style-name="Standard"/>
      <text:p text:style-name="BodyText">После успешного входа пользователь получает доступ к списку заявок. Контроллер формирует выборку записей и передает ее в шаблон. На странице выводятся:</text:p>
      <text:p text:style-name="BulletText">- статус заявки;</text:p>
      <text:p text:style-name="BulletText">- приоритет;</text:p>
      <text:p text:style-name="BulletText">- заголовок;</text:p>
      <text:p text:style-name="BulletText">- краткое описание;</text:p>
      <text:p text:style-name="BulletText">- заявитель;</text:p>
      <text:p text:style-name="BulletText">- корпус;</text:p>
      <text:p text:style-name="BulletText">- кабинет;</text:p>
      <text:p text:style-name="BulletText">- назначенный исполнитель;</text:p>
      <text:p text:style-name="BulletText">- служебная информация о времени создания и обновления.</text:p>
      <text:p text:style-name="Standard"/>
      <text:p text:style-name="BodyText">Такая форма представления делает интерфейс более наглядным и пригодным для презентации.</text:p>
      <text:p text:style-name="Standard"/>
      <text:h text:style-name="Heading2Custom" text:outline-level="2"><text:bookmark-start text:name="__RefHeading___Toc8027_854979257"/>7.2 Создание заявки<text:bookmark-end text:name="__RefHeading___Toc8027_854979257"/></text:h>
      <text:p text:style-name="Standard"/>
      <text:p text:style-name="BodyText">При создании заявки пользователь указывает:</text:p>
      <text:p text:style-name="BulletText">- заголовок;</text:p>
      <text:p text:style-name="BulletText">- описание;</text:p>
      <text:p text:style-name="BulletText">- приоритет;</text:p>
      <text:p text:style-name="BulletText">- корпус;</text:p>
      <text:p text:style-name="BulletText">- кабинет.</text:p>
      <text:p text:style-name="Standard"/>
      <text:p text:style-name="BodyText">После отправки формы сервер выполняет валидацию. Если проверка пройдена, формируется запись со статусом open, в поле created_by записывается идентификатор текущего пользователя, а в поле requester_name <text:soft-page-break/>фиксируется имя заявителя.</text:p>
      <text:p text:style-name="Standard"/>
      <text:h text:style-name="Heading2Custom" text:outline-level="2"><text:bookmark-start text:name="__RefHeading___Toc8029_854979257"/>7.3 Валидация данных<text:bookmark-end text:name="__RefHeading___Toc8029_854979257"/></text:h>
      <text:p text:style-name="Standard"/>
      <text:p text:style-name="BodyText">Валидация выполняется средствами Laravel и включает:</text:p>
      <text:p text:style-name="BulletText">- обязательность заголовка;</text:p>
      <text:p text:style-name="BulletText">- строковый формат заголовка;</text:p>
      <text:p text:style-name="BulletText">- ограничение длины заголовка;</text:p>
      <text:p text:style-name="BulletText">- обязательность описания;</text:p>
      <text:p text:style-name="BulletText">- допустимые значения приоритета;</text:p>
      <text:p text:style-name="BulletText">- допустимые значения корпуса;</text:p>
      <text:p text:style-name="BulletText">- обязательность кабинета.</text:p>
      <text:p text:style-name="Standard"/>
      <text:p text:style-name="BodyText">Такой подход защищает приложение от некорректных данных и обеспечивает предсказуемость работы базы данных.</text:p>
      <text:p text:style-name="Standard"/>
      <text:h text:style-name="Heading2Custom" text:outline-level="2"><text:bookmark-start text:name="__RefHeading___Toc8031_854979257"/>7.4 Жизненный цикл заявки в текущей версии<text:bookmark-end text:name="__RefHeading___Toc8031_854979257"/></text:h>
      <text:p text:style-name="Standard"/>
      <text:p text:style-name="BodyText">В текущей реализации статус может принимать следующие значения:</text:p>
      <text:p text:style-name="BulletText">- open;</text:p>
      <text:p text:style-name="BulletText">- in_progress;</text:p>
      <text:p text:style-name="BulletText">- resolved;</text:p>
      <text:p text:style-name="BulletText">- closed.</text:p>
      <text:p text:style-name="Standard"/>
      <text:p text:style-name="BodyText">Начальный статус open устанавливается автоматически при создании заявки. Дальнейшее изменение рабочих состояний выполняется менеджером корпуса или администратором через интерфейс обработки обращения.</text:p>
      <text:p text:style-name="Standard"/>
      <text:h text:style-name="Heading2Custom" text:outline-level="2"><text:bookmark-start text:name="__RefHeading___Toc8033_854979257"/>7.5 Дальнейшее расширение функционала заявок<text:bookmark-end text:name="__RefHeading___Toc8033_854979257"/></text:h>
      <text:p text:style-name="Standard"/>
      <text:p text:style-name="BodyText">В будущем рекомендуется добавить:</text:p>
      <text:p text:style-name="BulletText">- историю изменений;</text:p>
      <text:p text:style-name="BulletText"><text:soft-page-break/>- комментарии;</text:p>
      <text:p text:style-name="BulletText">- вложения;</text:p>
      <text:p text:style-name="BulletText">- SLA и контроль сроков;</text:p>
      <text:p text:style-name="BulletText">- повторное открытие закрытой заявки.</text:p>
      <text:p text:style-name="Standard"/>
      <text:p text:style-name="Standard"/>
      <text:p text:style-name="Standard"/>
      <text:h text:style-name="Heading1Custom" text:outline-level="1"><text:bookmark-start text:name="__RefHeading___Toc8035_854979257"/>8. Реализация пользовательского интерфейса<text:bookmark-end text:name="__RefHeading___Toc8035_854979257"/></text:h>
      <text:p text:style-name="Standard"/>
      <text:h text:style-name="Heading2Custom" text:outline-level="2"><text:bookmark-start text:name="__RefHeading___Toc8037_854979257"/>8.1 Требования к интерфейсу<text:bookmark-end text:name="__RefHeading___Toc8037_854979257"/></text:h>
      <text:p text:style-name="Standard"/>
      <text:p text:style-name="BodyText">Даже учебный проект должен производить впечатление завершенного продукта. Для этого интерфейс должен быть:</text:p>
      <text:p text:style-name="BulletText">- целостным по стилю;</text:p>
      <text:p text:style-name="BulletText">- чистым по структуре;</text:p>
      <text:p text:style-name="BulletText">- понятным для пользователя;</text:p>
      <text:p text:style-name="BulletText">- пригодным для демонстрации преподавателю или комиссии.</text:p>
      <text:p text:style-name="Standard"/>
      <text:h text:style-name="Heading2Custom" text:outline-level="2"><text:bookmark-start text:name="__RefHeading___Toc8039_854979257"/>8.2 Страница входа<text:bookmark-end text:name="__RefHeading___Toc8039_854979257"/></text:h>
      <text:p text:style-name="Standard"/>
      <text:p text:style-name="BodyText">Страница входа содержит:</text:p>
      <text:p text:style-name="BulletText">- заголовок системы;</text:p>
      <text:p text:style-name="BulletText">- краткое описание назначения проекта;</text:p>
      <text:p text:style-name="BulletText">- форму ввода email и пароля;</text:p>
      <text:p text:style-name="BulletText">- вывод сообщений о валидационных и аутентификационных ошибках.</text:p>
      <text:p text:style-name="Standard"/>
      <text:h text:style-name="Heading2Custom" text:outline-level="2"><text:bookmark-start text:name="__RefHeading___Toc8041_854979257"/>8.3 Страница списка заявок<text:bookmark-end text:name="__RefHeading___Toc8041_854979257"/></text:h>
      <text:p text:style-name="Standard"/>
      <text:p text:style-name="BodyText">Страница списка заявок оформлена как рабочая панель. На ней представлены:</text:p>
      <text:p text:style-name="BulletText">- общий заголовок раздела;</text:p>
      <text:p text:style-name="BulletText">- статистические блоки по статусам;</text:p>
      <text:p text:style-name="BulletText">- фильтры по статусу, приоритету и корпусу;</text:p>
      <text:p text:style-name="BulletText">- кнопка создания новой заявки только для роли пользователя;</text:p>
      <text:p text:style-name="BulletText">- кнопка выхода;</text:p>
      <text:p text:style-name="BulletText">- карточки заявок с расширенными атрибутами;</text:p>
      <text:p text:style-name="BulletText">- сообщение о пустом состоянии, если записи отсутствуют.</text:p>
      <text:p text:style-name="Standard"/>
      <text:h text:style-name="Heading2Custom" text:outline-level="2"><text:bookmark-start text:name="__RefHeading___Toc8043_854979257"/>8.4 Страница создания заявки<text:bookmark-end text:name="__RefHeading___Toc8043_854979257"/></text:h>
      <text:p text:style-name="Standard"><text:soft-page-break/></text:p>
      <text:p text:style-name="BodyText">Форма создания заявки содержит:</text:p>
      <text:p text:style-name="BulletText">- поле заголовка;</text:p>
      <text:p text:style-name="BulletText">- текстовое поле описания;</text:p>
      <text:p text:style-name="BulletText">- выбор приоритета;</text:p>
      <text:p text:style-name="BulletText">- выбор корпуса;</text:p>
      <text:p text:style-name="BulletText">- поле кабинета;</text:p>
      <text:p text:style-name="BulletText">- кнопки сохранения и возврата;</text:p>
      <text:p text:style-name="BulletText">- отображение ошибок валидации.</text:p>
      <text:p text:style-name="Standard"/>
      <text:p text:style-name="BodyText">Отдельная страница обработки заявки строится по ролевому принципу: администратор получает полный набор редактируемых полей, а менеджер корпуса только операционные поля, связанные с обработкой обращения.</text:p>
      <text:p text:style-name="Standard"/>
      <text:h text:style-name="Heading2Custom" text:outline-level="2"><text:bookmark-start text:name="__RefHeading___Toc8045_854979257"/>8.5 Значение layout-шаблона<text:bookmark-end text:name="__RefHeading___Toc8045_854979257"/></text:h>
      <text:p text:style-name="Standard"/>
      <text:p text:style-name="BodyText">Использование общего layout-шаблона позволяет:</text:p>
      <text:p text:style-name="BulletText">- обеспечить единое оформление страниц;</text:p>
      <text:p text:style-name="BulletText">- сократить дублирование кода;</text:p>
      <text:p text:style-name="BulletText">- упростить дальнейшее развитие интерфейса;</text:p>
      <text:p text:style-name="BulletText">- сделать приложение визуально цельным.</text:p>
      <text:p text:style-name="Standard"/>
      <text:h text:style-name="Heading2Custom" text:outline-level="2"><text:bookmark-start text:name="__RefHeading___Toc8047_854979257"/>8.6 Адаптивность и демонстрационный характер<text:bookmark-end text:name="__RefHeading___Toc8047_854979257"/></text:h>
      <text:p text:style-name="Standard"/>
      <text:p text:style-name="BodyText">Интерфейс был приведен к виду, пригодному для отображения на обычных настольных и мобильных экранах. Это важно, поскольку проект может демонстрироваться в разных условиях, в том числе на ноутбуке с ограниченным разрешением экрана.</text:p>
      <text:p text:style-name="Standard"/>
      <text:p text:style-name="Standard"/>
      <text:p text:style-name="Standard"/>
      <text:h text:style-name="Heading1Custom" text:outline-level="1"><text:bookmark-start text:name="__RefHeading___Toc8049_854979257"/>9. Безопасность и защита данных<text:bookmark-end text:name="__RefHeading___Toc8049_854979257"/></text:h>
      <text:p text:style-name="Standard"/>
      <text:h text:style-name="Heading2Custom" text:outline-level="2"><text:bookmark-start text:name="__RefHeading___Toc8051_854979257"/>9.1 Общие требования безопасности<text:bookmark-end text:name="__RefHeading___Toc8051_854979257"/></text:h>
      <text:p text:style-name="Standard"/>
      <text:p text:style-name="BodyText">Информационная система, работающая с учетными записями пользователей, должна учитывать базовые требования безопасности даже в учебной версии.</text:p>
      <text:p text:style-name="Standard"/>
      <text:h text:style-name="Heading2Custom" text:outline-level="2"><text:bookmark-start text:name="__RefHeading___Toc8053_854979257"/>9.2 Хеширование паролей<text:bookmark-end text:name="__RefHeading___Toc8053_854979257"/></text:h>
      <text:p text:style-name="Standard"/>
      <text:p text:style-name="BodyText">Пароли не должны храниться в открытом виде. Laravel предоставляет встроенные механизмы безопасной работы с паролями. В модели пользователя настроено преобразование поля password, благодаря чему при сохранении используется хеширование.</text:p>
      <text:p text:style-name="Standard"/>
      <text:h text:style-name="Heading2Custom" text:outline-level="2"><text:bookmark-start text:name="__RefHeading___Toc8055_854979257"/>9.3 CSRF-защита<text:bookmark-end text:name="__RefHeading___Toc8055_854979257"/></text:h>
      <text:p text:style-name="Standard"/>
      <text:p text:style-name="BodyText">Все формы, отправляющие данные методом POST, содержат CSRF-токен. Это снижает риск межсайтовой подделки запросов.</text:p>
      <text:p text:style-name="Standard"/>
      <text:h text:style-name="Heading2Custom" text:outline-level="2"><text:bookmark-start text:name="__RefHeading___Toc8057_854979257"/>9.4 Валидация как элемент безопасности<text:bookmark-end text:name="__RefHeading___Toc8057_854979257"/></text:h>
      <text:p text:style-name="Standard"/>
      <text:p text:style-name="BodyText">Серверная валидация не только повышает корректность данных, но и выполняет защитную функцию:</text:p>
      <text:p text:style-name="BulletText">- ограничивает произвольный ввод;</text:p>
      <text:p text:style-name="BulletText">- предотвращает запись некорректных значений;</text:p>
      <text:p text:style-name="BulletText">- снижает риск неожиданных состояний приложения.</text:p>
      <text:p text:style-name="Standard"/>
      <text:h text:style-name="Heading2Custom" text:outline-level="2"><text:bookmark-start text:name="__RefHeading___Toc8059_854979257"/>9.5 Ограничение доступа<text:bookmark-end text:name="__RefHeading___Toc8059_854979257"/></text:h>
      <text:p text:style-name="Standard"/>
      <text:p text:style-name="BodyText">Маршруты разделены на публичные и закрытые. Неавторизованный пользователь не может открыть список заявок или форму создания обращения. Дополнительно прикладная логика контроллера проверяет:</text:p>
      <text:p text:style-name="BulletText"><text:soft-page-break/>- может ли текущий пользователь просматривать конкретную заявку;</text:p>
      <text:p text:style-name="BulletText">- может ли он создавать новое обращение;</text:p>
      <text:p text:style-name="BulletText">- может ли он изменять поля существующей записи;</text:p>
      <text:p text:style-name="BulletText">- относится ли заявка к корпусу менеджера.</text:p>
      <text:p text:style-name="Standard"/>
      <text:h text:style-name="Heading2Custom" text:outline-level="2"><text:bookmark-start text:name="__RefHeading___Toc8061_854979257"/>9.6 Работа с конфиденциальными параметрами<text:bookmark-end text:name="__RefHeading___Toc8061_854979257"/></text:h>
      <text:p text:style-name="Standard"/>
      <text:p text:style-name="BodyText">Настройки подключения к базе данных и другие чувствительные параметры должны храниться в .env, а не в публичной части проекта. Это соответствует хорошей практике безопасной эксплуатации Laravel-приложений.</text:p>
      <text:p text:style-name="Standard"/>
      <text:h text:style-name="Heading2Custom" text:outline-level="2"><text:bookmark-start text:name="__RefHeading___Toc8063_854979257"/>9.7 Перспективные меры усиления безопасности<text:bookmark-end text:name="__RefHeading___Toc8063_854979257"/></text:h>
      <text:p text:style-name="Standard"/>
      <text:p text:style-name="BodyText">На следующем этапе можно добавить:</text:p>
      <text:p text:style-name="BulletText">- ограничение числа попыток входа;</text:p>
      <text:p text:style-name="BulletText">- журналирование критических событий;</text:p>
      <text:p text:style-name="BulletText">- аудит операций с заявками;</text:p>
      <text:p text:style-name="BulletText">- внедрение Policies и FormRequest;</text:p>
      <text:p text:style-name="BulletText">- резервное копирование данных.</text:p>
      <text:p text:style-name="Standard"/>
      <text:p text:style-name="Standard"/>
      <text:p text:style-name="Standard"/>
      <text:h text:style-name="Heading1Custom" text:outline-level="1"><text:bookmark-start text:name="__RefHeading___Toc8065_854979257"/>10. Качество кода и надежность решения<text:bookmark-end text:name="__RefHeading___Toc8065_854979257"/></text:h>
      <text:p text:style-name="Standard"/>
      <text:h text:style-name="Heading2Custom" text:outline-level="2"><text:bookmark-start text:name="__RefHeading___Toc8067_854979257"/>10.1 Требования к качеству<text:bookmark-end text:name="__RefHeading___Toc8067_854979257"/></text:h>
      <text:p text:style-name="Standard"/>
      <text:p text:style-name="BodyText">Код учебного проекта должен быть:</text:p>
      <text:p text:style-name="BulletText">- читаемым;</text:p>
      <text:p text:style-name="BulletText">- структурированным;</text:p>
      <text:p text:style-name="BulletText">- логично распределенным по каталогам;</text:p>
      <text:p text:style-name="BulletText">- понятным для сопровождения;</text:p>
      <text:p text:style-name="BulletText">- не противоречащим принятой архитектуре framework.</text:p>
      <text:p text:style-name="Standard"/>
      <text:h text:style-name="Heading2Custom" text:outline-level="2"><text:bookmark-start text:name="__RefHeading___Toc8069_854979257"/>10.2 Использование стандартов Laravel<text:bookmark-end text:name="__RefHeading___Toc8069_854979257"/></text:h>
      <text:p text:style-name="Standard"/>
      <text:p text:style-name="BodyText">В проекте соблюдены базовые принципы Laravel:</text:p>
      <text:p text:style-name="BulletText">- контроллеры вынесены в отдельный каталог;</text:p>
      <text:p text:style-name="BulletText">- маршруты централизованы;</text:p>
      <text:p text:style-name="BulletText">- модели соответствуют таблицам;</text:p>
      <text:p text:style-name="BulletText">- миграции формируют структуру базы данных;</text:p>
      <text:p text:style-name="BulletText">- представления отделены от бизнес-логики.</text:p>
      <text:p text:style-name="Standard"/>
      <text:h text:style-name="Heading2Custom" text:outline-level="2"><text:bookmark-start text:name="__RefHeading___Toc8071_854979257"/>10.3 Проверка запуска<text:bookmark-end text:name="__RefHeading___Toc8071_854979257"/></text:h>
      <text:p text:style-name="Standard"/>
      <text:p text:style-name="BodyText">Проект ориентирован на возможность локального развертывания. Критически важными проверками являются:</text:p>
      <text:p text:style-name="BulletText">- установка зависимостей через Composer;</text:p>
      <text:p text:style-name="BulletText">- выполнение php artisan --version;</text:p>
      <text:p text:style-name="BulletText">- получение списка маршрутов;</text:p>
      <text:p text:style-name="BulletText">- запуск миграций;</text:p>
      <text:p text:style-name="BulletText">- запуск встроенного web-сервера.</text:p>
      <text:p text:style-name="Standard"/>
      <text:h text:style-name="Heading2Custom" text:outline-level="2"><text:bookmark-start text:name="__RefHeading___Toc8073_854979257"/>10.4 Значение документации<text:bookmark-end text:name="__RefHeading___Toc8073_854979257"/></text:h>
      <text:p text:style-name="Standard"/>
      <text:p text:style-name="BodyText">Даже рабочий код без документации создает трудности при передаче <text:soft-page-break/>проекта. Поэтому качественная пояснительная записка и план играют важную роль: они позволяют быстро понять назначение системы, принятые архитектурные решения и возможные пути развития.</text:p>
      <text:p text:style-name="Standard"/>
      <text:p text:style-name="Standard"/>
      <text:p text:style-name="Standard"/>
      <text:h text:style-name="Heading1Custom" text:outline-level="1"><text:bookmark-start text:name="__RefHeading___Toc8075_854979257"/>11. Методика тестирования<text:bookmark-end text:name="__RefHeading___Toc8075_854979257"/></text:h>
      <text:p text:style-name="Standard"/>
      <text:h text:style-name="Heading2Custom" text:outline-level="2"><text:bookmark-start text:name="__RefHeading___Toc8077_854979257"/>11.1 Цель тестирования<text:bookmark-end text:name="__RefHeading___Toc8077_854979257"/></text:h>
      <text:p text:style-name="Standard"/>
      <text:p text:style-name="BodyText">Цель тестирования заключается в подтверждении корректности базовых пользовательских сценариев и в снижении риска сбоев при демонстрации системы.</text:p>
      <text:p text:style-name="Standard"/>
      <text:h text:style-name="Heading2Custom" text:outline-level="2"><text:bookmark-start text:name="__RefHeading___Toc8079_854979257"/>11.2 Проверяемые сценарии<text:bookmark-end text:name="__RefHeading___Toc8079_854979257"/></text:h>
      <text:p text:style-name="Standard"/>
      <text:p text:style-name="BodyText">В минимальной версии целесообразно проверять:</text:p>
      <text:p text:style-name="BulletText">- запуск приложения после установки зависимостей;</text:p>
      <text:p text:style-name="BulletText">- корректность маршрутов;</text:p>
      <text:p text:style-name="BulletText">- возможность входа пользователя;</text:p>
      <text:p text:style-name="BulletText">- доступ к защищенным разделам только после авторизации;</text:p>
      <text:p text:style-name="BulletText">- создание новой заявки пользователем;</text:p>
      <text:p text:style-name="BulletText">- запрет создания заявки администратором и менеджером;</text:p>
      <text:p text:style-name="BulletText">- отображение созданной заявки в списке;</text:p>
      <text:p text:style-name="BulletText">- ограничение заявок по корпусу для менеджера;</text:p>
      <text:p text:style-name="BulletText">- изменение статуса менеджером и администратором;</text:p>
      <text:p text:style-name="BulletText">- запрет редактирования обращения самим заявителем после отправки.</text:p>
      <text:p text:style-name="Standard"/>
      <text:h text:style-name="Heading2Custom" text:outline-level="2"><text:bookmark-start text:name="__RefHeading___Toc8081_854979257"/>11.3 Ручное тестирование<text:bookmark-end text:name="__RefHeading___Toc8081_854979257"/></text:h>
      <text:p text:style-name="Standard"/>
      <text:p text:style-name="BodyText">Для учебного проекта ручное тестирование включает:</text:p>
      <text:p text:style-name="NumberText">1. установку зависимостей;</text:p>
      <text:p text:style-name="NumberText">2. настройку .env;</text:p>
      <text:p text:style-name="NumberText">3. выполнение миграций;</text:p>
      <text:p text:style-name="NumberText">4. запуск сидеров тестовых данных;</text:p>
      <text:p text:style-name="NumberText">5. вход в систему под ролью user;</text:p>
      <text:p text:style-name="NumberText">6. создание новой заявки;</text:p>
      <text:p text:style-name="NumberText">7. проверку отображения результата в списке;</text:p>
      <text:p text:style-name="NumberText"><text:soft-page-break/>8. вход под менеджером корпуса и проверку ограничения по корпусу;</text:p>
      <text:p text:style-name="NumberText">9. вход под администратором и проверку глобального доступа.</text:p>
      <text:p text:style-name="Standard"/>
      <text:h text:style-name="Heading2Custom" text:outline-level="2"><text:bookmark-start text:name="__RefHeading___Toc8083_854979257"/>11.4 Автоматизация тестирования<text:bookmark-end text:name="__RefHeading___Toc8083_854979257"/></text:h>
      <text:p text:style-name="Standard"/>
      <text:p text:style-name="BodyText">На следующем этапе желательно добавить feature-тесты Laravel для следующих процессов:</text:p>
      <text:p text:style-name="BulletText">- форма входа;</text:p>
      <text:p text:style-name="BulletText">- успешная аутентификация;</text:p>
      <text:p text:style-name="BulletText">- запрет доступа без входа;</text:p>
      <text:p text:style-name="BulletText">- сохранение валидной заявки;</text:p>
      <text:p text:style-name="BulletText">- отклонение невалидных данных.</text:p>
      <text:p text:style-name="Standard"/>
      <text:h text:style-name="Heading2Custom" text:outline-level="2"><text:bookmark-start text:name="__RefHeading___Toc8085_854979257"/>11.5 Возможные риски при эксплуатации<text:bookmark-end text:name="__RefHeading___Toc8085_854979257"/></text:h>
      <text:p text:style-name="Standard"/>
      <text:p text:style-name="BodyText">К рискам относятся:</text:p>
      <text:p text:style-name="BulletText">- отсутствие предварительно созданного пользователя;</text:p>
      <text:p text:style-name="BulletText">- неправильные параметры подключения к MySQL;</text:p>
      <text:p text:style-name="BulletText">- отсутствие миграций в новой среде;</text:p>
      <text:p text:style-name="BulletText">- несоответствие версий PHP требуемым условиям.</text:p>
      <text:p text:style-name="Standard"/>
      <text:p text:style-name="BodyText">Эти риски можно минимизировать за счет хорошей инструкции запуска и использования стандартных механизмов Laravel.</text:p>
      <text:p text:style-name="Standard"/>
      <text:p text:style-name="Standard"/>
      <text:p text:style-name="Standard"/>
      <text:h text:style-name="Heading1Custom" text:outline-level="1"><text:bookmark-start text:name="__RefHeading___Toc8087_854979257"/>12. Экономическая и организационная эффективность<text:bookmark-end text:name="__RefHeading___Toc8087_854979257"/></text:h>
      <text:p text:style-name="Standard"/>
      <text:h text:style-name="Heading2Custom" text:outline-level="2"><text:bookmark-start text:name="__RefHeading___Toc8089_854979257"/>12.1 Организационный эффект<text:bookmark-end text:name="__RefHeading___Toc8089_854979257"/></text:h>
      <text:p text:style-name="Standard"/>
      <text:p text:style-name="BodyText">Даже базовая система заявок дает организации следующие преимущества:</text:p>
      <text:p text:style-name="BulletText">- обращения перестают теряться;</text:p>
      <text:p text:style-name="BulletText">- появляется единый журнал работ;</text:p>
      <text:p text:style-name="BulletText">- повышается прозрачность обработки;</text:p>
      <text:p text:style-name="BulletText">- упрощается контроль исполнения;</text:p>
      <text:p text:style-name="BulletText">- уменьшается зависимость от устных договоренностей;</text:p>
      <text:p text:style-name="BulletText">- повышается дисциплина фиксации обращений.</text:p>
      <text:p text:style-name="Standard"/>
      <text:h text:style-name="Heading2Custom" text:outline-level="2"><text:bookmark-start text:name="__RefHeading___Toc8091_854979257"/>12.2 Экономический эффект<text:bookmark-end text:name="__RefHeading___Toc8091_854979257"/></text:h>
      <text:p text:style-name="Standard"/>
      <text:p text:style-name="BodyText">Хотя учебный проект не сопровождается детальным финансовым расчетом, можно выделить косвенный экономический эффект:</text:p>
      <text:p text:style-name="BulletText">- сокращение времени на поиск информации о проблеме;</text:p>
      <text:p text:style-name="BulletText">- снижение количества повторных уточнений;</text:p>
      <text:p text:style-name="BulletText">- уменьшение вероятности дублирования работ;</text:p>
      <text:p text:style-name="BulletText">- более рациональное распределение времени исполнителей.</text:p>
      <text:p text:style-name="Standard"/>
      <text:h text:style-name="Heading2Custom" text:outline-level="2"><text:bookmark-start text:name="__RefHeading___Toc8093_854979257"/>12.3 Эффект для пользователей<text:bookmark-end text:name="__RefHeading___Toc8093_854979257"/></text:h>
      <text:p text:style-name="Standard"/>
      <text:p text:style-name="BodyText">Пользователи получают:</text:p>
      <text:p text:style-name="BulletText">- понятный канал регистрации обращений;</text:p>
      <text:p text:style-name="BulletText">- уверенность, что заявка не потеряется;</text:p>
      <text:p text:style-name="BulletText">- возможность видеть формализованный процесс работы;</text:p>
      <text:p text:style-name="BulletText">- более профессиональное взаимодействие с технической поддержкой.</text:p>
      <text:p text:style-name="Standard"/>
      <text:h text:style-name="Heading2Custom" text:outline-level="2"><text:bookmark-start text:name="__RefHeading___Toc8095_854979257"/>12.4 Эффект для администрации<text:bookmark-end text:name="__RefHeading___Toc8095_854979257"/></text:h>
      <text:p text:style-name="Standard"/>
      <text:p text:style-name="BodyText">Администрация получает:</text:p>
      <text:p text:style-name="BulletText"><text:soft-page-break/>- основу для контроля загрузки;</text:p>
      <text:p text:style-name="BulletText">- возможность постепенного перехода к аналитике;</text:p>
      <text:p text:style-name="BulletText">- базу для внедрения регламентов обработки обращений.</text:p>
      <text:p text:style-name="Standard"/>
      <text:p text:style-name="Standard"/>
      <text:p text:style-name="Standard"/>
      <text:h text:style-name="Heading1Custom" text:outline-level="1"><text:bookmark-start text:name="__RefHeading___Toc8097_854979257"/>13. Перспективы развития проекта<text:bookmark-end text:name="__RefHeading___Toc8097_854979257"/></text:h>
      <text:p text:style-name="Standard"/>
      <text:h text:style-name="Heading2Custom" text:outline-level="2"><text:bookmark-start text:name="__RefHeading___Toc8099_854979257"/>13.1 Функциональное развитие<text:bookmark-end text:name="__RefHeading___Toc8099_854979257"/></text:h>
      <text:p text:style-name="Standard"/>
      <text:p text:style-name="BodyText">Наиболее очевидные направления развития:</text:p>
      <text:p text:style-name="BulletText">- комментарии к заявкам;</text:p>
      <text:p text:style-name="BulletText">- история действий;</text:p>
      <text:p text:style-name="BulletText">- загрузка вложений;</text:p>
      <text:p text:style-name="BulletText">- поиск;</text:p>
      <text:p text:style-name="BulletText">- SLA и контроль сроков;</text:p>
      <text:p text:style-name="BulletText">- уведомления;</text:p>
      <text:p text:style-name="BulletText">- экспорт отчетов.</text:p>
      <text:p text:style-name="Standard"/>
      <text:h text:style-name="Heading2Custom" text:outline-level="2"><text:bookmark-start text:name="__RefHeading___Toc8101_854979257"/>13.2 Архитектурное развитие<text:bookmark-end text:name="__RefHeading___Toc8101_854979257"/></text:h>
      <text:p text:style-name="Standard"/>
      <text:p text:style-name="BodyText">С архитектурной точки зрения проект может быть расширен за счет:</text:p>
      <text:p text:style-name="BulletText">- внедрения FormRequest;</text:p>
      <text:p text:style-name="BulletText">- выноса бизнес-логики в сервисы;</text:p>
      <text:p text:style-name="BulletText">- использования Policies;</text:p>
      <text:p text:style-name="BulletText">- добавления API Resources;</text:p>
      <text:p text:style-name="BulletText">- разделения web- и API-слоя.</text:p>
      <text:p text:style-name="Standard"/>
      <text:h text:style-name="Heading2Custom" text:outline-level="2"><text:bookmark-start text:name="__RefHeading___Toc8103_854979257"/>13.3 Интеграционное развитие<text:bookmark-end text:name="__RefHeading___Toc8103_854979257"/></text:h>
      <text:p text:style-name="Standard"/>
      <text:p text:style-name="BodyText">В дальнейшем система может интегрироваться:</text:p>
      <text:p text:style-name="BulletText">- с корпоративной почтой;</text:p>
      <text:p text:style-name="BulletText">- с LDAP или иной системой учетных записей;</text:p>
      <text:p text:style-name="BulletText">- с мессенджерами для уведомлений;</text:p>
      <text:p text:style-name="BulletText">- с панелями аналитики и отчетности.</text:p>
      <text:p text:style-name="Standard"/>
      <text:h text:style-name="Heading2Custom" text:outline-level="2"><text:bookmark-start text:name="__RefHeading___Toc8105_854979257"/>13.4 Эксплуатационное развитие<text:bookmark-end text:name="__RefHeading___Toc8105_854979257"/></text:h>
      <text:p text:style-name="Standard"/>
      <text:p text:style-name="BodyText">Для приближения к промышленному уровню можно добавить:</text:p>
      <text:p text:style-name="BulletText"><text:soft-page-break/>- резервное копирование;</text:p>
      <text:p text:style-name="BulletText">- мониторинг;</text:p>
      <text:p text:style-name="BulletText">- логирование событий;</text:p>
      <text:p text:style-name="BulletText">- контейнеризацию;</text:p>
      <text:p text:style-name="BulletText">- CI/CD-пайплайн;</text:p>
      <text:p text:style-name="BulletText">- автоматические тесты.</text:p>
      <text:p text:style-name="Standard"/>
      <text:p text:style-name="Standard"/>
      <text:p text:style-name="Standard"/>
      <text:h text:style-name="Heading1Custom" text:outline-level="1"><text:bookmark-start text:name="__RefHeading___Toc8107_854979257"/>14. Инструкция по локальному развертыванию<text:bookmark-end text:name="__RefHeading___Toc8107_854979257"/></text:h>
      <text:p text:style-name="Standard"/>
      <text:h text:style-name="Heading2Custom" text:outline-level="2"><text:bookmark-start text:name="__RefHeading___Toc8109_854979257"/>14.1 Предварительные требования<text:bookmark-end text:name="__RefHeading___Toc8109_854979257"/></text:h>
      <text:p text:style-name="Standard"/>
      <text:p text:style-name="BodyText">Для запуска проекта на локальном компьютере необходимы:</text:p>
      <text:p text:style-name="BulletText">- PHP 8.2 или выше;</text:p>
      <text:p text:style-name="BulletText">- Composer;</text:p>
      <text:p text:style-name="BulletText">- MySQL;</text:p>
      <text:p text:style-name="BulletText">- расширения PHP, требуемые Laravel;</text:p>
      <text:p text:style-name="BulletText">- возможность запуска php artisan;</text:p>
      <text:p text:style-name="BulletText">- web-сервер Apache, Nginx или встроенный сервер Laravel;</text:p>
      <text:p text:style-name="BulletText">- LibreOffice Writer или Microsoft Word для финальной сборки печатной версии записки.</text:p>
      <text:p text:style-name="Standard"/>
      <text:h text:style-name="Heading2Custom" text:outline-level="2"><text:bookmark-start text:name="__RefHeading___Toc8111_854979257"/>14.2 Общая последовательность развертывания<text:bookmark-end text:name="__RefHeading___Toc8111_854979257"/></text:h>
      <text:p text:style-name="Standard"/>
      <text:p text:style-name="NumberText">1. Открыть проект в рабочем каталоге.</text:p>
      <text:p text:style-name="NumberText">2. Установить зависимости командой composer install.</text:p>
      <text:p text:style-name="NumberText">3. Создать файл окружения .env на основе .env.example.</text:p>
      <text:p text:style-name="NumberText">4. Указать параметры подключения к MySQL.</text:p>
      <text:p text:style-name="NumberText">5. Выполнить php artisan key:generate.</text:p>
      <text:p text:style-name="NumberText">6. Выполнить php artisan migrate:fresh --seed.</text:p>
      <text:p text:style-name="NumberText">7. Убедиться, что тестовые пользователи и демонстрационные заявки созданы.</text:p>
      <text:p text:style-name="NumberText">8. Запустить php artisan serve.</text:p>
      <text:p text:style-name="Standard"/>
      <text:h text:style-name="Heading2Custom" text:outline-level="2"><text:bookmark-start text:name="__RefHeading___Toc8113_854979257"/>14.3 Подготовка тестовых учетных записей<text:bookmark-end text:name="__RefHeading___Toc8113_854979257"/></text:h>
      <text:p text:style-name="Standard"/>
      <text:p text:style-name="BodyText">Для демонстрации в проекте уже подготовлены сидеры. После выполнения php artisan migrate:fresh --seed доступны следующие учетные записи:</text:p>
      <text:p text:style-name="BulletText">- admin@spk.local / password;</text:p>
      <text:p text:style-name="BulletText"><text:soft-page-break/>- manager-main@spk.local / password;</text:p>
      <text:p text:style-name="BulletText">- manager-k2@spk.local / password;</text:p>
      <text:p text:style-name="BulletText">- user@spk.local / password.</text:p>
      <text:p text:style-name="Standard"/>
      <text:h text:style-name="Heading2Custom" text:outline-level="2"><text:bookmark-start text:name="__RefHeading___Toc8115_854979257"/>14.4 Проверка результата<text:bookmark-end text:name="__RefHeading___Toc8115_854979257"/></text:h>
      <text:p text:style-name="Standard"/>
      <text:p text:style-name="BodyText">После запуска необходимо проверить:</text:p>
      <text:p text:style-name="BulletText">- открывается ли страница /login;</text:p>
      <text:p text:style-name="BulletText">- выполняется ли вход;</text:p>
      <text:p text:style-name="BulletText">- отображается ли страница /tickets;</text:p>
      <text:p text:style-name="BulletText">- сохраняется ли новая заявка;</text:p>
      <text:p text:style-name="BulletText">- открывается ли карточка заявки;</text:p>
      <text:p text:style-name="BulletText">- корректно ли работает фильтрация;</text:p>
      <text:p text:style-name="BulletText">- не возникает ли ошибок маршрутизации и базы данных.</text:p>
      <text:p text:style-name="Standard"/>
      <text:p text:style-name="Standard"/>
      <text:p text:style-name="Standard"/>
      <text:h text:style-name="Heading1Custom" text:outline-level="1"><text:bookmark-start text:name="__RefHeading___Toc8117_854979257"/>15. Соответствие текущей реализации плану<text:bookmark-end text:name="__RefHeading___Toc8117_854979257"/></text:h>
      <text:p text:style-name="Standard"/>
      <text:p text:style-name="BodyText">Важно отметить, что проект имеет двухуровневую природу:</text:p>
      <text:p text:style-name="BulletText">- текущая реализованная версия является рабочей учебной web-системой с прикладным разграничением ролей;</text:p>
      <text:p text:style-name="BulletText">- стратегический план развития описывает расширение до более функционального helpdesk-решения.</text:p>
      <text:p text:style-name="Standard"/>
      <text:p text:style-name="BodyText">Это не противоречие, а нормальная схема эволюции проекта. На первом этапе создается работающий каркас, который:</text:p>
      <text:p text:style-name="BulletText">- запускается;</text:p>
      <text:p text:style-name="BulletText">- демонстрирует ключевые сценарии;</text:p>
      <text:p text:style-name="BulletText">- имеет корректную структуру;</text:p>
      <text:p text:style-name="BulletText">- пригоден для расширения.</text:p>
      <text:p text:style-name="Standard"/>
      <text:p text:style-name="BodyText">На втором этапе на этот каркас последовательно наслаиваются:</text:p>
      <text:p text:style-name="BulletText">- более глубокая бизнес-логика;</text:p>
      <text:p text:style-name="BulletText">- API;</text:p>
      <text:p text:style-name="BulletText">- отчеты;</text:p>
      <text:p text:style-name="BulletText">- комментарии и вложения;</text:p>
      <text:p text:style-name="BulletText">- тестовое покрытие.</text:p>
      <text:p text:style-name="Standard"/>
      <text:p text:style-name="BodyText">Таким образом, текущее состояние проекта можно считать технически корректным для учебной минимальной версии, а план развития — реалистичным и обоснованным.</text:p>
      <text:p text:style-name="Standard"/>
      <text:p text:style-name="Standard"/>
      <text:p text:style-name="Standard"/>
      <text:h text:style-name="Heading1Custom" text:outline-level="1"><text:bookmark-start text:name="__RefHeading___Toc8119_854979257"/>16. Заключение<text:bookmark-end text:name="__RefHeading___Toc8119_854979257"/></text:h>
      <text:p text:style-name="Standard"/>
      <text:p text:style-name="BodyText">В ходе выполнения работы была разработана серверная часть и базовый web-интерфейс информационной системы управления заявками для системного администратора на базе Laravel и MySQL. Проведен анализ предметной области, определены участники процесса и выявлены проблемы традиционного неформализованного учета обращений. На основе этого были сформулированы требования к системе, выбраны подходящие технологии и спроектирована структура базы данных.</text:p>
      <text:p text:style-name="Standard"/>
      <text:p text:style-name="BodyText">В рамках практической реализации создана рабочая версия приложения, поддерживающая аутентификацию пользователей, просмотр списка заявок, создание новых обращений, отдельную карточку заявки, обработку обращения сотрудниками и хранение данных в реляционной базе. В проекте реализовано разделение ролей между заявителем, менеджером корпуса и администратором, а также учет принадлежности заявки к конкретному учебному корпусу и кабинету. Проект организован в соответствии с архитектурными принципами Laravel и обладает понятной структурой каталогов, что делает его удобным для локального запуска и дальнейшего сопровождения.</text:p>
      <text:p text:style-name="Standard"/>
      <text:p text:style-name="BodyText">Особое внимание было уделено приведению проекта к виду, пригодному для демонстрации. Это выражается не только в наличии рабочего функционала, но и в согласованности документации, структуры кода и интерфейса. Текущая версия не претендует на завершенность промышленной helpdesk-системы, однако уже выполняет роль устойчивого базового продукта, который можно показать, развернуть и последовательно развивать.</text:p>
      <text:p text:style-name="Standard"/>
      <text:p text:style-name="BodyText">Дальнейшее развитие проекта может быть связано с расширением модели данных, внедрением политик доступа, журналирования, комментариев, вложений, уведомлений и автоматизированного тестирования. Таким образом, разработанная система представляет собой как самостоятельный учебный <text:soft-page-break/>результат, так и прочную платформу для дальнейшей инженерной доработки.</text:p>
      <text:p text:style-name="Standard"/>
      <text:p text:style-name="Standard"/>
      <text:p text:style-name="Standard"/>
      <text:h text:style-name="Heading1Custom" text:outline-level="1"><text:bookmark-start text:name="__RefHeading___Toc8121_854979257"/>17. Формализация пользовательских сценариев<text:bookmark-end text:name="__RefHeading___Toc8121_854979257"/></text:h>
      <text:p text:style-name="Standard"/>
      <text:h text:style-name="Heading2Custom" text:outline-level="2"><text:bookmark-start text:name="__RefHeading___Toc8123_854979257"/>17.1 Сценарий «Вход в систему»<text:bookmark-end text:name="__RefHeading___Toc8123_854979257"/></text:h>
      <text:p text:style-name="Standard"/>
      <text:p text:style-name="BodyText">Актор: зарегистрированный пользователь.</text:p>
      <text:p text:style-name="Standard"/>
      <text:p text:style-name="BodyText">Предусловия:</text:p>
      <text:p text:style-name="BulletText">- в базе данных существует учетная запись;</text:p>
      <text:p text:style-name="BulletText">- пароль сохранен в хешированном виде;</text:p>
      <text:p text:style-name="BulletText">- приложение корректно подключено к базе данных.</text:p>
      <text:p text:style-name="Standard"/>
      <text:p text:style-name="BodyText">Основной поток:</text:p>
      <text:p text:style-name="NumberText">1. Пользователь открывает страницу входа.</text:p>
      <text:p text:style-name="NumberText">2. Вводит адрес электронной почты и пароль.</text:p>
      <text:p text:style-name="NumberText">3. Сервер выполняет валидацию полей.</text:p>
      <text:p text:style-name="NumberText">4. Система пытается аутентифицировать пользователя.</text:p>
      <text:p text:style-name="NumberText">5. При успешной проверке создается сессия.</text:p>
      <text:p text:style-name="NumberText">6. Пользователь перенаправляется на страницу списка заявок.</text:p>
      <text:p text:style-name="Standard"/>
      <text:p text:style-name="BodyText">Альтернативный поток:</text:p>
      <text:p text:style-name="NumberText">1. Пользователь вводит неверные учетные данные.</text:p>
      <text:p text:style-name="NumberText">2. Система возвращает его на форму входа.</text:p>
      <text:p text:style-name="NumberText">3. На странице отображается сообщение об ошибке.</text:p>
      <text:p text:style-name="Standard"/>
      <text:p text:style-name="BodyText">Постусловия:</text:p>
      <text:p text:style-name="BulletText">- при успешном входе пользователь получает доступ к защищенным разделам;</text:p>
      <text:p text:style-name="BulletText">- при неуспешном входе доступ не предоставляется.</text:p>
      <text:p text:style-name="Standard"/>
      <text:h text:style-name="Heading2Custom" text:outline-level="2"><text:bookmark-start text:name="__RefHeading___Toc8125_854979257"/>17.2 Сценарий «Просмотр списка заявок»<text:bookmark-end text:name="__RefHeading___Toc8125_854979257"/></text:h>
      <text:p text:style-name="Standard"/>
      <text:p text:style-name="BodyText">Актор: авторизованный пользователь.</text:p>
      <text:p text:style-name="Standard"/>
      <text:p text:style-name="BodyText"><text:soft-page-break/>Предусловия:</text:p>
      <text:p text:style-name="BulletText">- пользователь прошел аутентификацию;</text:p>
      <text:p text:style-name="BulletText">- в базе данных может присутствовать ноль или более заявок.</text:p>
      <text:p text:style-name="Standard"/>
      <text:p text:style-name="BodyText">Основной поток:</text:p>
      <text:p text:style-name="NumberText">1. Пользователь открывает страницу /tickets.</text:p>
      <text:p text:style-name="NumberText">2. Контроллер получает список заявок.</text:p>
      <text:p text:style-name="NumberText">3. Представление выводит карточки обращений.</text:p>
      <text:p text:style-name="NumberText">4. В зависимости от роли система ограничивает набор доступных записей.</text:p>
      <text:p text:style-name="NumberText">5. Пользователь может перейти к созданию новой заявки, просмотру карточки или выйти из системы.</text:p>
      <text:p text:style-name="Standard"/>
      <text:p text:style-name="BodyText">Альтернативный поток:</text:p>
      <text:p text:style-name="NumberText">1. В базе данных еще нет заявок.</text:p>
      <text:p text:style-name="NumberText">2. Система выводит пустое состояние с поясняющим сообщением.</text:p>
      <text:p text:style-name="Standard"/>
      <text:h text:style-name="Heading2Custom" text:outline-level="2"><text:bookmark-start text:name="__RefHeading___Toc8127_854979257"/>17.3 Сценарий «Создание заявки»<text:bookmark-end text:name="__RefHeading___Toc8127_854979257"/></text:h>
      <text:p text:style-name="Standard"/>
      <text:p text:style-name="BodyText">Актор: авторизованный пользователь.</text:p>
      <text:p text:style-name="Standard"/>
      <text:p text:style-name="BodyText">Предусловия:</text:p>
      <text:p text:style-name="BulletText">- пользователь вошел в систему;</text:p>
      <text:p text:style-name="BulletText">- открыта форма создания новой заявки.</text:p>
      <text:p text:style-name="Standard"/>
      <text:p text:style-name="BodyText">Основной поток:</text:p>
      <text:p text:style-name="NumberText">1. Пользователь вводит заголовок.</text:p>
      <text:p text:style-name="NumberText">2. Пользователь заполняет описание проблемы.</text:p>
      <text:p text:style-name="NumberText">3. Пользователь выбирает приоритет.</text:p>
      <text:p text:style-name="NumberText">4. Пользователь указывает корпус и кабинет.</text:p>
      <text:p text:style-name="NumberText">5. Нажимает кнопку сохранения.</text:p>
      <text:p text:style-name="NumberText">6. Сервер валидирует входные данные.</text:p>
      <text:p text:style-name="NumberText">7. При успехе создается новая запись в таблице tickets.</text:p>
      <text:p text:style-name="NumberText"><text:soft-page-break/>8. Система перенаправляет пользователя на список заявок и выводит сообщение об успехе.</text:p>
      <text:p text:style-name="Standard"/>
      <text:p text:style-name="BodyText">Альтернативный поток:</text:p>
      <text:p text:style-name="NumberText">1. Данные формы не проходят проверку.</text:p>
      <text:p text:style-name="NumberText">2. Пользователь остается на странице.</text:p>
      <text:p text:style-name="NumberText">3. Система показывает список ошибок.</text:p>
      <text:p text:style-name="NumberText">4. Ранее введенные значения сохраняются в форме, чтобы их не пришлось вводить заново.</text:p>
      <text:p text:style-name="Standard"/>
      <text:h text:style-name="Heading2Custom" text:outline-level="2"><text:bookmark-start text:name="__RefHeading___Toc8129_854979257"/>17.4 Сценарий «Выход из системы»<text:bookmark-end text:name="__RefHeading___Toc8129_854979257"/></text:h>
      <text:p text:style-name="Standard"/>
      <text:p text:style-name="BodyText">Актор: авторизованный пользователь.</text:p>
      <text:p text:style-name="Standard"/>
      <text:p text:style-name="BodyText">Основной поток:</text:p>
      <text:p text:style-name="NumberText">1. Пользователь нажимает кнопку выхода.</text:p>
      <text:p text:style-name="NumberText">2. Сессия очищается.</text:p>
      <text:p text:style-name="NumberText">3. CSRF-токен регенерируется.</text:p>
      <text:p text:style-name="NumberText">4. Пользователь возвращается на форму входа.</text:p>
      <text:p text:style-name="Standard"/>
      <text:h text:style-name="Heading2Custom" text:outline-level="2"><text:bookmark-start text:name="__RefHeading___Toc8131_854979257"/>17.5 Значение формализации сценариев<text:bookmark-end text:name="__RefHeading___Toc8131_854979257"/></text:h>
      <text:p text:style-name="Standard"/>
      <text:p text:style-name="BodyText">Формализация сценариев важна по нескольким причинам:</text:p>
      <text:p text:style-name="BulletText">- она показывает, что система проектировалась осознанно;</text:p>
      <text:p text:style-name="BulletText">- облегчает написание тестов;</text:p>
      <text:p text:style-name="BulletText">- упрощает согласование требований;</text:p>
      <text:p text:style-name="BulletText">- помогает выявить недостающие переходы и потенциальные ошибки;</text:p>
      <text:p text:style-name="BulletText">- улучшает качество пояснительной записки как инженерного документа.</text:p>
      <text:p text:style-name="Standard"/>
      <text:p text:style-name="Standard"/>
      <text:p text:style-name="Standard"/>
      <text:h text:style-name="Heading1Custom" text:outline-level="1"><text:bookmark-start text:name="__RefHeading___Toc8133_854979257"/>18. Описание алгоритмов работы системы<text:bookmark-end text:name="__RefHeading___Toc8133_854979257"/></text:h>
      <text:p text:style-name="Standard"/>
      <text:h text:style-name="Heading2Custom" text:outline-level="2"><text:bookmark-start text:name="__RefHeading___Toc8135_854979257"/>18.1 Алгоритм аутентификации пользователя<text:bookmark-end text:name="__RefHeading___Toc8135_854979257"/></text:h>
      <text:p text:style-name="Standard"/>
      <text:p text:style-name="BodyText">Алгоритм аутентификации можно представить следующими шагами:</text:p>
      <text:p text:style-name="NumberText">1. Принять HTTP-запрос с полями email и password.</text:p>
      <text:p text:style-name="NumberText">2. Проверить наличие и формат обязательных полей.</text:p>
      <text:p text:style-name="NumberText">3. Передать набор учетных данных в стандартный механизм auth()-&gt;attempt(...).</text:p>
      <text:p text:style-name="NumberText">4. При неуспехе вернуть пользователя на форму входа и сформировать сообщение об ошибке.</text:p>
      <text:p text:style-name="NumberText">5. При успехе регенерировать сессию пользователя.</text:p>
      <text:p text:style-name="NumberText">6. Выполнить перенаправление в защищенный раздел системы.</text:p>
      <text:p text:style-name="Standard"/>
      <text:p text:style-name="BodyText">Такой алгоритм опирается на встроенные возможности Laravel и минимизирует объем низкоуровневого кода, который пришлось бы поддерживать вручную.</text:p>
      <text:p text:style-name="Standard"/>
      <text:h text:style-name="Heading2Custom" text:outline-level="2"><text:bookmark-start text:name="__RefHeading___Toc8137_854979257"/>18.2 Алгоритм создания заявки<text:bookmark-end text:name="__RefHeading___Toc8137_854979257"/></text:h>
      <text:p text:style-name="Standard"/>
      <text:p text:style-name="BodyText">Алгоритм формирования новой заявки включает:</text:p>
      <text:p text:style-name="NumberText">1. Получение входных данных формы.</text:p>
      <text:p text:style-name="NumberText">2. Валидацию заголовка, описания, приоритета, корпуса и кабинета.</text:p>
      <text:p text:style-name="NumberText">3. Формирование массива атрибутов.</text:p>
      <text:p text:style-name="NumberText">4. Установку статуса open.</text:p>
      <text:p text:style-name="NumberText">5. Установку идентификатора автора через auth()-&gt;id().</text:p>
      <text:p text:style-name="NumberText">6. Автоматическую фиксацию имени заявителя.</text:p>
      <text:p text:style-name="NumberText">7. Сохранение записи в таблице tickets.</text:p>
      <text:p text:style-name="NumberText">8. Возврат пользователя на страницу списка заявок с уведомлением об успешном действии.</text:p>
      <text:p text:style-name="Standard"/>
      <text:h text:style-name="Heading2Custom" text:outline-level="2"><text:bookmark-start text:name="__RefHeading___Toc8139_854979257"/>18.3 Алгоритм ограничения доступа<text:bookmark-end text:name="__RefHeading___Toc8139_854979257"/></text:h>
      <text:p text:style-name="Standard"><text:soft-page-break/></text:p>
      <text:p text:style-name="BodyText">Ограничение доступа реализовано через middleware и работает следующим образом:</text:p>
      <text:p text:style-name="NumberText">1. При обращении к маршруту Laravel проверяет наличие middleware.</text:p>
      <text:p text:style-name="NumberText">2. Если маршрут относится к группе auth, система убеждается, что пользователь авторизован.</text:p>
      <text:p text:style-name="NumberText">3. Если маршрут относится к группе guest, система убеждается, что пользователь не вошел в систему.</text:p>
      <text:p text:style-name="NumberText">4. После базовой проверки контроллер дополнительно анализирует роль пользователя и принадлежность заявки к корпусу.</text:p>
      <text:p text:style-name="NumberText">5. При нарушении условия выполняется перенаправление на допустимую страницу или возврат ошибки доступа.</text:p>
      <text:p text:style-name="Standard"/>
      <text:h text:style-name="Heading2Custom" text:outline-level="2"><text:bookmark-start text:name="__RefHeading___Toc8141_854979257"/>18.4 Алгоритм обработки ошибок валидации<text:bookmark-end text:name="__RefHeading___Toc8141_854979257"/></text:h>
      <text:p text:style-name="Standard"/>
      <text:p text:style-name="NumberText">1. Сервер получает данные формы.</text:p>
      <text:p text:style-name="NumberText">2. Выполняет проверку правил валидации.</text:p>
      <text:p text:style-name="NumberText">3. При обнаружении нарушения формирует набор сообщений.</text:p>
      <text:p text:style-name="NumberText">4. Возвращает пользователя на предыдущую страницу.</text:p>
      <text:p text:style-name="NumberText">5. В представлении Blade выводится список ошибок.</text:p>
      <text:p text:style-name="NumberText">6. Значения полей восстанавливаются через old(...).</text:p>
      <text:p text:style-name="Standard"/>
      <text:p text:style-name="BodyText">Эта схема делает взаимодействие с интерфейсом более удобным и профессиональным.</text:p>
      <text:p text:style-name="Standard"/>
      <text:h text:style-name="Heading2Custom" text:outline-level="2"><text:bookmark-start text:name="__RefHeading___Toc8143_854979257"/>18.5 Алгоритм отображения списка<text:bookmark-end text:name="__RefHeading___Toc8143_854979257"/></text:h>
      <text:p text:style-name="Standard"/>
      <text:p text:style-name="NumberText">1. Контроллер определяет роль текущего пользователя.</text:p>
      <text:p text:style-name="NumberText">2. Формируется выборка заявок с учетом автора или корпуса.</text:p>
      <text:p text:style-name="NumberText">3. При наличии параметров применяется фильтрация по статусу, приоритету и корпусу.</text:p>
      <text:p text:style-name="NumberText">4. Используется сортировка по последним обновленным записям.</text:p>
      <text:p text:style-name="NumberText"><text:soft-page-break/>5. Результат передается во view.</text:p>
      <text:p text:style-name="NumberText">6. Шаблон проверяет, пуст ли список.</text:p>
      <text:p text:style-name="NumberText">7. Если список пуст, отображается специальный блок с пояснением.</text:p>
      <text:p text:style-name="NumberText">8. Если записи существуют, создается набор карточек с основными параметрами заявки.</text:p>
      <text:p text:style-name="Standard"/>
      <text:p text:style-name="Standard"/>
      <text:p text:style-name="Standard"/>
      <text:h text:style-name="Heading1Custom" text:outline-level="1"><text:bookmark-start text:name="__RefHeading___Toc8145_854979257"/>19. Подробный анализ структуры данных<text:bookmark-end text:name="__RefHeading___Toc8145_854979257"/></text:h>
      <text:p text:style-name="Standard"/>
      <text:h text:style-name="Heading2Custom" text:outline-level="2"><text:bookmark-start text:name="__RefHeading___Toc8147_854979257"/>19.1 Нормализация данных<text:bookmark-end text:name="__RefHeading___Toc8147_854979257"/></text:h>
      <text:p text:style-name="Standard"/>
      <text:p text:style-name="BodyText">Проектирование базы данных даже для небольшой информационной системы должно учитывать принципы нормализации. В текущей версии базы данных:</text:p>
      <text:p text:style-name="BulletText">- информация о пользователях вынесена в отдельную таблицу;</text:p>
      <text:p text:style-name="BulletText">- информация о заявках хранится отдельно;</text:p>
      <text:p text:style-name="BulletText">- связь автора и заявки реализуется через внешний ключ;</text:p>
      <text:p text:style-name="BulletText">- связь исполнителя и заявки также реализуется через внешний ключ;</text:p>
      <text:p text:style-name="BulletText">- корпус хранится как компактное перечислимое значение.</text:p>
      <text:p text:style-name="Standard"/>
      <text:p text:style-name="BodyText">Такой подход уже соответствует базовым требованиям первой, второй и третьей нормальных форм для рассматриваемого объема сущностей, поскольку:</text:p>
      <text:p text:style-name="BulletText">- данные не содержат повторяющихся групп в пределах одной строки;</text:p>
      <text:p text:style-name="BulletText">- атрибуты зависят от ключа таблицы;</text:p>
      <text:p text:style-name="BulletText">- зависимость между пользователем и заявкой реализуется корректно через идентификаторы.</text:p>
      <text:p text:style-name="Standard"/>
      <text:h text:style-name="Heading2Custom" text:outline-level="2"><text:bookmark-start text:name="__RefHeading___Toc8149_854979257"/>19.2 Обоснование выбора перечислимых полей<text:bookmark-end text:name="__RefHeading___Toc8149_854979257"/></text:h>
      <text:p text:style-name="Standard"/>
      <text:p text:style-name="BodyText">Для полей priority, status и campus используются ограниченные наборы значений. Это дает несколько преимуществ:</text:p>
      <text:p text:style-name="BulletText">- данные остаются стандартизированными;</text:p>
      <text:p text:style-name="BulletText">- уменьшается вероятность произвольного ввода;</text:p>
      <text:p text:style-name="BulletText">- упрощается логика интерфейса;</text:p>
      <text:p text:style-name="BulletText">- облегчается фильтрация и аналитика.</text:p>
      <text:p text:style-name="Standard"/>
      <text:h text:style-name="Heading2Custom" text:outline-level="2"><text:bookmark-start text:name="__RefHeading___Toc8151_854979257"/>19.3 Индексация и производительность<text:bookmark-end text:name="__RefHeading___Toc8151_854979257"/></text:h>
      <text:p text:style-name="Standard"/>
      <text:p text:style-name="BodyText">Даже если текущий объем данных невелик, необходимо учитывать, как <text:soft-page-break/>система будет вести себя при росте числа записей. Для перспективной версии рекомендуется индексировать:</text:p>
      <text:p text:style-name="BulletText">- status;</text:p>
      <text:p text:style-name="BulletText">- priority;</text:p>
      <text:p text:style-name="BulletText">- campus;</text:p>
      <text:p text:style-name="BulletText">- created_at;</text:p>
      <text:p text:style-name="BulletText">- created_by;</text:p>
      <text:p text:style-name="BulletText">- assignee_id.</text:p>
      <text:p text:style-name="Standard"/>
      <text:p text:style-name="BodyText">Индексы особенно важны для выборок по статусам, формирования отчетов и фильтрации по исполнителю или периоду времени.</text:p>
      <text:p text:style-name="Standard"/>
      <text:h text:style-name="Heading2Custom" text:outline-level="2"><text:bookmark-start text:name="__RefHeading___Toc8153_854979257"/>19.4 Внешние ключи и целостность<text:bookmark-end text:name="__RefHeading___Toc8153_854979257"/></text:h>
      <text:p text:style-name="Standard"/>
      <text:p text:style-name="BodyText">Внешние ключи на created_by и assignee_id гарантируют, что в таблице tickets не появится заявка, привязанная к несуществующему пользователю. Это пример поддержания ссылочной целостности на уровне базы данных, а не только на уровне приложения.</text:p>
      <text:p text:style-name="Standard"/>
      <text:h text:style-name="Heading2Custom" text:outline-level="2"><text:bookmark-start text:name="__RefHeading___Toc8155_854979257"/>19.5 Направления усложнения модели<text:bookmark-end text:name="__RefHeading___Toc8155_854979257"/></text:h>
      <text:p text:style-name="Standard"/>
      <text:p text:style-name="BodyText">При переходе к расширенной версии системы структура БД должна решать уже более сложные задачи:</text:p>
      <text:p text:style-name="BulletText">- ведение истории статусов;</text:p>
      <text:p text:style-name="BulletText">- хранение нескольких комментариев на одну заявку;</text:p>
      <text:p text:style-name="BulletText">- хранение файлов и метаданных вложений;</text:p>
      <text:p text:style-name="BulletText">- учет категорий и направлений обращений;</text:p>
      <text:p text:style-name="BulletText">- контроль сроков реакции и исполнения.</text:p>
      <text:p text:style-name="Standard"/>
      <text:p text:style-name="BodyText">Эти изменения должны выполняться через новые миграции, чтобы история развития структуры базы оставалась прозрачной.</text:p>
      <text:p text:style-name="Standard"/>
      <text:p text:style-name="Standard"><text:soft-page-break/></text:p>
      <text:p text:style-name="Standard"/>
      <text:h text:style-name="Heading1Custom" text:outline-level="1"><text:bookmark-start text:name="__RefHeading___Toc8157_854979257"/>20. Подробный анализ интерфейса и UX-решений<text:bookmark-end text:name="__RefHeading___Toc8157_854979257"/></text:h>
      <text:p text:style-name="Standard"/>
      <text:h text:style-name="Heading2Custom" text:outline-level="2"><text:bookmark-start text:name="__RefHeading___Toc8159_854979257"/>20.1 Почему внешний вид важен даже в учебном проекте<text:bookmark-end text:name="__RefHeading___Toc8159_854979257"/></text:h>
      <text:p text:style-name="Standard"/>
      <text:p text:style-name="BodyText">Нередко учебные проекты воспринимаются как чисто техническая задача, в которой достаточно «чтобы работало». На практике впечатление от проекта формируется не только наличием кода, но и качеством взаимодействия с интерфейсом. Если экран выглядит хаотично, без структуры и визуальной иерархии, у пользователя или проверяющего возникает ощущение незавершенности системы.</text:p>
      <text:p text:style-name="Standard"/>
      <text:p text:style-name="BodyText">Поэтому даже для минимальной версии проекта важно обеспечить:</text:p>
      <text:p text:style-name="BulletText">- единый стиль оформления;</text:p>
      <text:p text:style-name="BulletText">- читаемую типографику;</text:p>
      <text:p text:style-name="BulletText">- понятную навигацию;</text:p>
      <text:p text:style-name="BulletText">- визуальное разделение блоков;</text:p>
      <text:p text:style-name="BulletText">- наличие сообщений об успехе и ошибках;</text:p>
      <text:p text:style-name="BulletText">- поддержку пустых состояний.</text:p>
      <text:p text:style-name="Standard"/>
      <text:h text:style-name="Heading2Custom" text:outline-level="2"><text:bookmark-start text:name="__RefHeading___Toc8161_854979257"/>20.2 Общий layout как точка сборки интерфейса<text:bookmark-end text:name="__RefHeading___Toc8161_854979257"/></text:h>
      <text:p text:style-name="Standard"/>
      <text:p text:style-name="BodyText">В текущей версии проекта создан общий layout, который формирует:</text:p>
      <text:p text:style-name="BulletText">- базовую HTML-структуру;</text:p>
      <text:p text:style-name="BulletText">- стили для страниц;</text:p>
      <text:p text:style-name="BulletText">- общую визуальную среду;</text:p>
      <text:p text:style-name="BulletText">- повторно используемые элементы оформления.</text:p>
      <text:p text:style-name="Standard"/>
      <text:p text:style-name="BodyText">Это решение позволяет избежать дублирования, а также делает проект более цельным и профессиональным.</text:p>
      <text:p text:style-name="Standard"/>
      <text:h text:style-name="Heading2Custom" text:outline-level="2"><text:bookmark-start text:name="__RefHeading___Toc8163_854979257"/>20.3 Логика страницы входа<text:bookmark-end text:name="__RefHeading___Toc8163_854979257"/></text:h>
      <text:p text:style-name="Standard"/>
      <text:p text:style-name="BodyText">Страница входа решает сразу несколько задач:</text:p>
      <text:p text:style-name="BulletText"><text:soft-page-break/>- приветствует пользователя;</text:p>
      <text:p text:style-name="BulletText">- коротко объясняет назначение системы;</text:p>
      <text:p text:style-name="BulletText">- предоставляет минимально необходимую форму входа;</text:p>
      <text:p text:style-name="BulletText">- показывает ошибки без перегрузки интерфейса.</text:p>
      <text:p text:style-name="Standard"/>
      <text:p text:style-name="BodyText">На странице входа важно не только наличие формы, но и ощущение аккуратности: отступы, выравнивание, ясный заголовок и понятная кнопка подтверждения.</text:p>
      <text:p text:style-name="Standard"/>
      <text:h text:style-name="Heading2Custom" text:outline-level="2"><text:bookmark-start text:name="__RefHeading___Toc8165_854979257"/>20.4 Логика списка заявок<text:bookmark-end text:name="__RefHeading___Toc8165_854979257"/></text:h>
      <text:p text:style-name="Standard"/>
      <text:p text:style-name="BodyText">Страница списка является центром пользовательской активности. Именно здесь пользователь должен быстро понять:</text:p>
      <text:p text:style-name="BulletText">- сколько заявок существует;</text:p>
      <text:p text:style-name="BulletText">- есть ли новые записи;</text:p>
      <text:p text:style-name="BulletText">- какой статус у каждого обращения;</text:p>
      <text:p text:style-name="BulletText">- из какого корпуса поступила заявка;</text:p>
      <text:p text:style-name="BulletText">- какой кабинет требует обслуживания;</text:p>
      <text:p text:style-name="BulletText">- кому назначено обращение;</text:p>
      <text:p text:style-name="BulletText">- куда нажать для создания новой записи;</text:p>
      <text:p text:style-name="BulletText">- где находится кнопка выхода.</text:p>
      <text:p text:style-name="Standard"/>
      <text:p text:style-name="BodyText">Карточный формат отображения делает интерфейс более презентабельным по сравнению с простым списком строк.</text:p>
      <text:p text:style-name="Standard"/>
      <text:h text:style-name="Heading2Custom" text:outline-level="2"><text:bookmark-start text:name="__RefHeading___Toc8167_854979257"/>20.5 Логика формы создания заявки<text:bookmark-end text:name="__RefHeading___Toc8167_854979257"/></text:h>
      <text:p text:style-name="Standard"/>
      <text:p text:style-name="BodyText">Форма должна вести пользователя и снижать вероятность ошибки. Для этого применяются:</text:p>
      <text:p text:style-name="BulletText">- подписи к полям;</text:p>
      <text:p text:style-name="BulletText">- подсказки;</text:p>
      <text:p text:style-name="BulletText">- сохранение введенных данных при ошибке;</text:p>
      <text:p text:style-name="BulletText"><text:soft-page-break/>- вывод сообщений о проблемах;</text:p>
      <text:p text:style-name="BulletText">- явные кнопки действия.</text:p>
      <text:p text:style-name="Standard"/>
      <text:p text:style-name="BodyText">Страница обработки заявки строится по ролевому принципу: администратор получает расширенную форму управления, а менеджер корпуса концентрируется на рабочих действиях по своему сегменту заявок.</text:p>
      <text:p text:style-name="Standard"/>
      <text:h text:style-name="Heading2Custom" text:outline-level="2"><text:bookmark-start text:name="__RefHeading___Toc8169_854979257"/>20.6 Цветовая и композиционная логика<text:bookmark-end text:name="__RefHeading___Toc8169_854979257"/></text:h>
      <text:p text:style-name="Standard"/>
      <text:p text:style-name="BodyText">Для текущей версии был выбран спокойный теплый фон и мягкие карточные панели. Такое решение делает интерфейс:</text:p>
      <text:p text:style-name="BulletText">- визуально дружелюбным;</text:p>
      <text:p text:style-name="BulletText">- менее «сырой» на вид;</text:p>
      <text:p text:style-name="BulletText">- удобным для демонстрации на проекторе или ноутбуке;</text:p>
      <text:p text:style-name="BulletText">- контрастным для визуального различения статусов.</text:p>
      <text:p text:style-name="Standard"/>
      <text:h text:style-name="Heading2Custom" text:outline-level="2"><text:bookmark-start text:name="__RefHeading___Toc8171_854979257"/>20.7 Адаптация под разные экраны<text:bookmark-end text:name="__RefHeading___Toc8171_854979257"/></text:h>
      <text:p text:style-name="Standard"/>
      <text:p text:style-name="BodyText">Поскольку проект может демонстрироваться на разных устройствах, стили построены таким образом, чтобы элементы:</text:p>
      <text:p text:style-name="BulletText">- не выходили за границы экрана;</text:p>
      <text:p text:style-name="BulletText">- корректно переносились по строкам;</text:p>
      <text:p text:style-name="BulletText">- сохраняли читаемость на небольших ширинах.</text:p>
      <text:p text:style-name="Standard"/>
      <text:p text:style-name="Standard"/>
      <text:p text:style-name="Standard"/>
      <text:h text:style-name="Heading1Custom" text:outline-level="1"><text:bookmark-start text:name="__RefHeading___Toc8173_854979257"/>21. Организация разработки и этапность выполнения<text:bookmark-end text:name="__RefHeading___Toc8173_854979257"/></text:h>
      <text:p text:style-name="Standard"/>
      <text:h text:style-name="Heading2Custom" text:outline-level="2"><text:bookmark-start text:name="__RefHeading___Toc8175_854979257"/>21.1 Подготовительный этап<text:bookmark-end text:name="__RefHeading___Toc8175_854979257"/></text:h>
      <text:p text:style-name="Standard"/>
      <text:p text:style-name="BodyText">На подготовительном этапе были выполнены:</text:p>
      <text:p text:style-name="BulletText">- анализ предметной области;</text:p>
      <text:p text:style-name="BulletText">- выбор технологического стека;</text:p>
      <text:p text:style-name="BulletText">- определение минимально необходимого функционала;</text:p>
      <text:p text:style-name="BulletText">- формирование общей структуры проекта.</text:p>
      <text:p text:style-name="Standard"/>
      <text:h text:style-name="Heading2Custom" text:outline-level="2"><text:bookmark-start text:name="__RefHeading___Toc8177_854979257"/>21.2 Этап технического каркаса<text:bookmark-end text:name="__RefHeading___Toc8177_854979257"/></text:h>
      <text:p text:style-name="Standard"/>
      <text:p text:style-name="BodyText">Далее была развернута базовая Laravel-структура, в которую вошли:</text:p>
      <text:p text:style-name="BulletText">- точка входа приложения;</text:p>
      <text:p text:style-name="BulletText">- маршруты;</text:p>
      <text:p text:style-name="BulletText">- миграции;</text:p>
      <text:p text:style-name="BulletText">- контроллеры;</text:p>
      <text:p text:style-name="BulletText">- модели;</text:p>
      <text:p text:style-name="BulletText">- представления.</text:p>
      <text:p text:style-name="Standard"/>
      <text:p text:style-name="BodyText">На этом этапе проект получил скелет, пригодный для дальнейшего наполнения.</text:p>
      <text:p text:style-name="Standard"/>
      <text:h text:style-name="Heading2Custom" text:outline-level="2"><text:bookmark-start text:name="__RefHeading___Toc8179_854979257"/>21.3 Этап функциональной сборки<text:bookmark-end text:name="__RefHeading___Toc8179_854979257"/></text:h>
      <text:p text:style-name="Standard"/>
      <text:p text:style-name="BodyText">После формирования каркаса была реализована логика:</text:p>
      <text:p text:style-name="BulletText">- аутентификации;</text:p>
      <text:p text:style-name="BulletText">- просмотра списка заявок;</text:p>
      <text:p text:style-name="BulletText">- создания новой заявки;</text:p>
      <text:p text:style-name="BulletText">- просмотра карточки обращения;</text:p>
      <text:p text:style-name="BulletText">- обработки заявки по ролям и корпусам;</text:p>
      <text:p text:style-name="BulletText">- выхода из системы.</text:p>
      <text:p text:style-name="Standard"><text:soft-page-break/></text:p>
      <text:p text:style-name="BodyText">Этот этап превратил проект из набора файлов в рабочее приложение.</text:p>
      <text:p text:style-name="Standard"/>
      <text:h text:style-name="Heading2Custom" text:outline-level="2"><text:bookmark-start text:name="__RefHeading___Toc8181_854979257"/>21.4 Этап приведения к демонстрационному виду<text:bookmark-end text:name="__RefHeading___Toc8181_854979257"/></text:h>
      <text:p text:style-name="Standard"/>
      <text:p text:style-name="BodyText">На данном этапе особое внимание уделено:</text:p>
      <text:p text:style-name="BulletText">- согласованию плана и текущей реализации;</text:p>
      <text:p text:style-name="BulletText">- устранению структурных расхождений;</text:p>
      <text:p text:style-name="BulletText">- добавлению недостающих файлов;</text:p>
      <text:p text:style-name="BulletText">- улучшению внешнего вида интерфейса;</text:p>
      <text:p text:style-name="BulletText">- расширению пояснительной записки.</text:p>
      <text:p text:style-name="Standard"/>
      <text:p text:style-name="BodyText">Именно этот этап превращает техническую заготовку в продукт, который не стыдно показывать.</text:p>
      <text:p text:style-name="Standard"/>
      <text:h text:style-name="Heading2Custom" text:outline-level="2"><text:bookmark-start text:name="__RefHeading___Toc8183_854979257"/>21.5 Будущие этапы<text:bookmark-end text:name="__RefHeading___Toc8183_854979257"/></text:h>
      <text:p text:style-name="Standard"/>
      <text:p text:style-name="BodyText">К следующим этапам можно отнести:</text:p>
      <text:p text:style-name="BulletText">- расширение БД;</text:p>
      <text:p text:style-name="BulletText">- API;</text:p>
      <text:p text:style-name="BulletText">- тестирование;</text:p>
      <text:p text:style-name="BulletText">- интеграции;</text:p>
      <text:p text:style-name="BulletText">- эксплуатационную документацию.</text:p>
      <text:p text:style-name="Standard"/>
      <text:p text:style-name="Standard"/>
      <text:p text:style-name="Standard"/>
      <text:h text:style-name="Heading1Custom" text:outline-level="1"><text:bookmark-start text:name="__RefHeading___Toc8185_854979257"/>22. Оценка рисков проекта и меры снижения рисков<text:bookmark-end text:name="__RefHeading___Toc8185_854979257"/></text:h>
      <text:p text:style-name="Standard"/>
      <text:h text:style-name="Heading2Custom" text:outline-level="2"><text:bookmark-start text:name="__RefHeading___Toc8187_854979257"/>22.1 Технические риски<text:bookmark-end text:name="__RefHeading___Toc8187_854979257"/></text:h>
      <text:p text:style-name="Standard"/>
      <text:p text:style-name="BodyText">К техническим рискам относятся:</text:p>
      <text:p text:style-name="BulletText">- отсутствие нужной версии PHP;</text:p>
      <text:p text:style-name="BulletText">- неверно настроенная база данных;</text:p>
      <text:p text:style-name="BulletText">- отсутствие установленных зависимостей;</text:p>
      <text:p text:style-name="BulletText">- ошибки в миграциях;</text:p>
      <text:p text:style-name="BulletText">- отсутствие загруженных сидеров после смены схемы базы данных;</text:p>
      <text:p text:style-name="BulletText">- различия локальных сред разработки.</text:p>
      <text:p text:style-name="Standard"/>
      <text:p text:style-name="BodyText">Меры снижения:</text:p>
      <text:p text:style-name="BulletText">- фиксировать минимальные версии ПО в документации;</text:p>
      <text:p text:style-name="BulletText">- давать пошаговую инструкцию запуска;</text:p>
      <text:p text:style-name="BulletText">- использовать стандартные средства Laravel;</text:p>
      <text:p text:style-name="BulletText">- выполнять предварительные проверки artisan.</text:p>
      <text:p text:style-name="Standard"/>
      <text:h text:style-name="Heading2Custom" text:outline-level="2"><text:bookmark-start text:name="__RefHeading___Toc8189_854979257"/>22.2 Организационные риски<text:bookmark-end text:name="__RefHeading___Toc8189_854979257"/></text:h>
      <text:p text:style-name="Standard"/>
      <text:p text:style-name="BodyText">Организационные риски связаны с:</text:p>
      <text:p text:style-name="BulletText">- отсутствием четко закрепленных требований;</text:p>
      <text:p text:style-name="BulletText">- поздним обнаружением несоответствия документации и кода;</text:p>
      <text:p text:style-name="BulletText">- недостаточным временем на демонстрационную подготовку.</text:p>
      <text:p text:style-name="Standard"/>
      <text:p text:style-name="BodyText">Меры снижения:</text:p>
      <text:p text:style-name="BulletText">- поддерживать план в актуальном состоянии;</text:p>
      <text:p text:style-name="BulletText">- регулярно сверять документацию с репозиторием;</text:p>
      <text:p text:style-name="BulletText">- заранее готовить сценарий показа и тестовые данные.</text:p>
      <text:p text:style-name="Standard"/>
      <text:h text:style-name="Heading2Custom" text:outline-level="2"><text:bookmark-start text:name="__RefHeading___Toc8191_854979257"/>22.3 Эксплуатационные риски<text:bookmark-end text:name="__RefHeading___Toc8191_854979257"/></text:h>
      <text:p text:style-name="Standard"/>
      <text:p text:style-name="BodyText">Если система будет использоваться шире учебной демонстрации, могут <text:soft-page-break/>возникнуть:</text:p>
      <text:p text:style-name="BulletText">- перегрузка без оптимизации запросов;</text:p>
      <text:p text:style-name="BulletText">- накопление большого объема данных без архивации;</text:p>
      <text:p text:style-name="BulletText">- конфликты прав доступа;</text:p>
      <text:p text:style-name="BulletText">- проблемы с резервным копированием.</text:p>
      <text:p text:style-name="Standard"/>
      <text:p text:style-name="BodyText">Эти вопросы пока не являются критичными для минимальной версии, но должны учитываться при дальнейшем развитии.</text:p>
      <text:p text:style-name="Standard"/>
      <text:h text:style-name="Heading2Custom" text:outline-level="2"><text:bookmark-start text:name="__RefHeading___Toc8193_854979257"/>22.4 Риск «проект выглядит незавершенным»<text:bookmark-end text:name="__RefHeading___Toc8193_854979257"/></text:h>
      <text:p text:style-name="Standard"/>
      <text:p text:style-name="BodyText">Для учебных и демонстрационных работ это очень важный риск. Даже работающий код может производить слабое впечатление, если:</text:p>
      <text:p text:style-name="BulletText">- интерфейс выглядит слишком сырым;</text:p>
      <text:p text:style-name="BulletText">- документация слишком краткая;</text:p>
      <text:p text:style-name="BulletText">- план обещает больше, чем реализовано;</text:p>
      <text:p text:style-name="BulletText">- нет ясной логики развития.</text:p>
      <text:p text:style-name="Standard"/>
      <text:p text:style-name="BodyText">Поэтому в данном проекте было важно не только исправить технические недочеты, но и привести продукт к согласованному виду.</text:p>
      <text:p text:style-name="Standard"/>
      <text:p text:style-name="Standard"/>
      <text:p text:style-name="Standard"/>
      <text:h text:style-name="Heading1Custom" text:outline-level="1"><text:bookmark-start text:name="__RefHeading___Toc8195_854979257"/>23. Возможности масштабирования и перехода к промышленной версии<text:bookmark-end text:name="__RefHeading___Toc8195_854979257"/></text:h>
      <text:p text:style-name="Standard"/>
      <text:h text:style-name="Heading2Custom" text:outline-level="2"><text:bookmark-start text:name="__RefHeading___Toc8197_854979257"/>23.1 Масштабирование по функциональности<text:bookmark-end text:name="__RefHeading___Toc8197_854979257"/></text:h>
      <text:p text:style-name="Standard"/>
      <text:p text:style-name="BodyText">Текущая версия может быть расширена без радикального переписывания кода. Это становится возможным благодаря тому, что проект уже опирается на Laravel и использует стандартные механизмы framework.</text:p>
      <text:p text:style-name="Standard"/>
      <text:p text:style-name="BodyText">В первую очередь можно наращивать:</text:p>
      <text:p text:style-name="BulletText">- количество сущностей;</text:p>
      <text:p text:style-name="BulletText">- глубину сценариев;</text:p>
      <text:p text:style-name="BulletText">- роли и права;</text:p>
      <text:p text:style-name="BulletText">- API-возможности;</text:p>
      <text:p text:style-name="BulletText">- инструменты администрирования.</text:p>
      <text:p text:style-name="Standard"/>
      <text:h text:style-name="Heading2Custom" text:outline-level="2"><text:bookmark-start text:name="__RefHeading___Toc8199_854979257"/>23.2 Масштабирование по числу пользователей<text:bookmark-end text:name="__RefHeading___Toc8199_854979257"/></text:h>
      <text:p text:style-name="Standard"/>
      <text:p text:style-name="BodyText">Если система начнет использоваться большим числом сотрудников, понадобятся:</text:p>
      <text:p text:style-name="BulletText">- индексы в БД;</text:p>
      <text:p text:style-name="BulletText">- пагинация;</text:p>
      <text:p text:style-name="BulletText">- фильтрация;</text:p>
      <text:p text:style-name="BulletText">- кэширование отдельных справочников;</text:p>
      <text:p text:style-name="BulletText">- оптимизация выборок.</text:p>
      <text:p text:style-name="Standard"/>
      <text:h text:style-name="Heading2Custom" text:outline-level="2"><text:bookmark-start text:name="__RefHeading___Toc8201_854979257"/>23.3 Масштабирование по инфраструктуре<text:bookmark-end text:name="__RefHeading___Toc8201_854979257"/></text:h>
      <text:p text:style-name="Standard"/>
      <text:p text:style-name="BodyText">При переходе к более серьезной эксплуатации можно будет рассмотреть:</text:p>
      <text:p text:style-name="BulletText">- отдельный web-сервер;</text:p>
      <text:p text:style-name="BulletText">- выделенную СУБД;</text:p>
      <text:p text:style-name="BulletText">- контейнеризацию через Docker;</text:p>
      <text:p text:style-name="BulletText"><text:soft-page-break/>- CI/CD для автоматической сборки и проверки;</text:p>
      <text:p text:style-name="BulletText">- мониторинг журналов и производительности.</text:p>
      <text:p text:style-name="Standard"/>
      <text:h text:style-name="Heading2Custom" text:outline-level="2"><text:bookmark-start text:name="__RefHeading___Toc8203_854979257"/>23.4 Переход к API-first модели<text:bookmark-end text:name="__RefHeading___Toc8203_854979257"/></text:h>
      <text:p text:style-name="Standard"/>
      <text:p text:style-name="BodyText">В промышленной версии целесообразно выделить API-слой, чтобы:</text:p>
      <text:p text:style-name="BulletText">- подключать SPA-клиент;</text:p>
      <text:p text:style-name="BulletText">- интегрироваться с мобильным приложением;</text:p>
      <text:p text:style-name="BulletText">- организовать внешние сервисные интеграции;</text:p>
      <text:p text:style-name="BulletText">- стандартизировать формат данных и ответов.</text:p>
      <text:p text:style-name="Standard"/>
      <text:h text:style-name="Heading2Custom" text:outline-level="2"><text:bookmark-start text:name="__RefHeading___Toc8205_854979257"/>23.5 Значение текущего этапа для будущего роста<text:bookmark-end text:name="__RefHeading___Toc8205_854979257"/></text:h>
      <text:p text:style-name="Standard"/>
      <text:p text:style-name="BodyText">Даже если текущий проект является учебным, именно на этом этапе формируется дисциплина проектирования. Если база сделана аккуратно, дальнейшее развитие идет значительно легче. Поэтому важность качественного минимального решения не следует недооценивать.</text:p>
      <text:p text:style-name="Standard"/>
      <text:p text:style-name="Standard"/>
      <text:p text:style-name="Standard"/>
      <text:h text:style-name="Heading1Custom" text:outline-level="1"><text:bookmark-start text:name="__RefHeading___Toc8207_854979257"/>24. Методические рекомендации по подготовке печатной версии работы<text:bookmark-end text:name="__RefHeading___Toc8207_854979257"/></text:h>
      <text:p text:style-name="Standard"/>
      <text:h text:style-name="Heading2Custom" text:outline-level="2"><text:bookmark-start text:name="__RefHeading___Toc8209_854979257"/>24.1 Почему объем в страницах не равен объему в Markdown<text:bookmark-end text:name="__RefHeading___Toc8209_854979257"/></text:h>
      <text:p text:style-name="Standard"/>
      <text:p text:style-name="BodyText">Количество страниц итоговой пояснительной записки зависит не только от числа слов, но и от:</text:p>
      <text:p text:style-name="BulletText">- выбранного шрифта;</text:p>
      <text:p text:style-name="BulletText">- размера шрифта;</text:p>
      <text:p text:style-name="BulletText">- межстрочного интервала;</text:p>
      <text:p text:style-name="BulletText">- ширины полей;</text:p>
      <text:p text:style-name="BulletText">- наличия заголовков, таблиц, схем и рисунков;</text:p>
      <text:p text:style-name="BulletText">- вставленных листингов кода;</text:p>
      <text:p text:style-name="BulletText">- оформления приложений.</text:p>
      <text:p text:style-name="Standard"/>
      <text:p text:style-name="BodyText">Поэтому один и тот же Markdown-файл может дать разный объем после переноса в Word или LibreOffice.</text:p>
      <text:p text:style-name="Standard"/>
      <text:h text:style-name="Heading2Custom" text:outline-level="2"><text:bookmark-start text:name="__RefHeading___Toc8211_854979257"/>24.2 Что нужно добавить для достижения большого печатного объема<text:bookmark-end text:name="__RefHeading___Toc8211_854979257"/></text:h>
      <text:p text:style-name="Standard"/>
      <text:p text:style-name="BodyText">Чтобы уверенно выйти на крупную печатную работу, в итоговую версию рекомендуется включить:</text:p>
      <text:p text:style-name="BulletText">- титульный лист;</text:p>
      <text:p text:style-name="BulletText">- задание на проект;</text:p>
      <text:p text:style-name="BulletText">- содержание;</text:p>
      <text:p text:style-name="BulletText">- список сокращений;</text:p>
      <text:p text:style-name="BulletText">- введение;</text:p>
      <text:p text:style-name="BulletText">- теоретический раздел;</text:p>
      <text:p text:style-name="BulletText">- аналитический раздел;</text:p>
      <text:p text:style-name="BulletText">- проектный раздел;</text:p>
      <text:p text:style-name="BulletText">- технологический раздел;</text:p>
      <text:p text:style-name="BulletText"><text:soft-page-break/>- раздел тестирования;</text:p>
      <text:p text:style-name="BulletText">- раздел охраны труда или информационной безопасности, если требуется учебным планом;</text:p>
      <text:p text:style-name="BulletText">- экономическое обоснование;</text:p>
      <text:p text:style-name="BulletText">- заключение;</text:p>
      <text:p text:style-name="BulletText">- список литературы;</text:p>
      <text:p text:style-name="BulletText">- приложения со схемами и листингами.</text:p>
      <text:p text:style-name="Standard"/>
      <text:h text:style-name="Heading2Custom" text:outline-level="2"><text:bookmark-start text:name="__RefHeading___Toc8213_854979257"/>24.3 Чем можно дополнить уже подготовленный материал<text:bookmark-end text:name="__RefHeading___Toc8213_854979257"/></text:h>
      <text:p text:style-name="Standard"/>
      <text:p text:style-name="BodyText">Для заметного роста объема и качества стоит добавить:</text:p>
      <text:p text:style-name="BulletText">- диаграмму вариантов использования;</text:p>
      <text:p text:style-name="BulletText">- ER-диаграмму базы данных;</text:p>
      <text:p text:style-name="BulletText">- диаграмму компонентов Laravel-приложения;</text:p>
      <text:p text:style-name="BulletText">- схему пользовательских маршрутов;</text:p>
      <text:p text:style-name="BulletText">- скриншоты экранов входа, списка и создания заявки;</text:p>
      <text:p text:style-name="BulletText">- листинги ключевых файлов;</text:p>
      <text:p text:style-name="BulletText">- примеры SQL-запросов;</text:p>
      <text:p text:style-name="BulletText">- примеры тест-кейсов;</text:p>
      <text:p text:style-name="BulletText">- сравнительную таблицу framework'ов;</text:p>
      <text:p text:style-name="BulletText">- описание перспектив внедрения в организации.</text:p>
      <text:p text:style-name="Standard"/>
      <text:h text:style-name="Heading2Custom" text:outline-level="2"><text:bookmark-start text:name="__RefHeading___Toc8215_854979257"/>24.4 Методика превращения текущей версии в дипломный или курсовой формат<text:bookmark-end text:name="__RefHeading___Toc8215_854979257"/></text:h>
      <text:p text:style-name="Standard"/>
      <text:p text:style-name="BodyText">Текущий документ уже содержит содержательное ядро. Для превращения его в полноценную печатную работу большого объема достаточно:</text:p>
      <text:p text:style-name="NumberText">1. перенести текст в текстовый редактор;</text:p>
      <text:p text:style-name="NumberText">2. оформить заголовки по ГОСТ или требованиям учебного заведения;</text:p>
      <text:p text:style-name="NumberText">3. добавить автоматическое содержание;</text:p>
      <text:p text:style-name="NumberText">4. вставить схемы и иллюстрации;</text:p>
      <text:p text:style-name="NumberText"><text:soft-page-break/>5. вынести кодовые листинги в приложения;</text:p>
      <text:p text:style-name="NumberText">6. расширить библиографию;</text:p>
      <text:p text:style-name="NumberText">7. дополнить работу практическими результатами тестирования и скриншотами.</text:p>
      <text:p text:style-name="Standard"/>
      <text:p text:style-name="BodyText">Таким образом, Markdown-версия выступает не как окончательная верстка, а как подробная содержательная основа.</text:p>
      <text:p text:style-name="Standard"/>
      <text:p text:style-name="Standard"/>
      <text:p text:style-name="Standard"/>
      <text:h text:style-name="Heading1Custom" text:outline-level="1"><text:bookmark-start text:name="__RefHeading___Toc8217_854979257"/>25. Дополнительные аналитические материалы<text:bookmark-end text:name="__RefHeading___Toc8217_854979257"/></text:h>
      <text:p text:style-name="Standard"/>
      <text:h text:style-name="Heading2Custom" text:outline-level="2"><text:bookmark-start text:name="__RefHeading___Toc8219_854979257"/>25.1 Сравнение ручного и автоматизированного учета заявок<text:bookmark-end text:name="__RefHeading___Toc8219_854979257"/></text:h>
      <text:p text:style-name="Standard"/>
      <text:p text:style-name="BodyText">При ручном подходе обращение может быть записано в тетрадь, заметку, мессенджер или не быть записано вообще. В автоматизированной системе заявка сразу получает структуру, идентификатор и статус. Это делает процесс управляемым и повторяемым.</text:p>
      <text:p text:style-name="Standard"/>
      <text:h text:style-name="Heading2Custom" text:outline-level="2"><text:bookmark-start text:name="__RefHeading___Toc8221_854979257"/>25.2 Сравнение проекта с общим классом helpdesk-систем<text:bookmark-end text:name="__RefHeading___Toc8221_854979257"/></text:h>
      <text:p text:style-name="Standard"/>
      <text:p text:style-name="BodyText">Полноценные helpdesk-платформы обычно включают:</text:p>
      <text:p text:style-name="BulletText">- каталог услуг;</text:p>
      <text:p text:style-name="BulletText">- SLA;</text:p>
      <text:p text:style-name="BulletText">- очереди;</text:p>
      <text:p text:style-name="BulletText">- назначение исполнителей;</text:p>
      <text:p text:style-name="BulletText">- отчеты;</text:p>
      <text:p text:style-name="BulletText">- уведомления;</text:p>
      <text:p text:style-name="BulletText">- базу знаний.</text:p>
      <text:p text:style-name="Standard"/>
      <text:p text:style-name="BodyText">Разрабатываемый проект пока реализует только базовое ядро этого класса систем. Однако именно такое ядро является необходимым стартовым этапом и показывает принцип работы всей категории решений.</text:p>
      <text:p text:style-name="Standard"/>
      <text:h text:style-name="Heading2Custom" text:outline-level="2"><text:bookmark-start text:name="__RefHeading___Toc8223_854979257"/>25.3 Педагогическая ценность проекта<text:bookmark-end text:name="__RefHeading___Toc8223_854979257"/></text:h>
      <text:p text:style-name="Standard"/>
      <text:p text:style-name="BodyText">Проект полезен не только как программный продукт, но и как учебный пример. На его основе можно показать:</text:p>
      <text:p text:style-name="BulletText">- связь анализа предметной области и программной реализации;</text:p>
      <text:p text:style-name="BulletText">- применение MVC-подхода;</text:p>
      <text:p text:style-name="BulletText">- работу Laravel на практике;</text:p>
      <text:p text:style-name="BulletText">- проектирование реляционной базы данных;</text:p>
      <text:p text:style-name="BulletText"><text:soft-page-break/>- роль документации в жизненном цикле ПО.</text:p>
      <text:p text:style-name="Standard"/>
      <text:h text:style-name="Heading2Custom" text:outline-level="2"><text:bookmark-start text:name="__RefHeading___Toc8225_854979257"/>25.4 Практическая ценность для организации<text:bookmark-end text:name="__RefHeading___Toc8225_854979257"/></text:h>
      <text:p text:style-name="Standard"/>
      <text:p text:style-name="BodyText">Даже минимальная версия системы уже способна дисциплинировать процесс обработки обращений. Это особенно ценно в среде, где многие организационные процессы еще не формализованы цифровыми инструментами.</text:p>
      <text:p text:style-name="Standard"/>
      <text:p text:style-name="Standard"/>
      <text:p text:style-name="Standard"/>
      <text:h text:style-name="Heading1Custom" text:outline-level="1"><text:bookmark-start text:name="__RefHeading___Toc8227_854979257"/>26. Организационно-экономическое обоснование<text:bookmark-end text:name="__RefHeading___Toc8227_854979257"/></text:h>
      <text:p text:style-name="Standard"/>
      <text:h text:style-name="Heading2Custom" text:outline-level="2"><text:bookmark-start text:name="__RefHeading___Toc8229_854979257"/>26.1 Назначение раздела<text:bookmark-end text:name="__RefHeading___Toc8229_854979257"/></text:h>
      <text:p text:style-name="Standard"/>
      <text:p text:style-name="BodyText">Организационно-экономическая часть позволяет показать, что разработка программного продукта имеет не только техническую, но и прикладную управленческую ценность. Для выпускной квалификационной работы это особенно важно, поскольку результат должен оцениваться не только по факту написания кода, но и по полезности для реального или потенциального заказчика.</text:p>
      <text:p text:style-name="Standard"/>
      <text:p text:style-name="BodyText">В рассматриваемом проекте речь идет о разработке внутренней информационной системы управления заявками. Экономический эффект здесь чаще всего выражается не в прямой продаже продукта, а в сокращении потерь времени, повышении прозрачности процессов и снижении нагрузки на сотрудников.</text:p>
      <text:p text:style-name="Standard"/>
      <text:h text:style-name="Heading2Custom" text:outline-level="2"><text:bookmark-start text:name="__RefHeading___Toc8231_854979257"/>26.2 Организация выполнения работ<text:bookmark-end text:name="__RefHeading___Toc8231_854979257"/></text:h>
      <text:p text:style-name="Standard"/>
      <text:p text:style-name="BodyText">Процесс разработки можно представить как последовательность следующих этапов:</text:p>
      <text:p text:style-name="NumberText">1. анализ предметной области и формулирование задачи;</text:p>
      <text:p text:style-name="NumberText">2. выбор технологической платформы;</text:p>
      <text:p text:style-name="NumberText">3. проектирование структуры данных;</text:p>
      <text:p text:style-name="NumberText">4. создание серверной части и маршрутизации;</text:p>
      <text:p text:style-name="NumberText">5. реализация пользовательских сценариев;</text:p>
      <text:p text:style-name="NumberText">6. оформление интерфейса;</text:p>
      <text:p text:style-name="NumberText">7. тестирование и подготовка документации.</text:p>
      <text:p text:style-name="Standard"/>
      <text:p text:style-name="BodyText">Такой подход отражает типичный жизненный цикл небольшого прикладного программного продукта и демонстрирует умение планировать разработку не стихийно, а поэтапно.</text:p>
      <text:p text:style-name="Standard"><text:soft-page-break/></text:p>
      <text:h text:style-name="Heading2Custom" text:outline-level="2"><text:bookmark-start text:name="__RefHeading___Toc8233_854979257"/>26.3 Трудоемкость работ<text:bookmark-end text:name="__RefHeading___Toc8233_854979257"/></text:h>
      <text:p text:style-name="Standard"/>
      <text:p text:style-name="BodyText">При оценке трудоемкости для учебного проекта можно ориентироваться на следующие категории деятельности:</text:p>
      <text:p text:style-name="BulletText">- аналитическая работа;</text:p>
      <text:p text:style-name="BulletText">- проектирование базы данных;</text:p>
      <text:p text:style-name="BulletText">- программная реализация;</text:p>
      <text:p text:style-name="BulletText">- отладка;</text:p>
      <text:p text:style-name="BulletText">- оформление пояснительной записки;</text:p>
      <text:p text:style-name="BulletText">- подготовка демонстрационных материалов.</text:p>
      <text:p text:style-name="Standard"/>
      <text:p text:style-name="BodyText">Даже если точный поминутный расчет не выполняется, сам факт выделения этих этапов показывает понимание структуры инженерного труда и позволяет аргументировать состав полученного результата.</text:p>
      <text:p text:style-name="Standard"/>
      <text:h text:style-name="Heading2Custom" text:outline-level="2"><text:bookmark-start text:name="__RefHeading___Toc8235_854979257"/>26.4 Ресурсы, необходимые для разработки<text:bookmark-end text:name="__RefHeading___Toc8235_854979257"/></text:h>
      <text:p text:style-name="Standard"/>
      <text:p text:style-name="BodyText">Для выполнения работы потребовались:</text:p>
      <text:p text:style-name="BulletText">- персональный компьютер или ноутбук;</text:p>
      <text:p text:style-name="BulletText">- локальное окружение с PHP, Composer и MySQL;</text:p>
      <text:p text:style-name="BulletText">- текстовый редактор или IDE;</text:p>
      <text:p text:style-name="BulletText">- документация Laravel;</text:p>
      <text:p text:style-name="BulletText">- средства работы с Markdown и Word;</text:p>
      <text:p text:style-name="BulletText">- время на разработку, тестирование и оформление.</text:p>
      <text:p text:style-name="Standard"/>
      <text:p text:style-name="BodyText">С точки зрения материальных затрат проект не требует дорогостоящей инфраструктуры, что делает его особенно удобным для внедрения в образовательной организации.</text:p>
      <text:p text:style-name="Standard"/>
      <text:h text:style-name="Heading2Custom" text:outline-level="2"><text:bookmark-start text:name="__RefHeading___Toc8237_854979257"/>26.5 Практический экономический эффект<text:bookmark-end text:name="__RefHeading___Toc8237_854979257"/></text:h>
      <text:p text:style-name="Standard"/>
      <text:p text:style-name="BodyText"><text:soft-page-break/>Экономический эффект от внедрения системы заявок проявляется в нескольких направлениях:</text:p>
      <text:p text:style-name="BulletText">- сокращение времени на прием и регистрацию обращений;</text:p>
      <text:p text:style-name="BulletText">- уменьшение числа потерянных запросов;</text:p>
      <text:p text:style-name="BulletText">- снижение доли повторных уточнений;</text:p>
      <text:p text:style-name="BulletText">- уменьшение хаотичной нагрузки на технического специалиста;</text:p>
      <text:p text:style-name="BulletText">- повышение управляемости процесса сопровождения.</text:p>
      <text:p text:style-name="Standard"/>
      <text:p text:style-name="BodyText">Даже если количественные показатели в учебной версии не рассчитываются с точностью до копеек, можно утверждать, что систематизация обращений приводит к снижению организационных потерь.</text:p>
      <text:p text:style-name="Standard"/>
      <text:h text:style-name="Heading2Custom" text:outline-level="2"><text:bookmark-start text:name="__RefHeading___Toc8239_854979257"/>26.6 Организационная эффективность<text:bookmark-end text:name="__RefHeading___Toc8239_854979257"/></text:h>
      <text:p text:style-name="Standard"/>
      <text:p text:style-name="BodyText">Организационная эффективность выражается в следующем:</text:p>
      <text:p text:style-name="BulletText">- каждый запрос получает формализованную запись;</text:p>
      <text:p text:style-name="BulletText">- появляется единый канал взаимодействия;</text:p>
      <text:p text:style-name="BulletText">- руководство получает возможность контролировать ситуацию;</text:p>
      <text:p text:style-name="BulletText">- снижается зависимость от устной передачи информации;</text:p>
      <text:p text:style-name="BulletText">- возрастает дисциплина ведения внутренних заявок.</text:p>
      <text:p text:style-name="Standard"/>
      <text:h text:style-name="Heading2Custom" text:outline-level="2"><text:bookmark-start text:name="__RefHeading___Toc8241_854979257"/>26.7 Перспективы экономического развития решения<text:bookmark-end text:name="__RefHeading___Toc8241_854979257"/></text:h>
      <text:p text:style-name="Standard"/>
      <text:p text:style-name="BodyText">При дальнейшем развитии проекта экономический эффект может быть усилен за счет:</text:p>
      <text:p text:style-name="BulletText">- сокращения времени реакции на обращения;</text:p>
      <text:p text:style-name="BulletText">- внедрения отчетности по подразделениям;</text:p>
      <text:p text:style-name="BulletText">- анализа частоты инцидентов;</text:p>
      <text:p text:style-name="BulletText">- выявления узких мест в технической инфраструктуре;</text:p>
      <text:p text:style-name="BulletText">- обоснования закупок оборудования на основе накопленной статистики.</text:p>
      <text:p text:style-name="Standard"/>
      <text:p text:style-name="BodyText">Таким образом, даже базовая версия системы имеет важное <text:soft-page-break/>организационно-экономическое значение и может рассматриваться как полезный цифровой инструмент внутренней автоматизации.</text:p>
      <text:p text:style-name="Standard"/>
      <text:p text:style-name="Standard"/>
      <text:p text:style-name="Standard"/>
      <text:h text:style-name="Heading1Custom" text:outline-level="1"><text:bookmark-start text:name="__RefHeading___Toc8243_854979257"/>27. Мероприятия по информационной безопасности, охране труда и экологическим аспектам<text:bookmark-end text:name="__RefHeading___Toc8243_854979257"/></text:h>
      <text:p text:style-name="Standard"/>
      <text:h text:style-name="Heading2Custom" text:outline-level="2"><text:bookmark-start text:name="__RefHeading___Toc8245_854979257"/>27.1 Значение раздела<text:bookmark-end text:name="__RefHeading___Toc8245_854979257"/></text:h>
      <text:p text:style-name="Standard"/>
      <text:p text:style-name="BodyText">Современная выпускная квалификационная работа по техническому направлению должна учитывать не только функциональность программного продукта, но и вопросы безопасной эксплуатации, защиты данных и соблюдения общих требований к организации рабочего процесса. Для программного проекта это особенно актуально, поскольку информационные системы напрямую связаны с обработкой пользовательских данных и работой за компьютерной техникой.</text:p>
      <text:p text:style-name="Standard"/>
      <text:h text:style-name="Heading2Custom" text:outline-level="2"><text:bookmark-start text:name="__RefHeading___Toc8247_854979257"/>27.2 Информационная безопасность системы<text:bookmark-end text:name="__RefHeading___Toc8247_854979257"/></text:h>
      <text:p text:style-name="Standard"/>
      <text:p text:style-name="BodyText">В текущей версии проекта предусмотрены базовые меры информационной безопасности:</text:p>
      <text:p text:style-name="BulletText">- доступ к разделу заявок ограничен авторизацией;</text:p>
      <text:p text:style-name="BulletText">- пароли пользователей не должны храниться в открытом виде;</text:p>
      <text:p text:style-name="BulletText">- используется стандартный механизм Laravel-auth;</text:p>
      <text:p text:style-name="BulletText">- формы защищены CSRF-токеном;</text:p>
      <text:p text:style-name="BulletText">- критические параметры среды выносятся в .env;</text:p>
      <text:p text:style-name="BulletText">- ограничивается массовое присваивание данных в моделях.</text:p>
      <text:p text:style-name="Standard"/>
      <text:p text:style-name="BodyText">Для перспективной версии рекомендуется:</text:p>
      <text:p text:style-name="BulletText">- усилить контроль ролей и прав;</text:p>
      <text:p text:style-name="BulletText">- добавить аудит действий пользователей;</text:p>
      <text:p text:style-name="BulletText">- ограничить частоту попыток входа;</text:p>
      <text:p text:style-name="BulletText">- реализовать резервное копирование базы данных;</text:p>
      <text:p text:style-name="BulletText">- предусмотреть журналирование ошибок и критических событий.</text:p>
      <text:p text:style-name="Standard"/>
      <text:h text:style-name="Heading2Custom" text:outline-level="2"><text:bookmark-start text:name="__RefHeading___Toc8249_854979257"/>27.3 Защита персональных и служебных данных<text:bookmark-end text:name="__RefHeading___Toc8249_854979257"/></text:h>
      <text:p text:style-name="Standard"><text:soft-page-break/></text:p>
      <text:p text:style-name="BodyText">Даже если система используется только внутри организации, в ней могут обрабатываться:</text:p>
      <text:p text:style-name="BulletText">- имена пользователей;</text:p>
      <text:p text:style-name="BulletText">- адреса электронной почты;</text:p>
      <text:p text:style-name="BulletText">- учетные данные;</text:p>
      <text:p text:style-name="BulletText">- описания инцидентов и внутренних проблем.</text:p>
      <text:p text:style-name="Standard"/>
      <text:p text:style-name="BodyText">Это означает, что при эксплуатации необходимо соблюдать аккуратность в работе с данными, ограничивать несанкционированный доступ и не допускать публикации конфиденциальных настроек в открытом репозитории.</text:p>
      <text:p text:style-name="Standard"/>
      <text:h text:style-name="Heading2Custom" text:outline-level="2"><text:bookmark-start text:name="__RefHeading___Toc8251_854979257"/>27.4 Требования к организации рабочего места разработчика<text:bookmark-end text:name="__RefHeading___Toc8251_854979257"/></text:h>
      <text:p text:style-name="Standard"/>
      <text:p text:style-name="BodyText">Разработка программного обеспечения выполняется за персональным компьютером, поэтому важно соблюдать базовые требования охраны труда:</text:p>
      <text:p text:style-name="BulletText">- рабочее место должно иметь достаточное освещение;</text:p>
      <text:p text:style-name="BulletText">- монитор должен быть установлен на комфортном расстоянии;</text:p>
      <text:p text:style-name="BulletText">- высота стола и кресла должна обеспечивать удобную посадку;</text:p>
      <text:p text:style-name="BulletText">- необходимо делать регулярные перерывы при длительной работе за экраном;</text:p>
      <text:p text:style-name="BulletText">- следует избегать перегрузки зрения и статического перенапряжения.</text:p>
      <text:p text:style-name="Standard"/>
      <text:p text:style-name="BodyText">Эти рекомендации не являются формальностью: при длительной работе над программным проектом они напрямую влияют на работоспособность и качество результата.</text:p>
      <text:p text:style-name="Standard"/>
      <text:h text:style-name="Heading2Custom" text:outline-level="2"><text:bookmark-start text:name="__RefHeading___Toc8253_854979257"/>27.5 Электробезопасность<text:bookmark-end text:name="__RefHeading___Toc8253_854979257"/></text:h>
      <text:p text:style-name="Standard"/>
      <text:p text:style-name="BodyText">При эксплуатации компьютерного оборудования необходимо соблюдать типовые меры электробезопасности:</text:p>
      <text:p text:style-name="BulletText">- использовать исправные кабели и блоки питания;</text:p>
      <text:p text:style-name="BulletText"><text:soft-page-break/>- не допускать работы оборудования с поврежденной изоляцией;</text:p>
      <text:p text:style-name="BulletText">- исключать перегрузку сетевых фильтров;</text:p>
      <text:p text:style-name="BulletText">- отключать оборудование при выявлении признаков неисправности;</text:p>
      <text:p text:style-name="BulletText">- не выполнять подключение и обслуживание устройств влажными руками.</text:p>
      <text:p text:style-name="Standard"/>
      <text:h text:style-name="Heading2Custom" text:outline-level="2"><text:bookmark-start text:name="__RefHeading___Toc8255_854979257"/>27.6 Пожарная безопасность<text:bookmark-end text:name="__RefHeading___Toc8255_854979257"/></text:h>
      <text:p text:style-name="Standard"/>
      <text:p text:style-name="BodyText">Поскольку программная разработка выполняется на электронном оборудовании, требуется учитывать и базовые меры пожарной безопасности:</text:p>
      <text:p text:style-name="BulletText">- не размещать оборудование вблизи источников открытого огня;</text:p>
      <text:p text:style-name="BulletText">- не закрывать вентиляционные отверстия устройств;</text:p>
      <text:p text:style-name="BulletText">- использовать только исправные удлинители и сетевые фильтры;</text:p>
      <text:p text:style-name="BulletText">- отключать питание при длительном неиспользовании техники;</text:p>
      <text:p text:style-name="BulletText">- знать расположение средств пожаротушения в помещении.</text:p>
      <text:p text:style-name="Standard"/>
      <text:h text:style-name="Heading2Custom" text:outline-level="2"><text:bookmark-start text:name="__RefHeading___Toc8257_854979257"/>27.7 Экологические аспекты<text:bookmark-end text:name="__RefHeading___Toc8257_854979257"/></text:h>
      <text:p text:style-name="Standard"/>
      <text:p text:style-name="BodyText">Для программного проекта экологическая составляющая выражается прежде всего косвенно:</text:p>
      <text:p text:style-name="BulletText">- снижение бумажного документооборота за счет цифровой регистрации заявок;</text:p>
      <text:p text:style-name="BulletText">- уменьшение числа дублирующих записей на бумажных носителях;</text:p>
      <text:p text:style-name="BulletText">- повышение прозрачности процесса без дополнительного расхода материалов;</text:p>
      <text:p text:style-name="BulletText">- возможность более рационального планирования технических работ и закупок.</text:p>
      <text:p text:style-name="Standard"/>
      <text:p text:style-name="BodyText">Таким образом, даже небольшая информационная система может способствовать более рациональной организации деятельности и снижению избыточного использования бумажных ресурсов.</text:p>
      <text:p text:style-name="Standard"/>
      <text:h text:style-name="Heading2Custom" text:outline-level="2"><text:bookmark-start text:name="__RefHeading___Toc8259_854979257"/>27.8 Вывод по разделу<text:bookmark-end text:name="__RefHeading___Toc8259_854979257"/></text:h>
      <text:p text:style-name="Standard"><text:soft-page-break/></text:p>
      <text:p text:style-name="BodyText">Учет вопросов информационной безопасности, охраны труда и экологических аспектов делает проект более зрелым с инженерной точки зрения. Это показывает, что разработка рассматривается не только как написание кода, но и как создание решения, которое должно быть безопасным, удобным и ответственным по отношению к пользователю и среде эксплуатации.</text:p>
      <text:p text:style-name="Standard"/>
      <text:p text:style-name="Standard"/>
      <text:p text:style-name="Standard"/>
      <text:h text:style-name="Heading1Custom" text:outline-level="1"><text:bookmark-start text:name="__RefHeading___Toc8261_854979257"/>28. Материалы для итоговой демонстрации и защиты<text:bookmark-end text:name="__RefHeading___Toc8261_854979257"/></text:h>
      <text:p text:style-name="Standard"/>
      <text:h text:style-name="Heading2Custom" text:outline-level="2"><text:bookmark-start text:name="__RefHeading___Toc8263_854979257"/>28.1 Общая логика подготовки к защите<text:bookmark-end text:name="__RefHeading___Toc8263_854979257"/></text:h>
      <text:p text:style-name="Standard"/>
      <text:p text:style-name="BodyText">Для успешной защиты выпускной квалификационной работы важно не только наличие готового программного продукта, но и грамотная демонстрация. Проверяющая комиссия оценивает не только код, но и уровень владения темой, понимание предметной области, качество документации и способность логично представить результат.</text:p>
      <text:p text:style-name="Standard"/>
      <text:h text:style-name="Heading2Custom" text:outline-level="2"><text:bookmark-start text:name="__RefHeading___Toc8265_854979257"/>28.2 Что следует показать на демонстрации<text:bookmark-end text:name="__RefHeading___Toc8265_854979257"/></text:h>
      <text:p text:style-name="Standard"/>
      <text:p text:style-name="BodyText">На защите рекомендуется продемонстрировать:</text:p>
      <text:p text:style-name="BulletText">- страницу входа;</text:p>
      <text:p text:style-name="BulletText">- список заявок;</text:p>
      <text:p text:style-name="BulletText">- форму создания новой заявки;</text:p>
      <text:p text:style-name="BulletText">- карточку одной заявки;</text:p>
      <text:p text:style-name="BulletText">- обработку обращения менеджером корпуса или администратором;</text:p>
      <text:p text:style-name="BulletText">- структуру проекта;</text:p>
      <text:p text:style-name="BulletText">- миграции базы данных;</text:p>
      <text:p text:style-name="BulletText">- ключевые маршруты приложения;</text:p>
      <text:p text:style-name="BulletText">- краткое пояснение архитектурных решений.</text:p>
      <text:p text:style-name="Standard"/>
      <text:h text:style-name="Heading2Custom" text:outline-level="2"><text:bookmark-start text:name="__RefHeading___Toc8267_854979257"/>28.3 Рекомендуемая последовательность выступления<text:bookmark-end text:name="__RefHeading___Toc8267_854979257"/></text:h>
      <text:p text:style-name="Standard"/>
      <text:p text:style-name="BodyText">Выступление можно выстроить следующим образом:</text:p>
      <text:p text:style-name="NumberText">1. кратко описать проблему и актуальность темы;</text:p>
      <text:p text:style-name="NumberText">2. сформулировать цель и задачи проекта;</text:p>
      <text:p text:style-name="NumberText">3. показать выбранный стек технологий;</text:p>
      <text:p text:style-name="NumberText">4. объяснить структуру базы данных;</text:p>
      <text:p text:style-name="NumberText">5. продемонстрировать основные пользовательские сценарии;</text:p>
      <text:p text:style-name="NumberText">6. отметить меры безопасности и валидации;</text:p>
      <text:p text:style-name="NumberText"><text:soft-page-break/>7. рассказать о перспективах развития системы;</text:p>
      <text:p text:style-name="NumberText">8. завершить выводами о практической значимости.</text:p>
      <text:p text:style-name="Standard"/>
      <text:h text:style-name="Heading2Custom" text:outline-level="2"><text:bookmark-start text:name="__RefHeading___Toc8269_854979257"/>28.4 Подготовка демонстрационных данных<text:bookmark-end text:name="__RefHeading___Toc8269_854979257"/></text:h>
      <text:p text:style-name="Standard"/>
      <text:p text:style-name="BodyText">Перед защитой необходимо заранее подготовить:</text:p>
      <text:p text:style-name="BulletText">- рабочую базу данных;</text:p>
      <text:p text:style-name="BulletText">- тестовые роли пользователя, менеджера и администратора;</text:p>
      <text:p text:style-name="BulletText">- несколько тестовых заявок;</text:p>
      <text:p text:style-name="BulletText">- корректно настроенный файл .env;</text:p>
      <text:p text:style-name="BulletText">- запущенное приложение без отладочных сбоев.</text:p>
      <text:p text:style-name="Standard"/>
      <text:p text:style-name="BodyText">Это особенно важно, поскольку даже хорошая система может произвести слабое впечатление, если демонстрация сорвется из-за отсутствия данных или ошибок конфигурации.</text:p>
      <text:p text:style-name="Standard"/>
      <text:h text:style-name="Heading2Custom" text:outline-level="2"><text:bookmark-start text:name="__RefHeading___Toc8271_854979257"/>28.5 Вопросы, к которым стоит быть готовым<text:bookmark-end text:name="__RefHeading___Toc8271_854979257"/></text:h>
      <text:p text:style-name="Standard"/>
      <text:p text:style-name="BodyText">Во время защиты могут быть заданы вопросы:</text:p>
      <text:p text:style-name="BulletText">- почему выбран Laravel;</text:p>
      <text:p text:style-name="BulletText">- чем обоснован выбор MySQL;</text:p>
      <text:p text:style-name="BulletText">- как обеспечивается безопасность входа;</text:p>
      <text:p text:style-name="BulletText">- почему пока реализована только базовая версия;</text:p>
      <text:p text:style-name="BulletText">- как система может быть расширена;</text:p>
      <text:p text:style-name="BulletText">- каким образом проект можно внедрять в организации;</text:p>
      <text:p text:style-name="BulletText">- в чем заключается практическая значимость работы.</text:p>
      <text:p text:style-name="Standard"/>
      <text:p text:style-name="BodyText">Наличие ответов на эти вопросы усиливает впечатление от проекта и показывает уверенное владение материалом.</text:p>
      <text:p text:style-name="Standard"/>
      <text:h text:style-name="Heading2Custom" text:outline-level="2"><text:bookmark-start text:name="__RefHeading___Toc8273_854979257"/>28.6 Итоговое значение демонстрационной подготовки<text:bookmark-end text:name="__RefHeading___Toc8273_854979257"/></text:h>
      <text:p text:style-name="Standard"/>
      <text:p text:style-name="BodyText"><text:soft-page-break/>Хорошо подготовленная защита превращает проект из просто работающего приложения в полноценный квалификационный результат. Поэтому внимание к структуре выступления, визуальному виду интерфейса и согласованности документации является не менее важным, чем качество самой программной реализации.</text:p>
      <text:p text:style-name="Standard"/>
      <text:p text:style-name="Standard"/>
      <text:p text:style-name="Standard"/>
      <text:h text:style-name="P3" text:outline-level="1"><text:bookmark-start text:name="__RefHeading___Toc8275_854979257"/>Библиография<text:bookmark-end text:name="__RefHeading___Toc8275_854979257"/></text:h>
      <text:p text:style-name="Standard"/>
      <text:p text:style-name="NumberText">1. Laravel Documentation. – URL: https://laravel.com/docs/11.x (дата обращения: 15.03.2026).</text:p>
      <text:p text:style-name="NumberText">2. PHP Documentation. – URL: https://www.php.net/docs.php (дата обращения: 15.03.2026).</text:p>
      <text:p text:style-name="NumberText">3. MySQL 8.0 Reference Manual. – URL: https://dev.mysql.com/doc/ (дата обращения: 15.03.2026).</text:p>
      <text:p text:style-name="NumberText">4. Федорова Г. Н. Разработка, внедрение и адаптация программного обеспечения отраслевой направленности. – Москва : Академия, 2023. – 320 с.</text:p>
      <text:p text:style-name="NumberText">5. Кузин А. В., Юсупов Р. Р. Базы данных : учебное пособие. – Москва : Форум, 2022. – 304 с.</text:p>
      <text:p text:style-name="NumberText">6. Сафонов В. О. Основы современных web-технологий. – Санкт-Петербург : Питер, 2022. – 416 с.</text:p>
      <text:p text:style-name="NumberText">7. ГОСТ 2.105-2019. Единая система конструкторской документации. Общие требования к текстовым документам. – Москва : Стандартинформ, 2019.</text:p>
      <text:p text:style-name="NumberText">8. ГОСТ Р 7.0.5-2008. Библиографическая ссылка. Общие требования и правила составления. – Москва : Стандартинформ, 2008.</text:p>
      <text:p text:style-name="NumberText">9. Марков А. С., Семенов И. П. Проектирование информационных систем : учебник. – Москва : КноРус, 2021. – 368 с.</text:p>
      <text:p text:style-name="NumberText">10. Соммервилл И. Инженерия программного обеспечения. – Москва : Вильямс, 2019. – 560 с.</text:p>
      <text:p text:style-name="NumberText">11. Chacon S., Straub B. Pro Git. – URL: https://git-scm.com/book/ru/v2 (дата обращения: 16.03.2026).</text:p>
      <text:p text:style-name="Standard"/>
      <text:p text:style-name="Standard"/>
      <text:p text:style-name="Standard"/>
      <text:h text:style-name="CenteredHeading1Custom" text:outline-level="1"><text:bookmark-start text:name="__RefHeading___Toc8277_854979257"/>Приложение А. Структура проекта<text:bookmark-end text:name="__RefHeading___Toc8277_854979257"/></text:h>
      <text:p text:style-name="Standard"/>
      <text:p text:style-name="BulletText">- app/Http/Controllers/AuthController.php — обработка входа и выхода;</text:p>
      <text:p text:style-name="BulletText">- app/Http/Controllers/TicketController.php — вывод списка, просмотр, создание и обработка заявок;</text:p>
      <text:p text:style-name="BulletText">- app/Http/Controllers/Controller.php — базовый контроллер;</text:p>
      <text:p text:style-name="BulletText">- app/Models/User.php — модель пользователя для аутентификации;</text:p>
      <text:p text:style-name="BulletText">- app/Models/Ticket.php — модель заявки;</text:p>
      <text:p text:style-name="BulletText">- database/migrations/2025_12_31_235959_create_users_table.php — таблица пользователей;</text:p>
      <text:p text:style-name="BulletText">- database/migrations/2026_01_01_000000_create_tickets_table.php — таблица заявок;</text:p>
      <text:p text:style-name="BulletText">- database/migrations/2026_03_30_180000_add_campus_and_assignment_fields.php — расширение структуры пользователей и заявок;</text:p>
      <text:p text:style-name="BulletText">- database/migrations/2026_03_15_133714_create_sessions_table.php — таблица сессий;</text:p>
      <text:p text:style-name="BulletText">- database/seeders/DatabaseSeeder.php — тестовые роли и демонстрационные заявки;</text:p>
      <text:p text:style-name="BulletText">- resources/views/layouts/app.blade.php — общий layout;</text:p>
      <text:p text:style-name="BulletText">- resources/views/login.blade.php — страница входа;</text:p>
      <text:p text:style-name="BulletText">- resources/views/tickets/index.blade.php — список заявок;</text:p>
      <text:p text:style-name="BulletText">- resources/views/tickets/create.blade.php — форма создания заявки;</text:p>
      <text:p text:style-name="BulletText">- resources/views/tickets/show.blade.php — карточка заявки;</text:p>
      <text:p text:style-name="BulletText">- resources/views/tickets/edit.blade.php — форма обработки заявки;</text:p>
      <text:p text:style-name="BulletText">- routes/web.php — web-маршруты;</text:p>
      <text:p text:style-name="BulletText">- public/index.php — точка входа.</text:p>
      <text:p text:style-name="Standard"/>
      <text:h text:style-name="CenteredHeading1Custom" text:outline-level="1"><text:bookmark-start text:name="__RefHeading___Toc8279_854979257"/>Приложение Б. Основные сценарии использования<text:bookmark-end text:name="__RefHeading___Toc8279_854979257"/></text:h>
      <text:p text:style-name="Standard"/>
      <text:h text:style-name="Heading2Custom" text:outline-level="2"><text:bookmark-start text:name="__RefHeading___Toc8281_854979257"/>Сценарий 1. Вход пользователя<text:bookmark-end text:name="__RefHeading___Toc8281_854979257"/></text:h>
      <text:p text:style-name="Standard"/>
      <text:p text:style-name="NumberText">1. Пользователь открывает страницу входа.</text:p>
      <text:p text:style-name="NumberText">2. Вводит email и пароль.</text:p>
      <text:p text:style-name="NumberText">3. Система проверяет корректность данных.</text:p>
      <text:p text:style-name="NumberText">4. При успехе создается сессия.</text:p>
      <text:p text:style-name="NumberText">5. Пользователь перенаправляется к списку заявок.</text:p>
      <text:p text:style-name="Standard"/>
      <text:h text:style-name="Heading2Custom" text:outline-level="2"><text:bookmark-start text:name="__RefHeading___Toc8283_854979257"/>Сценарий 2. Создание заявки<text:bookmark-end text:name="__RefHeading___Toc8283_854979257"/></text:h>
      <text:p text:style-name="Standard"/>
      <text:p text:style-name="NumberText">1. Пользователь открывает форму создания.</text:p>
      <text:p text:style-name="NumberText">2. Заполняет заголовок, описание, приоритет, корпус и кабинет.</text:p>
      <text:p text:style-name="NumberText">3. Система выполняет валидацию.</text:p>
      <text:p text:style-name="NumberText">4. После успешной проверки заявка сохраняется в базе со статусом open.</text:p>
      <text:p text:style-name="NumberText">5. Пользователь возвращается к списку заявок с сообщением об успехе.</text:p>
      <text:p text:style-name="Standard"/>
      <text:h text:style-name="Heading2Custom" text:outline-level="2"><text:bookmark-start text:name="__RefHeading___Toc8285_854979257"/>Сценарий 3. Выход из системы<text:bookmark-end text:name="__RefHeading___Toc8285_854979257"/></text:h>
      <text:p text:style-name="Standard"/>
      <text:p text:style-name="NumberText">1. Пользователь нажимает кнопку выхода.</text:p>
      <text:p text:style-name="NumberText">2. Сессия аннулируется.</text:p>
      <text:p text:style-name="NumberText">3. Пользователь перенаправляется на страницу входа.</text:p>
      <text:p text:style-name="Standard"/>
      <text:h text:style-name="Heading1Custom" text:outline-level="1"><text:bookmark-start text:name="__RefHeading___Toc8287_854979257"/>30. Рекомендации по расширению печатной версии<text:bookmark-end text:name="__RefHeading___Toc8287_854979257"/></text:h>
      <text:p text:style-name="Standard"/>
      <text:p text:style-name="BodyText">Так как итоговое число листов зависит от параметров оформления в текстовом редакторе, при подготовке печатной версии рекомендуется:</text:p>
      <text:p text:style-name="BulletText">- использовать шрифт 14 pt;</text:p>
      <text:p text:style-name="BulletText">- межстрочный интервал 1.5;</text:p>
      <text:p text:style-name="BulletText">- поля по требованиям образовательной организации;</text:p>
      <text:p text:style-name="BulletText">- добавить титульный лист, содержание, список сокращений;</text:p>
      <text:p text:style-name="BulletText">- дополнить документ схемами БД, диаграммами вариантов использования, диаграммой компонентов и скриншотами интерфейса;</text:p>
      <text:p text:style-name="BulletText">- вынести листинги ключевых файлов в приложения;</text:p>
      <text:p text:style-name="BulletText">- включить список литературы и нормативных источников.</text:p>
      <text:p text:style-name="Standard"/>
      <text:p text:style-name="BodyText">При таком оформлении данный материал уже служит объемной содержательной основой, которую можно без проблем развернуть в полноценную пояснительную записку большого объема.</text:p>
      <text:p text:style-name="Standard"/>
      <text:h text:style-name="Heading1Custom" text:outline-level="1"><text:bookmark-start text:name="__RefHeading___Toc8289_854979257"/>31. Рекомендуемые иллюстрации для финальной версии<text:bookmark-end text:name="__RefHeading___Toc8289_854979257"/></text:h>
      <text:p text:style-name="Standard"/>
      <text:p text:style-name="BodyText">В окончательный печатный вариант целесообразно включить следующие материалы:</text:p>
      <text:p text:style-name="BulletText">- скриншот страницы входа;</text:p>
      <text:p text:style-name="BulletText">- скриншот списка заявок;</text:p>
      <text:p text:style-name="BulletText">- скриншот формы создания заявки;</text:p>
      <text:p text:style-name="BulletText">- скриншот карточки заявки;</text:p>
      <text:p text:style-name="BulletText">- скриншот страницы обработки заявки;</text:p>
      <text:p text:style-name="BulletText">- схема структуры базы данных;</text:p>
      <text:p text:style-name="BulletText">- схема маршрутов пользовательского взаимодействия;</text:p>
      <text:p text:style-name="BulletText">- фрагменты ключевых листингов проекта;</text:p>
      <text:p text:style-name="BulletText">- таблицу тестовых сценариев;</text:p>
      <text:p text:style-name="BulletText">- диаграмму этапов жизненного цикла заявки.</text:p>
      <text:p text:style-name="Standard"/>
      <text:p text:style-name="BodyText">Наличие таких приложений сделает итоговую версию более наглядной и приблизит ее к полноценному формату ВКР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class="extra">
      <style:paragraph-properties fo:margin-left="0cm" fo:margin-right="0cm" fo:text-align="end" style:justify-single-word="false"/>
      <style:text-properties fo:font-size="12pt"/>
    </style:style>
    <style:style style:name="BodyText" style:family="paragraph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/>
    </style:style>
    <style:style style:name="Heading1Custom" style:family="paragraph">
      <style:paragraph-properties fo:margin-top="0cm" fo:margin-bottom="0cm" style:contextual-spacing="false" fo:text-align="justify" style:justify-single-word="false" fo:break-before="page"/>
      <style:text-properties fo:font-size="16pt" fo:font-weight="bold"/>
    </style:style>
    <style:style style:name="CenteredHeading1Custom" style:family="paragraph">
      <style:paragraph-properties fo:margin-top="0cm" fo:margin-bottom="0cm" style:contextual-spacing="false" fo:text-align="center" style:justify-single-word="false" fo:break-before="page"/>
      <style:text-properties fo:font-size="16pt" fo:font-weight="bold"/>
    </style:style>
    <style:style style:name="Heading2Custom" style:family="paragraph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6pt" fo:font-weight="bold"/>
    </style:style>
    <style:style style:name="TocTitle" style:family="paragraph">
      <style:paragraph-properties fo:margin-top="0cm" fo:margin-bottom="0cm" style:contextual-spacing="false" fo:text-align="center" style:justify-single-word="false" fo:break-before="page"/>
      <style:text-properties fo:font-size="16pt" fo:font-weight="bold"/>
    </style:style>
    <style:style style:name="Contents_5f_20_5f_1" style:display-name="Contents_20_1" style:family="paragraph">
      <style:paragraph-properties fo:margin-left="0cm" fo:margin-right="0cm" fo:line-height="150%" fo:text-align="justify" style:justify-single-word="false" fo:text-indent="0cm" style:auto-text-indent="false"/>
      <style:text-properties fo:font-size="14pt"/>
    </style:style>
    <style:style style:name="Contents_5f_20_5f_2" style:display-name="Contents_20_2" style:family="paragraph">
      <style:paragraph-properties fo:margin-left="0cm" fo:margin-right="0cm" fo:line-height="150%" fo:text-align="justify" style:justify-single-word="false" fo:text-indent="0cm" style:auto-text-indent="false"/>
      <style:text-properties fo:font-size="14pt"/>
    </style:style>
    <style:style style:name="Contents_5f_20_5f_Heading" style:display-name="Contents_20_Heading" style:family="paragraph">
      <style:paragraph-properties fo:margin-top="0cm" fo:margin-bottom="0cm" style:contextual-spacing="false" fo:line-height="150%" fo:text-align="center" style:justify-single-word="false"/>
      <style:text-properties fo:font-size="16pt" fo:font-weight="bold"/>
    </style:style>
    <style:style style:name="BulletText" style:family="paragraph">
      <style:paragraph-properties fo:margin-left="1.251cm" fo:line-height="150%" fo:text-align="justify" style:justify-single-word="false" fo:text-indent="-0.63cm" style:auto-text-indent="false"/>
      <style:text-properties fo:font-size="14pt"/>
    </style:style>
    <style:style style:name="NumberText" style:family="paragraph">
      <style:paragraph-properties fo:margin-left="1.251cm" fo:line-height="150%" fo:text-align="justify" style:justify-single-word="false" fo:text-indent="-0.63cm" style:auto-text-indent="false"/>
      <style:text-properties fo:font-size="14pt"/>
    </style:style>
    <style:style style:name="CodeText" style:family="paragraph">
      <style:paragraph-properties fo:margin-left="1.251cm" fo:line-height="100%" fo:text-align="start" style:justify-single-word="false" fo:text-indent="0cm" style:auto-text-indent="false"/>
      <style:text-properties fo:font-size="12pt"/>
    </style:style>
    <style:style style:name="PageBreakOnly" style:family="paragraph">
      <style:paragraph-properties fo:break-after="pag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a6351" officeooo:paragraph-rsid="001a635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X86_64 LibreOffice_project/8ca8d55c161d602844f5428fa4b58097424e324e</meta:generator>
    <dc:date>2026-04-02T23:24:38.381619000</dc:date>
    <meta:editing-duration>PT18M36S</meta:editing-duration>
    <meta:editing-cycles>5</meta:editing-cycles>
    <meta:print-date>2026-04-02T23:24:25.121284000</meta:print-date>
    <meta:printed-by>PDF files</meta:printed-by>
    <meta:document-statistic meta:table-count="0" meta:image-count="0" meta:object-count="0" meta:page-count="88" meta:paragraph-count="1426" meta:word-count="9498" meta:character-count="73050" meta:non-whitespace-character-count="64813"/>
  </office:meta>
</office:document-meta>
</file>